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00000002099A0A4DA7EB6FA7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Droid Sans Fallback" svg:font-family="'Droid Sans Fallback', 'MS Mincho'" style:font-pitch="variable"/>
    <style:font-face style:name="FreeSans" svg:font-family="FreeSans, 'MS Mincho'" style:font-pitch="variable"/>
    <style:font-face style:name="Liberation Serif" svg:font-family="'Liberation Serif', 'Times New Roman'" style:font-family-generic="roman" style:font-pitch="variable"/>
    <style:font-face style:name="Tinos" svg:font-family="Tinos"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Droid Sans Fallback1" svg:font-family="'Droid Sans Fallback'" style:font-family-generic="system" style:font-pitch="variable"/>
  </office:font-face-decls>
  <office:automatic-styles>
    <style:style style:name="P1" style:family="paragraph" style:parent-style-name="Standard">
      <style:text-properties officeooo:paragraph-rsid="00bb9aa7"/>
    </style:style>
    <style:style style:name="P2" style:family="paragraph" style:parent-style-name="Standard">
      <style:text-properties officeooo:paragraph-rsid="00d5a8b8"/>
    </style:style>
    <style:style style:name="P3" style:family="paragraph" style:parent-style-name="Standard">
      <style:text-properties fo:language="en" fo:country="US" fo:font-style="normal" fo:font-weight="normal" officeooo:rsid="00f01a87" officeooo:paragraph-rsid="00f01a87" style:font-style-asian="normal" style:font-weight-asian="normal" style:font-style-complex="normal" style:font-weight-complex="normal"/>
    </style:style>
    <style:style style:name="P4" style:family="paragraph" style:parent-style-name="Standard">
      <style:text-properties fo:language="en" fo:country="US" fo:font-style="normal" fo:font-weight="normal" officeooo:rsid="007b1736" officeooo:paragraph-rsid="00f01a87" style:font-style-asian="normal" style:font-weight-asian="normal" style:font-style-complex="normal" style:font-weight-complex="normal"/>
    </style:style>
    <style:style style:name="P5" style:family="paragraph" style:parent-style-name="Standard">
      <style:text-properties fo:language="en" fo:country="US" fo:font-style="normal" fo:font-weight="normal" officeooo:rsid="007b1736" officeooo:paragraph-rsid="01a218d8" style:font-style-asian="normal" style:font-weight-asian="normal" style:font-style-complex="normal" style:font-weight-complex="normal"/>
    </style:style>
    <style:style style:name="P6" style:family="paragraph" style:parent-style-name="Standard">
      <style:text-properties fo:language="en" fo:country="US" fo:font-style="normal" fo:font-weight="normal" officeooo:rsid="012c5f05" officeooo:paragraph-rsid="018a9f1d" style:font-style-asian="normal" style:font-weight-asian="normal" style:font-style-complex="normal" style:font-weight-complex="normal"/>
    </style:style>
    <style:style style:name="P7" style:family="paragraph" style:parent-style-name="Standard">
      <style:text-properties fo:language="en" fo:country="US" fo:font-style="normal" fo:font-weight="normal" officeooo:rsid="01921036" officeooo:paragraph-rsid="01921036" style:font-style-asian="normal" style:font-weight-asian="normal" style:font-style-complex="normal" style:font-weight-complex="normal"/>
    </style:style>
    <style:style style:name="P8" style:family="paragraph" style:parent-style-name="Standard">
      <style:text-properties fo:language="en" fo:country="US" fo:font-style="normal" fo:font-weight="normal" officeooo:paragraph-rsid="01231e03" style:font-style-asian="normal" style:font-weight-asian="normal" style:font-style-complex="normal" style:font-weight-complex="normal"/>
    </style:style>
    <style:style style:name="P9" style:family="paragraph" style:parent-style-name="Standard">
      <style:text-properties fo:language="en" fo:country="US" fo:font-style="normal" fo:font-weight="bold" officeooo:paragraph-rsid="0179cf02" style:font-style-asian="normal" style:font-weight-asian="bold" style:font-style-complex="normal" style:font-weight-complex="bold"/>
    </style:style>
    <style:style style:name="P10" style:family="paragraph" style:parent-style-name="Standard">
      <style:text-properties fo:language="en" fo:country="US" fo:font-weight="bold" style:font-weight-asian="bold" style:font-weight-complex="bold"/>
    </style:style>
    <style:style style:name="P11" style:family="paragraph" style:parent-style-name="Standard">
      <style:text-properties fo:language="en" fo:country="US" fo:font-weight="bold" officeooo:rsid="019705ae" officeooo:paragraph-rsid="0197a793" style:font-weight-asian="bold" style:font-weight-complex="bold"/>
    </style:style>
    <style:style style:name="P12" style:family="paragraph" style:parent-style-name="Standard">
      <style:text-properties fo:language="en" fo:country="US" fo:font-weight="bold" officeooo:paragraph-rsid="01273c89" style:font-weight-asian="bold" style:font-weight-complex="bold"/>
    </style:style>
    <style:style style:name="P13" style:family="paragraph" style:parent-style-name="Standard">
      <style:text-properties fo:language="en" fo:country="US" fo:font-weight="bold" officeooo:rsid="00416a9a" officeooo:paragraph-rsid="019d6cf4" style:font-weight-asian="bold" style:font-weight-complex="bold"/>
    </style:style>
    <style:style style:name="P14" style:family="paragraph" style:parent-style-name="Standard">
      <style:text-properties fo:language="en" fo:country="US" fo:font-weight="bold" officeooo:rsid="019354f9" officeooo:paragraph-rsid="019354f9" style:font-weight-asian="bold" style:font-weight-complex="bold"/>
    </style:style>
    <style:style style:name="P15" style:family="paragraph" style:parent-style-name="Standard">
      <style:text-properties fo:language="en" fo:country="US" fo:font-weight="bold" officeooo:rsid="019354f9" officeooo:paragraph-rsid="01fbbb22" style:font-weight-asian="bold" style:font-weight-complex="bold"/>
    </style:style>
    <style:style style:name="P16" style:family="paragraph" style:parent-style-name="Standard">
      <style:text-properties fo:language="en" fo:country="US" fo:font-weight="normal" style:font-weight-asian="normal" style:font-weight-complex="normal"/>
    </style:style>
    <style:style style:name="P17" style:family="paragraph" style:parent-style-name="Standard">
      <style:text-properties fo:language="en" fo:country="US" fo:font-weight="normal" officeooo:rsid="0093fb0b" officeooo:paragraph-rsid="0093fb0b" style:font-weight-asian="normal" style:font-weight-complex="normal"/>
    </style:style>
    <style:style style:name="P18" style:family="paragraph" style:parent-style-name="Standard">
      <style:text-properties fo:language="en" fo:country="US" fo:font-weight="normal" officeooo:paragraph-rsid="0099230b" style:font-weight-asian="normal" style:font-weight-complex="normal"/>
    </style:style>
    <style:style style:name="P19" style:family="paragraph" style:parent-style-name="Standard">
      <style:text-properties fo:language="en" fo:country="US" fo:font-weight="normal" officeooo:rsid="0067fb71" officeooo:paragraph-rsid="006cf7ca" style:font-weight-asian="normal" style:font-weight-complex="normal"/>
    </style:style>
    <style:style style:name="P20" style:family="paragraph" style:parent-style-name="Standard">
      <style:text-properties fo:language="en" fo:country="US" fo:font-weight="normal" officeooo:rsid="0067fb71" officeooo:paragraph-rsid="0067fb71" style:font-weight-asian="normal" style:font-weight-complex="normal"/>
    </style:style>
    <style:style style:name="P21" style:family="paragraph" style:parent-style-name="Standard">
      <style:text-properties fo:language="en" fo:country="US" fo:font-weight="normal" officeooo:rsid="00445c58" officeooo:paragraph-rsid="00445c58" style:font-weight-asian="normal" style:font-weight-complex="normal"/>
    </style:style>
    <style:style style:name="P22" style:family="paragraph" style:parent-style-name="Standard">
      <style:text-properties fo:language="en" fo:country="US" fo:font-weight="normal" officeooo:rsid="00eb0c35" officeooo:paragraph-rsid="00eb0c35" style:font-weight-asian="normal" style:font-weight-complex="normal"/>
    </style:style>
    <style:style style:name="P23" style:family="paragraph" style:parent-style-name="Standard">
      <style:text-properties fo:language="en" fo:country="US" fo:font-weight="normal" officeooo:rsid="00eb0c35" officeooo:paragraph-rsid="011032d2" style:font-weight-asian="normal" style:font-weight-complex="normal"/>
    </style:style>
    <style:style style:name="P24" style:family="paragraph" style:parent-style-name="Standard">
      <style:text-properties fo:language="en" fo:country="US" fo:font-weight="normal" officeooo:rsid="00eb0c35" officeooo:paragraph-rsid="012c09ea" style:font-weight-asian="normal" style:font-weight-complex="normal"/>
    </style:style>
    <style:style style:name="P25" style:family="paragraph" style:parent-style-name="Standard">
      <style:text-properties fo:language="en" fo:country="US" fo:font-weight="normal" officeooo:rsid="00eb0c35" officeooo:paragraph-rsid="01807a6e" style:font-weight-asian="normal" style:font-weight-complex="normal"/>
    </style:style>
    <style:style style:name="P26" style:family="paragraph" style:parent-style-name="Standard">
      <style:text-properties fo:language="en" fo:country="US" fo:font-weight="normal" officeooo:paragraph-rsid="00297b7c" style:font-weight-asian="normal" style:font-weight-complex="normal"/>
    </style:style>
    <style:style style:name="P27" style:family="paragraph" style:parent-style-name="Standard">
      <style:text-properties fo:language="en" fo:country="US" fo:font-weight="normal" officeooo:rsid="00297b7c" officeooo:paragraph-rsid="00297b7c" style:font-weight-asian="normal" style:font-weight-complex="normal"/>
    </style:style>
    <style:style style:name="P28" style:family="paragraph" style:parent-style-name="Standard">
      <style:text-properties fo:language="en" fo:country="US" fo:font-weight="normal" officeooo:rsid="0018d62d" officeooo:paragraph-rsid="001e80d6" style:font-weight-asian="normal" style:font-weight-complex="normal"/>
    </style:style>
    <style:style style:name="P29" style:family="paragraph" style:parent-style-name="Standard">
      <style:text-properties fo:language="en" fo:country="US" fo:font-weight="normal" officeooo:paragraph-rsid="001e80d6" style:font-weight-asian="normal" style:font-weight-complex="normal"/>
    </style:style>
    <style:style style:name="P30" style:family="paragraph" style:parent-style-name="Standard">
      <style:text-properties fo:language="en" fo:country="US" fo:font-weight="normal" officeooo:rsid="00de60a5" officeooo:paragraph-rsid="00e232f6" style:font-weight-asian="normal" style:font-weight-complex="normal"/>
    </style:style>
    <style:style style:name="P31" style:family="paragraph" style:parent-style-name="Standard">
      <style:text-properties fo:language="en" fo:country="US" fo:font-weight="normal" officeooo:rsid="00de60a5" officeooo:paragraph-rsid="01706f13" style:font-weight-asian="normal" style:font-weight-complex="normal"/>
    </style:style>
    <style:style style:name="P32" style:family="paragraph" style:parent-style-name="Standard">
      <style:text-properties fo:language="en" fo:country="US" fo:font-weight="normal" officeooo:paragraph-rsid="0096efbd" style:font-weight-asian="normal" style:font-weight-complex="normal"/>
    </style:style>
    <style:style style:name="P33" style:family="paragraph" style:parent-style-name="Standard">
      <style:text-properties fo:language="en" fo:country="US" fo:font-weight="normal" officeooo:paragraph-rsid="00ca3c87" style:font-weight-asian="normal" style:font-weight-complex="normal"/>
    </style:style>
    <style:style style:name="P34" style:family="paragraph" style:parent-style-name="Standard">
      <style:text-properties fo:language="en" fo:country="US" fo:font-weight="normal" officeooo:paragraph-rsid="00490dc1" style:font-weight-asian="normal" style:font-weight-complex="normal"/>
    </style:style>
    <style:style style:name="P35" style:family="paragraph" style:parent-style-name="Standard">
      <style:text-properties fo:language="en" fo:country="US" fo:font-weight="normal" officeooo:paragraph-rsid="00d5047e" style:font-weight-asian="normal" style:font-weight-complex="normal"/>
    </style:style>
    <style:style style:name="P36" style:family="paragraph" style:parent-style-name="Standard">
      <style:text-properties fo:language="en" fo:country="US" fo:font-weight="normal" officeooo:paragraph-rsid="00bb9aa7" style:font-weight-asian="normal" style:font-weight-complex="normal"/>
    </style:style>
    <style:style style:name="P37" style:family="paragraph" style:parent-style-name="Standard">
      <style:text-properties fo:language="en" fo:country="US" fo:font-weight="normal" officeooo:rsid="00b9a4eb" officeooo:paragraph-rsid="00bb9aa7" style:font-weight-asian="normal" style:font-weight-complex="normal"/>
    </style:style>
    <style:style style:name="P38" style:family="paragraph" style:parent-style-name="Standard">
      <style:text-properties fo:language="en" fo:country="US" fo:font-weight="normal" officeooo:rsid="00b9a4eb" officeooo:paragraph-rsid="01e3e910" style:font-weight-asian="normal" style:font-weight-complex="normal"/>
    </style:style>
    <style:style style:name="P39" style:family="paragraph" style:parent-style-name="Standard">
      <style:text-properties fo:language="en" fo:country="US" fo:font-weight="normal" officeooo:paragraph-rsid="0046a6e9" style:font-weight-asian="normal" style:font-weight-complex="normal"/>
    </style:style>
    <style:style style:name="P40" style:family="paragraph" style:parent-style-name="Standard">
      <style:text-properties fo:language="en" fo:country="US" fo:font-weight="normal" officeooo:rsid="0046a6e9" officeooo:paragraph-rsid="0046a6e9" style:font-weight-asian="normal" style:font-weight-complex="normal"/>
    </style:style>
    <style:style style:name="P41" style:family="paragraph" style:parent-style-name="Standard">
      <style:text-properties fo:language="en" fo:country="US" fo:font-weight="normal" officeooo:paragraph-rsid="00e5cf00" style:font-weight-asian="normal" style:font-weight-complex="normal"/>
    </style:style>
    <style:style style:name="P42" style:family="paragraph" style:parent-style-name="Standard">
      <style:text-properties fo:language="en" fo:country="US" fo:font-weight="normal" officeooo:paragraph-rsid="00e69d07" style:font-weight-asian="normal" style:font-weight-complex="normal"/>
    </style:style>
    <style:style style:name="P43" style:family="paragraph" style:parent-style-name="Standard">
      <style:text-properties fo:language="en" fo:country="US" fo:font-weight="normal" officeooo:paragraph-rsid="00e05a70" style:font-weight-asian="normal" style:font-weight-complex="normal"/>
    </style:style>
    <style:style style:name="P44" style:family="paragraph" style:parent-style-name="Standard">
      <style:text-properties fo:language="en" fo:country="US" fo:font-weight="normal" officeooo:paragraph-rsid="00b2418f" style:font-weight-asian="normal" style:font-weight-complex="normal"/>
    </style:style>
    <style:style style:name="P45" style:family="paragraph" style:parent-style-name="Standard">
      <style:text-properties fo:language="en" fo:country="US" fo:font-weight="normal" officeooo:rsid="00ad9fff" officeooo:paragraph-rsid="00ad9fff" style:font-weight-asian="normal" style:font-weight-complex="normal"/>
    </style:style>
    <style:style style:name="P46" style:family="paragraph" style:parent-style-name="Standard">
      <style:text-properties fo:language="en" fo:country="US" fo:font-weight="normal" officeooo:rsid="006a0d17" style:font-weight-asian="normal" style:font-weight-complex="normal"/>
    </style:style>
    <style:style style:name="P47" style:family="paragraph" style:parent-style-name="Standard">
      <style:text-properties fo:language="en" fo:country="US" fo:font-weight="normal" officeooo:paragraph-rsid="00b42388" style:font-weight-asian="normal" style:font-weight-complex="normal"/>
    </style:style>
    <style:style style:name="P48" style:family="paragraph" style:parent-style-name="Standard">
      <style:text-properties fo:language="en" fo:country="US" fo:font-weight="normal" officeooo:rsid="00e612a4" officeooo:paragraph-rsid="00dbcc10" style:font-weight-asian="normal" style:font-weight-complex="normal"/>
    </style:style>
    <style:style style:name="P49" style:family="paragraph" style:parent-style-name="Standard">
      <style:text-properties fo:language="en" fo:country="US" fo:font-weight="normal" officeooo:rsid="00e612a4" officeooo:paragraph-rsid="012637a7" style:font-weight-asian="normal" style:font-weight-complex="normal"/>
    </style:style>
    <style:style style:name="P50" style:family="paragraph" style:parent-style-name="Standard">
      <style:text-properties fo:language="en" fo:country="US" fo:font-weight="normal" officeooo:rsid="00584a6a" officeooo:paragraph-rsid="00860d8d" style:font-weight-asian="normal" style:font-weight-complex="normal"/>
    </style:style>
    <style:style style:name="P51" style:family="paragraph" style:parent-style-name="Standard">
      <style:text-properties fo:language="en" fo:country="US" fo:font-weight="normal" officeooo:rsid="00584a6a" officeooo:paragraph-rsid="012637a7" style:font-weight-asian="normal" style:font-weight-complex="normal"/>
    </style:style>
    <style:style style:name="P52" style:family="paragraph" style:parent-style-name="Standard">
      <style:text-properties fo:language="en" fo:country="US" fo:font-weight="normal" officeooo:rsid="00584a6a" officeooo:paragraph-rsid="00c24b52" style:font-weight-asian="normal" style:font-weight-complex="normal"/>
    </style:style>
    <style:style style:name="P53" style:family="paragraph" style:parent-style-name="Standard">
      <style:text-properties fo:language="en" fo:country="US" fo:font-weight="normal" officeooo:rsid="00584a6a" officeooo:paragraph-rsid="014abbb4" style:font-weight-asian="normal" style:font-weight-complex="normal"/>
    </style:style>
    <style:style style:name="P54" style:family="paragraph" style:parent-style-name="Standard">
      <style:text-properties fo:language="en" fo:country="US" fo:font-weight="normal" officeooo:rsid="00584a6a" officeooo:paragraph-rsid="014c88a8" style:font-weight-asian="normal" style:font-weight-complex="normal"/>
    </style:style>
    <style:style style:name="P55" style:family="paragraph" style:parent-style-name="Standard">
      <style:text-properties fo:language="en" fo:country="US" fo:font-weight="normal" officeooo:rsid="00584a6a" officeooo:paragraph-rsid="014e7368" style:font-weight-asian="normal" style:font-weight-complex="normal"/>
    </style:style>
    <style:style style:name="P56" style:family="paragraph" style:parent-style-name="Standard">
      <style:text-properties fo:language="en" fo:country="US" fo:font-weight="normal" officeooo:paragraph-rsid="00860d8d" style:font-weight-asian="normal" style:font-weight-complex="normal"/>
    </style:style>
    <style:style style:name="P57" style:family="paragraph" style:parent-style-name="Standard">
      <style:text-properties fo:language="en" fo:country="US" fo:font-weight="normal" officeooo:paragraph-rsid="0056f222" style:font-weight-asian="normal" style:font-weight-complex="normal"/>
    </style:style>
    <style:style style:name="P58" style:family="paragraph" style:parent-style-name="Standard">
      <style:text-properties fo:language="en" fo:country="US" fo:font-weight="normal" officeooo:paragraph-rsid="006f7957" style:font-weight-asian="normal" style:font-weight-complex="normal"/>
    </style:style>
    <style:style style:name="P59" style:family="paragraph" style:parent-style-name="Standard">
      <style:text-properties fo:language="en" fo:country="US" fo:font-weight="normal" officeooo:paragraph-rsid="009ad18f" style:font-weight-asian="normal" style:font-weight-complex="normal"/>
    </style:style>
    <style:style style:name="P60" style:family="paragraph" style:parent-style-name="Standard">
      <style:text-properties fo:language="en" fo:country="US" fo:font-weight="normal" officeooo:paragraph-rsid="00f914a6" style:font-weight-asian="normal" style:font-weight-complex="normal"/>
    </style:style>
    <style:style style:name="P61" style:family="paragraph" style:parent-style-name="Standard">
      <style:text-properties fo:language="en" fo:country="US" fo:font-weight="normal" officeooo:paragraph-rsid="00f9bcf1" style:font-weight-asian="normal" style:font-weight-complex="normal"/>
    </style:style>
    <style:style style:name="P62" style:family="paragraph" style:parent-style-name="Standard">
      <style:text-properties fo:language="en" fo:country="US" fo:font-weight="normal" officeooo:paragraph-rsid="00fc7a41" style:font-weight-asian="normal" style:font-weight-complex="normal"/>
    </style:style>
    <style:style style:name="P63" style:family="paragraph" style:parent-style-name="Standard">
      <style:text-properties fo:language="en" fo:country="US" fo:font-weight="normal" officeooo:rsid="0105b897" officeooo:paragraph-rsid="0105b897" style:font-weight-asian="normal" style:font-weight-complex="normal"/>
    </style:style>
    <style:style style:name="P64" style:family="paragraph" style:parent-style-name="Standard">
      <style:text-properties fo:language="en" fo:country="US" fo:font-weight="normal" officeooo:paragraph-rsid="010aa4ae" style:font-weight-asian="normal" style:font-weight-complex="normal"/>
    </style:style>
    <style:style style:name="P65" style:family="paragraph" style:parent-style-name="Standard">
      <style:text-properties fo:language="en" fo:country="US" fo:font-weight="normal" officeooo:paragraph-rsid="01070ae6" style:font-weight-asian="normal" style:font-weight-complex="normal"/>
    </style:style>
    <style:style style:name="P66" style:family="paragraph" style:parent-style-name="Standard">
      <style:text-properties fo:language="en" fo:country="US" fo:font-weight="normal" officeooo:rsid="00dfe318" officeooo:paragraph-rsid="00dfe318" style:font-weight-asian="normal" style:font-weight-complex="normal"/>
    </style:style>
    <style:style style:name="P67" style:family="paragraph" style:parent-style-name="Standard">
      <style:text-properties fo:language="en" fo:country="US" fo:font-weight="normal" officeooo:paragraph-rsid="01101c20" style:font-weight-asian="normal" style:font-weight-complex="normal"/>
    </style:style>
    <style:style style:name="P68" style:family="paragraph" style:parent-style-name="Standard">
      <style:text-properties fo:language="en" fo:country="US" fo:font-weight="normal" officeooo:paragraph-rsid="0113fa77" style:font-weight-asian="normal" style:font-weight-complex="normal"/>
    </style:style>
    <style:style style:name="P69" style:family="paragraph" style:parent-style-name="Standard">
      <style:text-properties fo:language="en" fo:country="US" fo:font-weight="normal" officeooo:rsid="001b03a7" officeooo:paragraph-rsid="01150b3e" style:font-weight-asian="normal" style:font-weight-complex="normal"/>
    </style:style>
    <style:style style:name="P70" style:family="paragraph" style:parent-style-name="Standard">
      <style:text-properties fo:language="en" fo:country="US" fo:font-weight="normal" officeooo:paragraph-rsid="01150b3e" style:font-weight-asian="normal" style:font-weight-complex="normal"/>
    </style:style>
    <style:style style:name="P71" style:family="paragraph" style:parent-style-name="Standard">
      <style:text-properties fo:language="en" fo:country="US" fo:font-weight="normal" officeooo:paragraph-rsid="01231e03" style:font-weight-asian="normal" style:font-weight-complex="normal"/>
    </style:style>
    <style:style style:name="P72" style:family="paragraph" style:parent-style-name="Standard">
      <style:text-properties fo:language="en" fo:country="US" fo:font-weight="normal" officeooo:paragraph-rsid="012637a7" style:font-weight-asian="normal" style:font-weight-complex="normal"/>
    </style:style>
    <style:style style:name="P73" style:family="paragraph" style:parent-style-name="Standard">
      <style:text-properties fo:language="en" fo:country="US" fo:font-weight="normal" officeooo:paragraph-rsid="0128da03" style:font-weight-asian="normal" style:font-weight-complex="normal"/>
    </style:style>
    <style:style style:name="P74" style:family="paragraph" style:parent-style-name="Standard">
      <style:text-properties fo:language="en" fo:country="US" fo:font-weight="normal" officeooo:rsid="0135d8bc" officeooo:paragraph-rsid="013636ef" style:font-weight-asian="normal" style:font-weight-complex="normal"/>
    </style:style>
    <style:style style:name="P75" style:family="paragraph" style:parent-style-name="Standard">
      <style:text-properties fo:language="en" fo:country="US" fo:font-weight="normal" officeooo:rsid="01475e10" officeooo:paragraph-rsid="0148c99b" style:font-weight-asian="normal" style:font-weight-complex="normal"/>
    </style:style>
    <style:style style:name="P76" style:family="paragraph" style:parent-style-name="Standard">
      <style:text-properties fo:language="en" fo:country="US" fo:font-weight="normal" officeooo:rsid="01475e10" officeooo:paragraph-rsid="014abbb4" style:font-weight-asian="normal" style:font-weight-complex="normal"/>
    </style:style>
    <style:style style:name="P77" style:family="paragraph" style:parent-style-name="Standard">
      <style:text-properties fo:language="en" fo:country="US" fo:font-weight="normal" officeooo:rsid="01475e10" officeooo:paragraph-rsid="014e7368" style:font-weight-asian="normal" style:font-weight-complex="normal"/>
    </style:style>
    <style:style style:name="P78" style:family="paragraph" style:parent-style-name="Standard">
      <style:text-properties fo:language="en" fo:country="US" fo:font-weight="normal" officeooo:paragraph-rsid="00c59ea2" style:font-weight-asian="normal" style:font-weight-complex="normal"/>
    </style:style>
    <style:style style:name="P79" style:family="paragraph" style:parent-style-name="Standard">
      <style:text-properties fo:language="en" fo:country="US" fo:font-weight="normal" officeooo:paragraph-rsid="0152d144" style:font-weight-asian="normal" style:font-weight-complex="normal"/>
    </style:style>
    <style:style style:name="P80" style:family="paragraph" style:parent-style-name="Standard">
      <style:text-properties fo:language="en" fo:country="US" fo:font-weight="normal" officeooo:rsid="016a00ba" officeooo:paragraph-rsid="016a00ba" style:font-weight-asian="normal" style:font-weight-complex="normal"/>
    </style:style>
    <style:style style:name="P81" style:family="paragraph" style:parent-style-name="Standard">
      <style:text-properties fo:language="en" fo:country="US" fo:font-weight="normal" officeooo:rsid="016a1fdd" officeooo:paragraph-rsid="016a1fdd" style:font-weight-asian="normal" style:font-weight-complex="normal"/>
    </style:style>
    <style:style style:name="P82" style:family="paragraph" style:parent-style-name="Standard">
      <style:text-properties fo:language="en" fo:country="US" fo:font-weight="normal" officeooo:rsid="016a1fdd" officeooo:paragraph-rsid="01decedb" style:font-weight-asian="normal" style:font-weight-complex="normal"/>
    </style:style>
    <style:style style:name="P83" style:family="paragraph" style:parent-style-name="Standard">
      <style:text-properties fo:language="en" fo:country="US" fo:font-weight="normal" officeooo:rsid="01722976" officeooo:paragraph-rsid="01722976" style:font-weight-asian="normal" style:font-weight-complex="normal"/>
    </style:style>
    <style:style style:name="P84" style:family="paragraph" style:parent-style-name="Standard">
      <style:text-properties fo:language="en" fo:country="US" fo:font-weight="normal" officeooo:paragraph-rsid="01722976" style:font-weight-asian="normal" style:font-weight-complex="normal"/>
    </style:style>
    <style:style style:name="P85" style:family="paragraph" style:parent-style-name="Standard">
      <style:text-properties fo:language="en" fo:country="US" fo:font-weight="normal" officeooo:rsid="00c59ea2" officeooo:paragraph-rsid="01722976" style:font-weight-asian="normal" style:font-weight-complex="normal"/>
    </style:style>
    <style:style style:name="P86" style:family="paragraph" style:parent-style-name="Standard">
      <style:text-properties fo:language="en" fo:country="US" fo:font-weight="normal" officeooo:paragraph-rsid="01782080" style:font-weight-asian="normal" style:font-weight-complex="normal"/>
    </style:style>
    <style:style style:name="P87" style:family="paragraph" style:parent-style-name="Standard">
      <style:text-properties fo:language="en" fo:country="US" fo:font-weight="normal" officeooo:paragraph-rsid="017c0790" style:font-weight-asian="normal" style:font-weight-complex="normal"/>
    </style:style>
    <style:style style:name="P88" style:family="paragraph" style:parent-style-name="Standard">
      <style:text-properties fo:language="en" fo:country="US" fo:font-weight="normal" officeooo:rsid="012b5d03" officeooo:paragraph-rsid="0187245e" style:font-weight-asian="normal" style:font-weight-complex="normal"/>
    </style:style>
    <style:style style:name="P89" style:family="paragraph" style:parent-style-name="Standard">
      <style:text-properties fo:language="en" fo:country="US" fo:font-weight="normal" officeooo:rsid="0188cc2f" officeooo:paragraph-rsid="0188cc2f" style:font-weight-asian="normal" style:font-weight-complex="normal"/>
    </style:style>
    <style:style style:name="P90" style:family="paragraph" style:parent-style-name="Standard">
      <style:text-properties fo:language="en" fo:country="US" fo:font-weight="normal" officeooo:rsid="0188cc2f" officeooo:paragraph-rsid="01a05cdd" style:font-weight-asian="normal" style:font-weight-complex="normal"/>
    </style:style>
    <style:style style:name="P91" style:family="paragraph" style:parent-style-name="Standard">
      <style:text-properties fo:language="en" fo:country="US" fo:font-weight="normal" officeooo:rsid="00ad213c" officeooo:paragraph-rsid="012c5f05" style:font-weight-asian="normal" style:font-weight-complex="normal"/>
    </style:style>
    <style:style style:name="P92" style:family="paragraph" style:parent-style-name="Standard">
      <style:text-properties fo:language="en" fo:country="US" fo:font-weight="normal" officeooo:paragraph-rsid="018e7581" style:font-weight-asian="normal" style:font-weight-complex="normal"/>
    </style:style>
    <style:style style:name="P93" style:family="paragraph" style:parent-style-name="Standard">
      <style:text-properties fo:language="en" fo:country="US" fo:font-weight="normal" officeooo:rsid="0190b639" officeooo:paragraph-rsid="0190b639" style:font-weight-asian="normal" style:font-weight-complex="normal"/>
    </style:style>
    <style:style style:name="P94" style:family="paragraph" style:parent-style-name="Standard">
      <style:text-properties fo:language="en" fo:country="US" fo:font-weight="normal" officeooo:rsid="0190b639" officeooo:paragraph-rsid="0203aaaf" style:font-weight-asian="normal" style:font-weight-complex="normal"/>
    </style:style>
    <style:style style:name="P95" style:family="paragraph" style:parent-style-name="Standard">
      <style:text-properties fo:language="en" fo:country="US" fo:font-weight="normal" officeooo:rsid="0190b639" officeooo:paragraph-rsid="02045990" style:font-weight-asian="normal" style:font-weight-complex="normal"/>
    </style:style>
    <style:style style:name="P96" style:family="paragraph" style:parent-style-name="Standard">
      <style:text-properties fo:language="en" fo:country="US" fo:font-weight="normal" officeooo:rsid="019354f9" officeooo:paragraph-rsid="019354f9" style:font-weight-asian="normal" style:font-weight-complex="normal"/>
    </style:style>
    <style:style style:name="P97" style:family="paragraph" style:parent-style-name="Standard">
      <style:text-properties fo:language="en" fo:country="US" fo:font-weight="normal" officeooo:rsid="019354f9" officeooo:paragraph-rsid="01ed121b" style:font-weight-asian="normal" style:font-weight-complex="normal"/>
    </style:style>
    <style:style style:name="P98" style:family="paragraph" style:parent-style-name="Standard">
      <style:text-properties fo:language="en" fo:country="US" fo:font-weight="normal" officeooo:rsid="019354f9" officeooo:paragraph-rsid="01f57441" style:font-weight-asian="normal" style:font-weight-complex="normal"/>
    </style:style>
    <style:style style:name="P99" style:family="paragraph" style:parent-style-name="Standard">
      <style:text-properties fo:language="en" fo:country="US" fo:font-weight="normal" officeooo:rsid="019354f9" officeooo:paragraph-rsid="01f76a69" style:font-weight-asian="normal" style:font-weight-complex="normal"/>
    </style:style>
    <style:style style:name="P100" style:family="paragraph" style:parent-style-name="Standard">
      <style:text-properties fo:language="en" fo:country="US" fo:font-weight="normal" officeooo:rsid="019354f9" officeooo:paragraph-rsid="01fbbb22" style:font-weight-asian="normal" style:font-weight-complex="normal"/>
    </style:style>
    <style:style style:name="P101" style:family="paragraph" style:parent-style-name="Standard">
      <style:text-properties fo:language="en" fo:country="US" fo:font-weight="normal" officeooo:rsid="019354f9" officeooo:paragraph-rsid="0200a69f" style:font-weight-asian="normal" style:font-weight-complex="normal"/>
    </style:style>
    <style:style style:name="P102" style:family="paragraph" style:parent-style-name="Standard">
      <style:text-properties fo:language="en" fo:country="US" fo:font-weight="normal" officeooo:rsid="019577d1" officeooo:paragraph-rsid="019577d1" style:font-weight-asian="normal" style:font-weight-complex="normal"/>
    </style:style>
    <style:style style:name="P103" style:family="paragraph" style:parent-style-name="Standard">
      <style:text-properties fo:language="en" fo:country="US" fo:font-weight="normal" officeooo:paragraph-rsid="019577d1" style:font-weight-asian="normal" style:font-weight-complex="normal"/>
    </style:style>
    <style:style style:name="P104" style:family="paragraph" style:parent-style-name="Standard">
      <style:text-properties fo:language="en" fo:country="US" fo:font-weight="normal" officeooo:rsid="019705ae" officeooo:paragraph-rsid="019705ae" style:font-weight-asian="normal" style:font-weight-complex="normal"/>
    </style:style>
    <style:style style:name="P105" style:family="paragraph" style:parent-style-name="Standard">
      <style:text-properties fo:language="en" fo:country="US" fo:font-weight="normal" officeooo:rsid="00c9098a" officeooo:paragraph-rsid="012637a7" style:font-weight-asian="normal" style:font-weight-complex="normal"/>
    </style:style>
    <style:style style:name="P106" style:family="paragraph" style:parent-style-name="Standard">
      <style:text-properties fo:language="en" fo:country="US" fo:font-weight="normal" officeooo:rsid="0136fb3c" officeooo:paragraph-rsid="01722976" style:font-weight-asian="normal" style:font-weight-complex="normal"/>
    </style:style>
    <style:style style:name="P107" style:family="paragraph" style:parent-style-name="Standard">
      <style:text-properties fo:language="en" fo:country="US" fo:font-weight="normal" officeooo:rsid="012a4d69" officeooo:paragraph-rsid="01a46812" style:font-weight-asian="normal" style:font-weight-complex="normal"/>
    </style:style>
    <style:style style:name="P108" style:family="paragraph" style:parent-style-name="Standard">
      <style:text-properties fo:language="en" fo:country="US" fo:font-weight="normal" officeooo:rsid="016f8cc0" officeooo:paragraph-rsid="016f8cc0" style:font-weight-asian="normal" style:font-weight-complex="normal"/>
    </style:style>
    <style:style style:name="P109" style:family="paragraph" style:parent-style-name="Standard">
      <style:text-properties fo:language="en" fo:country="US" fo:font-weight="normal" officeooo:paragraph-rsid="01afd483" style:font-weight-asian="normal" style:font-weight-complex="normal"/>
    </style:style>
    <style:style style:name="P110" style:family="paragraph" style:parent-style-name="Standard">
      <style:text-properties fo:language="en" fo:country="US" fo:font-weight="normal" officeooo:rsid="017e92b1" officeooo:paragraph-rsid="01a05cdd" style:font-weight-asian="normal" style:font-weight-complex="normal"/>
    </style:style>
    <style:style style:name="P111" style:family="paragraph" style:parent-style-name="Standard">
      <style:text-properties fo:language="en" fo:country="US" fo:font-weight="normal" officeooo:paragraph-rsid="01b61734" style:font-weight-asian="normal" style:font-weight-complex="normal"/>
    </style:style>
    <style:style style:name="P112" style:family="paragraph" style:parent-style-name="Standard">
      <style:text-properties fo:language="en" fo:country="US" fo:font-weight="normal" officeooo:rsid="00cccc01" officeooo:paragraph-rsid="01b62217" style:font-weight-asian="normal" style:font-weight-complex="normal"/>
    </style:style>
    <style:style style:name="P113" style:family="paragraph" style:parent-style-name="Standard">
      <style:text-properties fo:language="en" fo:country="US" fo:font-weight="normal" officeooo:paragraph-rsid="01cac0ce" style:font-weight-asian="normal" style:font-weight-complex="normal"/>
    </style:style>
    <style:style style:name="P114" style:family="paragraph" style:parent-style-name="Standard">
      <style:text-properties fo:language="en" fo:country="US" fo:font-weight="normal" officeooo:rsid="01998f6d" officeooo:paragraph-rsid="01b94d9b" style:font-weight-asian="normal" style:font-weight-complex="normal"/>
    </style:style>
    <style:style style:name="P115" style:family="paragraph" style:parent-style-name="Standard">
      <style:text-properties fo:language="en" fo:country="US" fo:font-weight="normal" officeooo:rsid="00416a9a" officeooo:paragraph-rsid="019d6cf4" style:font-weight-asian="normal" style:font-weight-complex="normal"/>
    </style:style>
    <style:style style:name="P116" style:family="paragraph" style:parent-style-name="Standard">
      <style:text-properties fo:language="en" fo:country="US" fo:font-weight="normal" officeooo:paragraph-rsid="01e3e910" style:font-weight-asian="normal" style:font-weight-complex="normal"/>
    </style:style>
    <style:style style:name="P117" style:family="paragraph" style:parent-style-name="Standard">
      <style:text-properties fo:language="en" fo:country="US" fo:font-weight="normal" officeooo:rsid="0181840c" officeooo:paragraph-rsid="0181840c" style:font-weight-asian="normal" style:font-weight-complex="normal"/>
    </style:style>
    <style:style style:name="P118" style:family="paragraph" style:parent-style-name="Standard">
      <loext:graphic-properties draw:fill="solid" draw:fill-color="#ffffff" draw:opacity="100%"/>
      <style:paragraph-properties fo:background-color="#ffffff"/>
      <style:text-properties fo:language="en" fo:country="US" fo:font-weight="normal" fo:background-color="transparent" style:font-weight-asian="normal" style:font-weight-complex="normal"/>
    </style:style>
    <style:style style:name="P119" style:family="paragraph" style:parent-style-name="Standard">
      <style:text-properties fo:language="en" fo:country="US" fo:font-weight="normal" fo:background-color="#ffffff" style:font-weight-asian="normal" style:font-weight-complex="normal"/>
    </style:style>
    <style:style style:name="P120" style:family="paragraph" style:parent-style-name="Standard">
      <style:text-properties fo:language="en" fo:country="US" fo:font-weight="normal" officeooo:rsid="0067fb71" officeooo:paragraph-rsid="0067fb71" fo:background-color="#ffffff" style:font-weight-asian="normal" style:font-weight-complex="normal"/>
    </style:style>
    <style:style style:name="P121" style:family="paragraph" style:parent-style-name="Standard">
      <style:text-properties fo:language="en" fo:country="US" fo:font-weight="normal" officeooo:rsid="00d5047e" officeooo:paragraph-rsid="00d5047e" fo:background-color="#ffffff" style:font-weight-asian="normal" style:font-weight-complex="normal"/>
    </style:style>
    <style:style style:name="P122" style:family="paragraph" style:parent-style-name="Standard">
      <style:text-properties fo:language="en" fo:country="US" fo:font-weight="normal" officeooo:rsid="004899b5" officeooo:paragraph-rsid="004899b5" fo:background-color="#ffffff" style:font-weight-asian="normal" style:font-weight-complex="normal"/>
    </style:style>
    <style:style style:name="P123" style:family="paragraph" style:parent-style-name="Standard">
      <style:text-properties fo:language="en" fo:country="US" fo:font-weight="normal" officeooo:rsid="004899b5" officeooo:paragraph-rsid="01070ae6" fo:background-color="#ffffff" style:font-weight-asian="normal" style:font-weight-complex="normal"/>
    </style:style>
    <style:style style:name="P124" style:family="paragraph" style:parent-style-name="Standard">
      <style:text-properties fo:language="en" fo:country="US" fo:font-weight="normal" officeooo:paragraph-rsid="0056f222" fo:background-color="#ffffff" style:font-weight-asian="normal" style:font-weight-complex="normal"/>
    </style:style>
    <style:style style:name="P125" style:family="paragraph" style:parent-style-name="Standard">
      <style:text-properties fo:language="en" fo:country="US" fo:font-weight="normal" officeooo:paragraph-rsid="012637a7" fo:background-color="#ffffff" style:font-weight-asian="normal" style:font-weight-complex="normal"/>
    </style:style>
    <style:style style:name="P126" style:family="paragraph" style:parent-style-name="Standard">
      <style:text-properties fo:language="en" fo:country="US" fo:font-weight="normal" officeooo:paragraph-rsid="0132802a" fo:background-color="#ffffff" style:font-weight-asian="normal" style:font-weight-complex="normal"/>
    </style:style>
    <style:style style:name="P127" style:family="paragraph" style:parent-style-name="Standard">
      <style:text-properties fo:language="en" fo:country="US" fo:font-weight="normal" officeooo:rsid="003641e7" officeooo:paragraph-rsid="01722976" fo:background-color="#ffffff" style:font-weight-asian="normal" style:font-weight-complex="normal"/>
    </style:style>
    <style:style style:name="P128" style:family="paragraph" style:parent-style-name="Standard">
      <style:text-properties fo:language="en" fo:country="US" fo:font-weight="normal" officeooo:rsid="0177ca7b" officeooo:paragraph-rsid="0177ca7b" fo:background-color="#ffffff" style:font-weight-asian="normal" style:font-weight-complex="normal"/>
    </style:style>
    <style:style style:name="P129" style:family="paragraph" style:parent-style-name="Standard">
      <style:text-properties fo:language="en" fo:country="US" fo:font-weight="normal" officeooo:paragraph-rsid="0177ca7b" fo:background-color="#ffffff" style:font-weight-asian="normal" style:font-weight-complex="normal"/>
    </style:style>
    <style:style style:name="P130" style:family="paragraph" style:parent-style-name="Standard">
      <style:text-properties fo:language="en" fo:country="US" fo:font-weight="normal" officeooo:rsid="0132802a" officeooo:paragraph-rsid="0132802a" fo:background-color="#ffffff" style:font-name-asian="Liberation Serif" style:font-weight-asian="normal" style:font-name-complex="Liberation Serif" style:font-weight-complex="normal"/>
    </style:style>
    <style:style style:name="P131" style:family="paragraph" style:parent-style-name="Standard">
      <style:text-properties fo:language="en" fo:country="US" fo:font-weight="normal" style:font-name-asian="Liberation Serif" style:font-weight-asian="normal" style:font-name-complex="Liberation Serif" style:font-weight-complex="normal"/>
    </style:style>
    <style:style style:name="P132" style:family="paragraph" style:parent-style-name="Standard">
      <style:text-properties fo:language="en" fo:country="US" fo:font-weight="normal" officeooo:rsid="00dfe318" officeooo:paragraph-rsid="00dfe318" style:font-name-asian="Liberation Serif" style:font-weight-asian="normal" style:font-name-complex="Liberation Serif" style:font-weight-complex="normal"/>
    </style:style>
    <style:style style:name="P133" style:family="paragraph" style:parent-style-name="Standard">
      <style:text-properties fo:language="en" fo:country="US" fo:font-weight="normal" officeooo:rsid="00dfe318" officeooo:paragraph-rsid="01503713" style:font-name-asian="Liberation Serif" style:font-weight-asian="normal" style:font-name-complex="Liberation Serif" style:font-weight-complex="normal"/>
    </style:style>
    <style:style style:name="P134" style:family="paragraph" style:parent-style-name="Standard">
      <style:text-properties fo:language="en" fo:country="US" fo:font-weight="normal" officeooo:rsid="009f3b05" officeooo:paragraph-rsid="009f3b05" style:font-name-asian="Liberation Serif" style:font-weight-asian="normal" style:font-name-complex="Liberation Serif" style:font-weight-complex="normal"/>
    </style:style>
    <style:style style:name="P135" style:family="paragraph" style:parent-style-name="Standard">
      <style:text-properties fo:language="en" fo:country="US" fo:font-weight="normal" officeooo:rsid="004616cb" officeooo:paragraph-rsid="01150b3e" fo:background-color="#ffff00" style:font-weight-asian="normal" style:font-weight-complex="normal"/>
    </style:style>
    <style:style style:name="P136" style:family="paragraph" style:parent-style-name="Standard">
      <style:text-properties fo:language="en" fo:country="US" fo:font-style="italic" fo:font-weight="normal" officeooo:rsid="01723a12" officeooo:paragraph-rsid="0141060f" fo:background-color="#ffffff" style:font-style-asian="italic" style:font-weight-asian="normal" style:font-weight-complex="normal"/>
    </style:style>
    <style:style style:name="P137" style:family="paragraph" style:parent-style-name="Standard">
      <style:text-properties fo:language="en" fo:country="US" fo:font-style="italic" fo:font-weight="bold" officeooo:paragraph-rsid="0141060f" fo:background-color="#ffff00" style:font-style-asian="italic" style:font-weight-asian="bold" style:font-weight-complex="bold"/>
    </style:style>
    <style:style style:name="P138" style:family="paragraph" style:parent-style-name="Standard">
      <style:text-properties fo:language="en" fo:country="US" officeooo:paragraph-rsid="0200a69f"/>
    </style:style>
    <style:style style:name="P139" style:family="paragraph" style:parent-style-name="Standard">
      <style:text-properties fo:font-weight="bold" style:font-weight-asian="bold" style:font-weight-complex="bold"/>
    </style:style>
    <style:style style:name="P140" style:family="paragraph" style:parent-style-name="Standard">
      <style:text-properties fo:color="#000000" fo:language="en" fo:country="US" fo:font-weight="normal" officeooo:rsid="00e05a70" officeooo:paragraph-rsid="00e05a70" style:font-weight-asian="normal" style:font-weight-complex="normal"/>
    </style:style>
    <style:style style:name="P141" style:family="paragraph" style:parent-style-name="Standard">
      <style:text-properties fo:color="#000000" fo:language="en" fo:country="US" fo:font-weight="normal" officeooo:rsid="00e05a70" officeooo:paragraph-rsid="013ad0c5" style:font-weight-asian="normal" style:font-weight-complex="normal"/>
    </style:style>
    <style:style style:name="P142" style:family="paragraph" style:parent-style-name="Standard">
      <style:text-properties fo:color="#000000" fo:language="en" fo:country="US" fo:font-weight="normal" officeooo:rsid="00e52ace" officeooo:paragraph-rsid="00e52ace" style:font-weight-asian="normal" style:font-weight-complex="normal"/>
    </style:style>
    <style:style style:name="P143" style:family="paragraph" style:parent-style-name="Standard">
      <style:text-properties fo:color="#000000" fo:language="en" fo:country="US" fo:font-weight="normal" officeooo:rsid="00e52ace" officeooo:paragraph-rsid="010aa4ae" style:font-weight-asian="normal" style:font-weight-complex="normal"/>
    </style:style>
    <style:style style:name="P144" style:family="paragraph" style:parent-style-name="Standard">
      <style:text-properties fo:color="#000000" fo:language="en" fo:country="US" fo:font-weight="normal" officeooo:rsid="00865ba6" officeooo:paragraph-rsid="00880cad" style:font-weight-asian="normal" style:font-weight-complex="normal"/>
    </style:style>
    <style:style style:name="P145" style:family="paragraph" style:parent-style-name="Standard">
      <style:text-properties fo:color="#000000" fo:language="en" fo:country="US" fo:font-weight="normal" officeooo:rsid="00a0387c" officeooo:paragraph-rsid="0152d144" style:font-weight-asian="normal" style:font-weight-complex="normal"/>
    </style:style>
    <style:style style:name="P146" style:family="paragraph" style:parent-style-name="Standard">
      <style:text-properties fo:color="#000000" fo:language="en" fo:country="US" fo:font-weight="normal" officeooo:rsid="00880cad" officeooo:paragraph-rsid="00880cad" style:font-weight-asian="normal" style:font-weight-complex="normal"/>
    </style:style>
    <style:style style:name="P147" style:family="paragraph" style:parent-style-name="Standard">
      <style:text-properties fo:color="#000000" fo:language="en" fo:country="US" style:text-underline-style="none" fo:font-weight="normal" officeooo:rsid="00c59ea2" officeooo:paragraph-rsid="0152d144" style:font-weight-asian="normal" style:font-weight-complex="normal"/>
    </style:style>
    <style:style style:name="P148" style:family="paragraph" style:parent-style-name="Standard">
      <style:text-properties fo:font-size="8pt" fo:language="en" fo:country="US" fo:font-weight="normal" fo:background-color="#ffff00" style:font-size-asian="8pt" style:font-weight-asian="normal" style:font-size-complex="8pt" style:font-weight-complex="normal"/>
    </style:style>
    <style:style style:name="P149" style:family="paragraph" style:parent-style-name="Standard">
      <style:text-properties fo:font-weight="normal" style:font-weight-asian="normal" style:font-weight-complex="normal"/>
    </style:style>
    <style:style style:name="P150" style:family="paragraph" style:parent-style-name="Standard">
      <style:text-properties fo:font-weight="normal" officeooo:paragraph-rsid="002680b2" style:font-weight-asian="normal" style:font-weight-complex="normal"/>
    </style:style>
    <style:style style:name="P151" style:family="paragraph" style:parent-style-name="Standard">
      <style:text-properties fo:font-weight="normal" officeooo:rsid="001f2918" officeooo:paragraph-rsid="001f2918" style:font-weight-asian="normal" style:font-weight-complex="normal"/>
    </style:style>
    <style:style style:name="P152" style:family="paragraph" style:parent-style-name="Standard">
      <style:text-properties fo:font-weight="normal" officeooo:paragraph-rsid="00297b7c" style:font-weight-asian="normal" style:font-weight-complex="normal"/>
    </style:style>
    <style:style style:name="P153" style:family="paragraph" style:parent-style-name="Standard">
      <style:text-properties fo:font-weight="normal" officeooo:paragraph-rsid="00de60a5" style:font-weight-asian="normal" style:font-weight-complex="normal"/>
    </style:style>
    <style:style style:name="P154" style:family="paragraph" style:parent-style-name="Standard">
      <style:text-properties fo:font-weight="normal" officeooo:paragraph-rsid="00ca3c87" style:font-weight-asian="normal" style:font-weight-complex="normal"/>
    </style:style>
    <style:style style:name="P155" style:family="paragraph" style:parent-style-name="Standard">
      <style:text-properties fo:font-weight="normal" officeooo:rsid="00b9a4eb" officeooo:paragraph-rsid="019b8632" style:font-weight-asian="normal" style:font-weight-complex="normal"/>
    </style:style>
    <style:style style:name="P156" style:family="paragraph" style:parent-style-name="Standard">
      <style:text-properties fo:font-weight="normal" officeooo:rsid="00b9a4eb" officeooo:paragraph-rsid="01e3e910" style:font-weight-asian="normal" style:font-weight-complex="normal"/>
    </style:style>
    <style:style style:name="P157" style:family="paragraph" style:parent-style-name="Standard">
      <style:text-properties fo:font-weight="normal" officeooo:paragraph-rsid="0096efbd" style:font-weight-asian="normal" style:font-weight-complex="normal"/>
    </style:style>
    <style:style style:name="P158" style:family="paragraph" style:parent-style-name="Standard">
      <style:text-properties fo:font-weight="normal" officeooo:paragraph-rsid="00e69d07" style:font-weight-asian="normal" style:font-weight-complex="normal"/>
    </style:style>
    <style:style style:name="P159" style:family="paragraph" style:parent-style-name="Standard">
      <style:text-properties fo:font-weight="normal" officeooo:paragraph-rsid="004b8c21" style:font-weight-asian="normal" style:font-weight-complex="normal"/>
    </style:style>
    <style:style style:name="P160" style:family="paragraph" style:parent-style-name="Standard">
      <style:text-properties fo:font-weight="normal" officeooo:paragraph-rsid="00cf5db9" style:font-weight-asian="normal" style:font-weight-complex="normal"/>
    </style:style>
    <style:style style:name="P161" style:family="paragraph" style:parent-style-name="Standard">
      <style:text-properties fo:font-weight="normal" officeooo:paragraph-rsid="009f8404" style:font-weight-asian="normal" style:font-weight-complex="normal"/>
    </style:style>
    <style:style style:name="P162" style:family="paragraph" style:parent-style-name="Standard">
      <style:text-properties fo:font-weight="normal" officeooo:paragraph-rsid="0056f222" style:font-weight-asian="normal" style:font-weight-complex="normal"/>
    </style:style>
    <style:style style:name="P163" style:family="paragraph" style:parent-style-name="Standard">
      <style:text-properties fo:font-weight="normal" officeooo:paragraph-rsid="00f914a6" style:font-weight-asian="normal" style:font-weight-complex="normal"/>
    </style:style>
    <style:style style:name="P164" style:family="paragraph" style:parent-style-name="Standard">
      <style:text-properties fo:font-weight="normal" officeooo:paragraph-rsid="00f9bcf1" style:font-weight-asian="normal" style:font-weight-complex="normal"/>
    </style:style>
    <style:style style:name="P165" style:family="paragraph" style:parent-style-name="Standard">
      <style:text-properties fo:font-weight="normal" officeooo:paragraph-rsid="00fc7a41" style:font-weight-asian="normal" style:font-weight-complex="normal"/>
    </style:style>
    <style:style style:name="P166" style:family="paragraph" style:parent-style-name="Standard">
      <style:text-properties fo:font-weight="normal" officeooo:paragraph-rsid="0104d0fa" style:font-weight-asian="normal" style:font-weight-complex="normal"/>
    </style:style>
    <style:style style:name="P167" style:family="paragraph" style:parent-style-name="Standard">
      <style:text-properties fo:font-weight="normal" officeooo:paragraph-rsid="01070ae6" style:font-weight-asian="normal" style:font-weight-complex="normal"/>
    </style:style>
    <style:style style:name="P168" style:family="paragraph" style:parent-style-name="Standard">
      <style:text-properties fo:font-weight="normal" officeooo:paragraph-rsid="010aa4ae" style:font-weight-asian="normal" style:font-weight-complex="normal"/>
    </style:style>
    <style:style style:name="P169" style:family="paragraph" style:parent-style-name="Standard">
      <style:text-properties fo:font-weight="normal" officeooo:rsid="001b03a7" officeooo:paragraph-rsid="0110b976" style:font-weight-asian="normal" style:font-weight-complex="normal"/>
    </style:style>
    <style:style style:name="P170" style:family="paragraph" style:parent-style-name="Standard">
      <style:text-properties fo:font-weight="normal" officeooo:paragraph-rsid="01150b3e" style:font-weight-asian="normal" style:font-weight-complex="normal"/>
    </style:style>
    <style:style style:name="P171" style:family="paragraph" style:parent-style-name="Standard">
      <style:text-properties fo:font-weight="normal" officeooo:paragraph-rsid="012637a7" style:font-weight-asian="normal" style:font-weight-complex="normal"/>
    </style:style>
    <style:style style:name="P172" style:family="paragraph" style:parent-style-name="Standard">
      <style:text-properties fo:font-weight="normal" officeooo:paragraph-rsid="0046a6e9" style:font-weight-asian="normal" style:font-weight-complex="normal"/>
    </style:style>
    <style:style style:name="P173" style:family="paragraph" style:parent-style-name="Standard">
      <style:text-properties fo:font-weight="normal" officeooo:paragraph-rsid="00e5cf00" style:font-weight-asian="normal" style:font-weight-complex="normal"/>
    </style:style>
    <style:style style:name="P174" style:family="paragraph" style:parent-style-name="Standard">
      <style:text-properties fo:font-weight="normal" officeooo:rsid="01457419" officeooo:paragraph-rsid="01457419" style:font-weight-asian="normal" style:font-weight-complex="normal"/>
    </style:style>
    <style:style style:name="P175" style:family="paragraph" style:parent-style-name="Standard">
      <style:text-properties fo:font-weight="normal" officeooo:rsid="01457419" officeooo:paragraph-rsid="01c67bb0" style:font-weight-asian="normal" style:font-weight-complex="normal"/>
    </style:style>
    <style:style style:name="P176" style:family="paragraph" style:parent-style-name="Standard">
      <style:text-properties fo:font-weight="normal" officeooo:rsid="01457419" officeooo:paragraph-rsid="01cac0ce" style:font-weight-asian="normal" style:font-weight-complex="normal"/>
    </style:style>
    <style:style style:name="P177" style:family="paragraph" style:parent-style-name="Standard">
      <style:text-properties fo:font-weight="normal" officeooo:paragraph-rsid="015b9665" style:font-weight-asian="normal" style:font-weight-complex="normal"/>
    </style:style>
    <style:style style:name="P178" style:family="paragraph" style:parent-style-name="Standard">
      <style:text-properties fo:font-weight="normal" officeooo:rsid="015d53cc" officeooo:paragraph-rsid="015d53cc" style:font-weight-asian="normal" style:font-weight-complex="normal"/>
    </style:style>
    <style:style style:name="P179" style:family="paragraph" style:parent-style-name="Standard">
      <style:text-properties fo:font-weight="normal" officeooo:paragraph-rsid="016be1e2" style:font-weight-asian="normal" style:font-weight-complex="normal"/>
    </style:style>
    <style:style style:name="P180" style:family="paragraph" style:parent-style-name="Standard">
      <style:text-properties fo:font-weight="normal" officeooo:paragraph-rsid="016d5ca6" style:font-weight-asian="normal" style:font-weight-complex="normal"/>
    </style:style>
    <style:style style:name="P181" style:family="paragraph" style:parent-style-name="Standard">
      <style:text-properties fo:font-weight="normal" officeooo:paragraph-rsid="01722976" style:font-weight-asian="normal" style:font-weight-complex="normal"/>
    </style:style>
    <style:style style:name="P182" style:family="paragraph" style:parent-style-name="Standard">
      <style:text-properties fo:font-weight="normal" officeooo:rsid="018edc7a" officeooo:paragraph-rsid="018edc7a" style:font-weight-asian="normal" style:font-weight-complex="normal"/>
    </style:style>
    <style:style style:name="P183" style:family="paragraph" style:parent-style-name="Standard">
      <style:text-properties fo:font-weight="normal" officeooo:paragraph-rsid="0197a793" style:font-weight-asian="normal" style:font-weight-complex="normal"/>
    </style:style>
    <style:style style:name="P184" style:family="paragraph" style:parent-style-name="Standard">
      <style:text-properties fo:font-weight="normal" officeooo:rsid="0197a793" officeooo:paragraph-rsid="0197a793" style:font-weight-asian="normal" style:font-weight-complex="normal"/>
    </style:style>
    <style:style style:name="P185" style:family="paragraph" style:parent-style-name="Standard">
      <style:text-properties fo:font-weight="normal" officeooo:paragraph-rsid="01ab5816" style:font-weight-asian="normal" style:font-weight-complex="normal"/>
    </style:style>
    <style:style style:name="P186" style:family="paragraph" style:parent-style-name="Standard">
      <style:text-properties fo:font-weight="normal" officeooo:paragraph-rsid="01afd483" style:font-weight-asian="normal" style:font-weight-complex="normal"/>
    </style:style>
    <style:style style:name="P187" style:family="paragraph" style:parent-style-name="Standard">
      <style:text-properties fo:font-weight="normal" officeooo:rsid="00b7825f" officeooo:paragraph-rsid="01c67bb0" style:font-weight-asian="normal" style:font-weight-complex="normal"/>
    </style:style>
    <style:style style:name="P188" style:family="paragraph" style:parent-style-name="Standard">
      <style:text-properties fo:font-weight="normal" officeooo:rsid="00b7825f" officeooo:paragraph-rsid="01cac0ce" style:font-weight-asian="normal" style:font-weight-complex="normal"/>
    </style:style>
    <style:style style:name="P189" style:family="paragraph" style:parent-style-name="Standard">
      <style:text-properties fo:font-weight="normal" officeooo:rsid="00b7825f" officeooo:paragraph-rsid="01e3e910" style:font-weight-asian="normal" style:font-weight-complex="normal"/>
    </style:style>
    <style:style style:name="P190" style:family="paragraph" style:parent-style-name="Standard">
      <style:text-properties fo:font-weight="normal" officeooo:rsid="022cf01c" officeooo:paragraph-rsid="0201fee3" style:font-weight-asian="normal" style:font-weight-complex="normal"/>
    </style:style>
    <style:style style:name="P191" style:family="paragraph" style:parent-style-name="Standard">
      <style:text-properties fo:font-weight="normal" officeooo:paragraph-rsid="020ccf66" style:font-weight-asian="normal" style:font-weight-complex="normal"/>
    </style:style>
    <style:style style:name="P192" style:family="paragraph" style:parent-style-name="Standard">
      <style:text-properties fo:font-weight="normal" officeooo:paragraph-rsid="015b9665" fo:background-color="#ffffff" style:font-weight-asian="normal" style:font-weight-complex="normal"/>
    </style:style>
    <style:style style:name="P193" style:family="paragraph" style:parent-style-name="Standard">
      <style:text-properties fo:font-style="italic" fo:font-weight="normal" officeooo:paragraph-rsid="0096efbd" style:font-style-asian="italic" style:font-weight-asian="normal" style:font-style-complex="italic" style:font-weight-complex="normal"/>
    </style:style>
    <style:style style:name="P194" style:family="paragraph" style:parent-style-name="Standard">
      <style:text-properties officeooo:rsid="001905de" officeooo:paragraph-rsid="01101c20"/>
    </style:style>
    <style:style style:name="P195" style:family="paragraph" style:parent-style-name="Standard">
      <style:text-properties officeooo:rsid="001b03a7" officeooo:paragraph-rsid="011032d2"/>
    </style:style>
    <style:style style:name="P196" style:family="paragraph" style:parent-style-name="Standard">
      <style:text-properties officeooo:rsid="001b03a7" officeooo:paragraph-rsid="0110b976"/>
    </style:style>
    <style:style style:name="P197" style:family="paragraph" style:parent-style-name="Standard">
      <style:text-properties officeooo:rsid="001b03a7" officeooo:paragraph-rsid="01696a49"/>
    </style:style>
    <style:style style:name="P198" style:family="paragraph" style:parent-style-name="Standard">
      <style:text-properties officeooo:rsid="001b03a7" officeooo:paragraph-rsid="017d8fd2"/>
    </style:style>
    <style:style style:name="P199" style:family="paragraph" style:parent-style-name="Standard">
      <style:text-properties officeooo:rsid="0140e693" officeooo:paragraph-rsid="0140e693"/>
    </style:style>
    <style:style style:name="P200" style:family="paragraph" style:parent-style-name="Standard">
      <style:text-properties officeooo:rsid="01696a49" officeooo:paragraph-rsid="01696a49"/>
    </style:style>
    <style:style style:name="P201" style:family="paragraph" style:parent-style-name="Standard">
      <style:text-properties officeooo:paragraph-rsid="0171bbd2"/>
    </style:style>
    <style:style style:name="P202" style:family="paragraph" style:parent-style-name="Standard">
      <style:text-properties fo:font-style="normal" fo:font-weight="normal" officeooo:rsid="01921036" officeooo:paragraph-rsid="01921036" style:font-style-asian="normal" style:font-weight-asian="normal" style:font-style-complex="normal" style:font-weight-complex="normal"/>
    </style:style>
    <style:style style:name="P203" style:family="paragraph" style:parent-style-name="Standard">
      <style:text-properties officeooo:rsid="0135d8bc" officeooo:paragraph-rsid="01998f6d"/>
    </style:style>
    <style:style style:name="P204" style:family="paragraph" style:parent-style-name="Standard">
      <style:text-properties officeooo:rsid="0135d8bc" officeooo:paragraph-rsid="01cac0ce"/>
    </style:style>
    <style:style style:name="P205" style:family="paragraph" style:parent-style-name="Standard">
      <style:text-properties officeooo:paragraph-rsid="010aa4ae"/>
    </style:style>
    <style:style style:name="P206" style:family="paragraph" style:parent-style-name="Standard">
      <style:text-properties fo:font-size="18pt" fo:language="en" fo:country="US" fo:font-weight="bold" officeooo:paragraph-rsid="01b11df7" style:font-size-asian="18pt" style:font-weight-asian="bold" style:font-size-complex="18pt" style:font-weight-complex="bold"/>
    </style:style>
    <style:style style:name="P207" style:family="paragraph" style:parent-style-name="Standard">
      <style:text-properties officeooo:paragraph-rsid="01c07220"/>
    </style:style>
    <style:style style:name="P208" style:family="paragraph" style:parent-style-name="Standard">
      <style:text-properties officeooo:paragraph-rsid="01c2075b"/>
    </style:style>
    <style:style style:name="P209" style:family="paragraph" style:parent-style-name="Standard">
      <style:text-properties officeooo:rsid="00b7825f" officeooo:paragraph-rsid="01c55688"/>
    </style:style>
    <style:style style:name="P210" style:family="paragraph" style:parent-style-name="Standard">
      <style:text-properties officeooo:rsid="00b7825f" officeooo:paragraph-rsid="01cac0ce"/>
    </style:style>
    <style:style style:name="P211" style:family="paragraph" style:parent-style-name="Standard">
      <style:text-properties officeooo:paragraph-rsid="01cac0ce"/>
    </style:style>
    <style:style style:name="P212" style:family="paragraph" style:parent-style-name="Standard">
      <style:text-properties officeooo:paragraph-rsid="01b94d9b"/>
    </style:style>
    <style:style style:name="P213" style:family="paragraph" style:parent-style-name="Standard">
      <style:text-properties officeooo:rsid="016760a8"/>
    </style:style>
    <style:style style:name="P214" style:family="paragraph" style:parent-style-name="Standard">
      <style:text-properties officeooo:paragraph-rsid="0201fee3"/>
    </style:style>
    <style:style style:name="P215" style:family="paragraph" style:parent-style-name="Standard">
      <style:text-properties fo:font-size="12pt" fo:language="en" fo:country="US" fo:font-weight="normal" officeooo:paragraph-rsid="012637a7" style:font-size-asian="12pt" style:font-weight-asian="normal" style:font-size-complex="12pt" style:font-weight-complex="normal"/>
    </style:style>
    <style:style style:name="P216" style:family="paragraph" style:parent-style-name="Standard">
      <style:paragraph-properties fo:margin-left="1.905cm" fo:margin-right="0cm" fo:text-indent="0cm" style:auto-text-indent="false"/>
      <style:text-properties fo:language="en" fo:country="US" fo:font-weight="normal" fo:background-color="#ffffff" style:font-weight-asian="normal" style:font-weight-complex="normal"/>
    </style:style>
    <style:style style:name="P217" style:family="paragraph" style:parent-style-name="Standard">
      <style:paragraph-properties fo:margin-left="0cm" fo:margin-right="0cm" fo:text-indent="0cm" style:auto-text-indent="false"/>
      <style:text-properties fo:font-weight="normal" officeooo:paragraph-rsid="00e69d07" style:font-weight-asian="normal" style:font-weight-complex="normal"/>
    </style:style>
    <style:style style:name="P218" style:family="paragraph" style:parent-style-name="Название_20_объекта">
      <style:text-properties fo:font-weight="normal" style:font-weight-asian="normal" style:font-weight-complex="normal"/>
    </style:style>
    <style:style style:name="P219" style:family="paragraph" style:parent-style-name="Text_20_body">
      <style:text-properties officeooo:rsid="001c80fd" officeooo:paragraph-rsid="0110ab11"/>
    </style:style>
    <style:style style:name="P220" style:family="paragraph" style:parent-style-name="Text_20_body">
      <style:text-properties officeooo:rsid="001c80fd" officeooo:paragraph-rsid="01ae3f44"/>
    </style:style>
    <style:style style:name="P221" style:family="paragraph" style:parent-style-name="Text_20_body">
      <style:text-properties officeooo:rsid="001c80fd" officeooo:paragraph-rsid="01afd483"/>
    </style:style>
    <style:style style:name="P222" style:family="paragraph" style:parent-style-name="Text_20_body">
      <style:text-properties officeooo:rsid="01504635" officeooo:paragraph-rsid="01504635"/>
    </style:style>
    <style:style style:name="P223" style:family="paragraph" style:parent-style-name="Text_20_body">
      <style:text-properties officeooo:rsid="01504635" officeooo:paragraph-rsid="0157c278"/>
    </style:style>
    <style:style style:name="P224" style:family="paragraph" style:parent-style-name="Text_20_body">
      <style:text-properties officeooo:rsid="01504635" officeooo:paragraph-rsid="01f314a8"/>
    </style:style>
    <style:style style:name="P225" style:family="paragraph" style:parent-style-name="Text_20_body">
      <style:text-properties officeooo:rsid="0151b532" officeooo:paragraph-rsid="0151b532"/>
    </style:style>
    <style:style style:name="P226" style:family="paragraph" style:parent-style-name="Text_20_body">
      <style:text-properties officeooo:rsid="0151b532" officeooo:paragraph-rsid="01ab7258"/>
    </style:style>
    <style:style style:name="P227" style:family="paragraph" style:parent-style-name="Text_20_body">
      <style:text-properties officeooo:rsid="0152d144" officeooo:paragraph-rsid="0152d144"/>
    </style:style>
    <style:style style:name="P228" style:family="paragraph" style:parent-style-name="Text_20_body">
      <style:text-properties officeooo:rsid="018310f8" officeooo:paragraph-rsid="0157c278"/>
    </style:style>
    <style:style style:name="P229" style:family="paragraph" style:parent-style-name="Text_20_body">
      <style:text-properties officeooo:rsid="018310f8" officeooo:paragraph-rsid="01592a82"/>
    </style:style>
    <style:style style:name="P230" style:family="paragraph" style:parent-style-name="Text_20_body">
      <style:text-properties fo:font-weight="normal" officeooo:rsid="018310f8" officeooo:paragraph-rsid="0201fee3" style:font-weight-asian="normal" style:font-weight-complex="normal"/>
    </style:style>
    <style:style style:name="P231" style:family="paragraph" style:parent-style-name="Text_20_body_20_indent">
      <style:text-properties officeooo:rsid="016071ea" officeooo:paragraph-rsid="016071ea"/>
    </style:style>
    <style:style style:name="P232" style:family="paragraph" style:parent-style-name="Text_20_body_20_indent">
      <style:text-properties fo:font-weight="normal" officeooo:rsid="00b7825f" officeooo:paragraph-rsid="01cac0ce" style:font-weight-asian="normal" style:font-weight-complex="normal"/>
    </style:style>
    <style:style style:name="P233" style:family="paragraph" style:parent-style-name="Contents_20_3">
      <style:paragraph-properties>
        <style:tab-stops>
          <style:tab-stop style:position="17cm" style:type="right" style:leader-style="dotted" style:leader-text="."/>
        </style:tab-stops>
      </style:paragraph-properties>
    </style:style>
    <style:style style:name="P234" style:family="paragraph" style:parent-style-name="Contents_20_2">
      <style:paragraph-properties>
        <style:tab-stops>
          <style:tab-stop style:position="17cm" style:type="right" style:leader-style="dotted" style:leader-text="."/>
        </style:tab-stops>
      </style:paragraph-properties>
    </style:style>
    <style:style style:name="P235" style:family="paragraph" style:parent-style-name="Contents_20_1">
      <style:paragraph-properties>
        <style:tab-stops>
          <style:tab-stop style:position="17cm" style:type="right" style:leader-style="dotted" style:leader-text="."/>
        </style:tab-stops>
      </style:paragraph-properties>
    </style:style>
    <style:style style:name="P236" style:family="paragraph" style:parent-style-name="Heading_20_1">
      <style:text-properties fo:font-weight="normal" style:font-weight-asian="normal" style:font-weight-complex="normal"/>
    </style:style>
    <style:style style:name="P237" style:family="paragraph" style:parent-style-name="Heading_20_1">
      <style:text-properties fo:font-weight="normal" officeooo:paragraph-rsid="010aa4ae" style:font-weight-asian="normal" style:font-weight-complex="normal"/>
    </style:style>
    <style:style style:name="P238" style:family="paragraph" style:parent-style-name="Standard" style:master-page-name="Standard">
      <style:paragraph-properties style:page-number="auto"/>
      <style:text-properties fo:font-weight="normal" officeooo:paragraph-rsid="01b11df7" style:font-weight-asian="normal" style:font-weight-complex="normal"/>
    </style:style>
    <style:style style:name="P239" style:family="paragraph" style:parent-style-name="Heading_20_3">
      <style:text-properties officeooo:paragraph-rsid="01cac0ce"/>
    </style:style>
    <style:style style:name="P240" style:family="paragraph" style:parent-style-name="Heading_20_3">
      <style:text-properties officeooo:paragraph-rsid="0201fee3"/>
    </style:style>
    <style:style style:name="P241" style:family="paragraph" style:parent-style-name="Heading_20_3">
      <style:text-properties officeooo:paragraph-rsid="0181840c"/>
    </style:style>
    <style:style style:name="P242" style:family="paragraph" style:parent-style-name="Heading_20_2">
      <style:text-properties fo:font-weight="normal" style:font-weight-asian="normal" style:font-weight-complex="normal"/>
    </style:style>
    <style:style style:name="P243" style:family="paragraph" style:parent-style-name="Heading_20_2">
      <style:text-properties fo:font-weight="normal" officeooo:paragraph-rsid="0123e7e6" style:font-weight-asian="normal" style:font-weight-complex="normal"/>
    </style:style>
    <style:style style:name="P244" style:family="paragraph" style:parent-style-name="Heading_20_2">
      <style:text-properties officeooo:rsid="0103454d" officeooo:paragraph-rsid="0103454d"/>
    </style:style>
    <style:style style:name="P245" style:family="paragraph" style:parent-style-name="Heading_20_2">
      <style:text-properties fo:language="en" fo:country="US" fo:font-weight="normal" officeooo:paragraph-rsid="01230d62" style:font-weight-asian="normal" style:font-weight-complex="normal"/>
    </style:style>
    <style:style style:name="P246" style:family="paragraph" style:parent-style-name="Heading_20_2">
      <style:text-properties officeooo:paragraph-rsid="01504635"/>
    </style:style>
    <style:style style:name="T1" style:family="text">
      <style:text-properties style:font-name-asian="Liberation Serif" style:font-name-complex="Liberation Serif"/>
    </style:style>
    <style:style style:name="T2" style:family="text">
      <style:text-properties officeooo:rsid="0151b532" style:font-name-asian="Liberation Serif" style:font-name-complex="Liberation Serif"/>
    </style:style>
    <style:style style:name="T3" style:family="text">
      <style:text-properties officeooo:rsid="01d1b9df" style:font-name-asian="Liberation Serif" style:font-name-complex="Liberation Serif"/>
    </style:style>
    <style:style style:name="T4" style:family="text">
      <style:text-properties officeooo:rsid="0256da6e" style:font-name-asian="Liberation Serif" style:font-name-complex="Liberation Serif"/>
    </style:style>
    <style:style style:name="T5" style:family="text">
      <style:text-properties fo:font-weight="bold" style:font-weight-asian="bold" style:font-weight-complex="bold"/>
    </style:style>
    <style:style style:name="T6" style:family="text">
      <style:text-properties fo:font-weight="bold" officeooo:rsid="002744c2" style:font-weight-asian="bold" style:font-weight-complex="bold"/>
    </style:style>
    <style:style style:name="T7" style:family="text">
      <style:text-properties fo:font-weight="bold" officeooo:rsid="00fc7a41" style:font-weight-asian="bold" style:font-weight-complex="bold"/>
    </style:style>
    <style:style style:name="T8" style:family="text">
      <style:text-properties fo:font-weight="bold" officeooo:rsid="0096efbd" style:font-weight-asian="bold" style:font-weight-complex="bold"/>
    </style:style>
    <style:style style:name="T9" style:family="text">
      <style:text-properties fo:font-weight="bold" officeooo:rsid="00c24b52" style:font-weight-asian="bold" style:font-weight-complex="bold"/>
    </style:style>
    <style:style style:name="T10" style:family="text">
      <style:text-properties fo:font-weight="bold" officeooo:rsid="010afb05" style:font-weight-asian="bold" style:font-weight-complex="bold"/>
    </style:style>
    <style:style style:name="T11" style:family="text">
      <style:text-properties fo:font-weight="bold" officeooo:rsid="01191a33" style:font-weight-asian="bold" style:font-weight-complex="bold"/>
    </style:style>
    <style:style style:name="T12" style:family="text">
      <style:text-properties fo:font-weight="bold" officeooo:rsid="0143b9d1" style:font-weight-asian="bold" style:font-weight-complex="bold"/>
    </style:style>
    <style:style style:name="T13" style:family="text">
      <style:text-properties fo:font-weight="bold" officeooo:rsid="01230d62" style:font-weight-asian="bold" style:font-weight-complex="bold"/>
    </style:style>
    <style:style style:name="T14" style:family="text">
      <style:text-properties fo:font-weight="bold" officeooo:rsid="014acbce" style:font-weight-asian="bold" style:font-weight-complex="bold"/>
    </style:style>
    <style:style style:name="T15" style:family="text">
      <style:text-properties fo:font-weight="bold" officeooo:rsid="012637a7" style:font-weight-asian="bold" style:font-weight-complex="bold"/>
    </style:style>
    <style:style style:name="T16" style:family="text">
      <style:text-properties fo:font-weight="bold" officeooo:rsid="0159568b" style:font-weight-asian="bold" style:font-weight-complex="bold"/>
    </style:style>
    <style:style style:name="T17" style:family="text">
      <style:text-properties fo:font-weight="bold" officeooo:rsid="009ad18f" style:font-weight-asian="bold" style:font-weight-complex="bold"/>
    </style:style>
    <style:style style:name="T18" style:family="text">
      <style:text-properties fo:font-weight="bold" officeooo:rsid="0088153c" style:font-weight-asian="bold" style:font-weight-complex="bold"/>
    </style:style>
    <style:style style:name="T19" style:family="text">
      <style:text-properties fo:font-weight="bold" officeooo:rsid="017f214e" style:font-weight-asian="bold" style:font-weight-complex="bold"/>
    </style:style>
    <style:style style:name="T20" style:family="text">
      <style:text-properties fo:font-weight="bold" officeooo:rsid="014e7368" style:font-weight-asian="bold" style:font-weight-complex="bold"/>
    </style:style>
    <style:style style:name="T21" style:family="text">
      <style:text-properties fo:font-weight="bold" officeooo:rsid="0073cda1" style:font-weight-asian="bold" style:font-weight-complex="bold"/>
    </style:style>
    <style:style style:name="T22" style:family="text">
      <style:text-properties fo:font-weight="bold" officeooo:rsid="0156049b" style:font-weight-asian="bold" style:font-weight-complex="bold"/>
    </style:style>
    <style:style style:name="T23" style:family="text">
      <style:text-properties fo:font-weight="bold" officeooo:rsid="018a8b4f" style:font-weight-asian="bold" style:font-weight-complex="bold"/>
    </style:style>
    <style:style style:name="T24" style:family="text">
      <style:text-properties fo:font-weight="bold" officeooo:rsid="018c30f3" style:font-weight-asian="bold" style:font-weight-complex="bold"/>
    </style:style>
    <style:style style:name="T25" style:family="text">
      <style:text-properties fo:font-weight="bold" officeooo:rsid="01755f61" style:font-weight-asian="bold" style:font-weight-complex="bold"/>
    </style:style>
    <style:style style:name="T26" style:family="text">
      <style:text-properties fo:font-weight="bold" officeooo:rsid="01782080" style:font-weight-asian="bold" style:font-weight-complex="bold"/>
    </style:style>
    <style:style style:name="T27" style:family="text">
      <style:text-properties fo:font-weight="bold" officeooo:rsid="01b467c7" style:font-weight-asian="bold" style:font-weight-complex="bold"/>
    </style:style>
    <style:style style:name="T28" style:family="text">
      <style:text-properties fo:font-weight="bold" officeooo:rsid="0152d144" style:font-weight-asian="bold" style:font-weight-complex="bold"/>
    </style:style>
    <style:style style:name="T29" style:family="text">
      <style:text-properties fo:font-weight="bold" officeooo:rsid="01d2f689" style:font-weight-asian="bold" style:font-weight-complex="bold"/>
    </style:style>
    <style:style style:name="T30" style:family="text">
      <style:text-properties fo:font-weight="bold" officeooo:rsid="01737e7a" style:font-weight-asian="bold" style:font-weight-complex="bold"/>
    </style:style>
    <style:style style:name="T31" style:family="text">
      <style:text-properties fo:font-weight="bold" officeooo:rsid="00b9a4eb" style:font-weight-asian="bold" style:font-weight-complex="bold"/>
    </style:style>
    <style:style style:name="T32" style:family="text">
      <style:text-properties fo:font-weight="bold" officeooo:rsid="01ee98b3" style:font-weight-asian="bold" style:font-weight-complex="bold"/>
    </style:style>
    <style:style style:name="T33" style:family="text">
      <style:text-properties fo:font-weight="bold" officeooo:rsid="01f20aee" style:font-weight-asian="bold" style:font-weight-complex="bold"/>
    </style:style>
    <style:style style:name="T34" style:family="text">
      <style:text-properties fo:font-weight="bold" officeooo:rsid="01f314a8" style:font-weight-asian="bold" style:font-weight-complex="bold"/>
    </style:style>
    <style:style style:name="T35" style:family="text">
      <style:text-properties fo:font-weight="bold" officeooo:rsid="0256da6e" style:font-weight-asian="bold" style:font-weight-complex="bold"/>
    </style:style>
    <style:style style:name="T36" style:family="text">
      <style:text-properties fo:font-weight="bold" officeooo:rsid="01ccbf54" style:font-weight-asian="bold" style:font-weight-complex="bold"/>
    </style:style>
    <style:style style:name="T37" style:family="text">
      <style:text-properties fo:font-weight="bold" style:font-name-asian="Liberation Serif" style:font-weight-asian="bold" style:font-name-complex="Liberation Serif" style:font-weight-complex="bold"/>
    </style:style>
    <style:style style:name="T38" style:family="text">
      <style:text-properties fo:font-weight="bold" officeooo:rsid="012637a7" style:font-name-asian="Liberation Serif" style:font-weight-asian="bold" style:font-name-complex="Liberation Serif" style:font-weight-complex="bold"/>
    </style:style>
    <style:style style:name="T39" style:family="text">
      <style:text-properties fo:font-weight="bold" officeooo:rsid="01484e28" style:font-name-asian="Liberation Serif" style:font-weight-asian="bold" style:font-name-complex="Liberation Serif" style:font-weight-complex="bold"/>
    </style:style>
    <style:style style:name="T40" style:family="text">
      <style:text-properties fo:font-weight="bold" officeooo:rsid="01d1b9df" style:font-name-asian="Liberation Serif" style:font-weight-asian="bold" style:font-name-complex="Liberation Serif" style:font-weight-complex="bold"/>
    </style:style>
    <style:style style:name="T41" style:family="text">
      <style:text-properties fo:language="en" fo:country="US"/>
    </style:style>
    <style:style style:name="T42" style:family="text">
      <style:text-properties fo:language="en" fo:country="US" fo:font-weight="bold" style:font-weight-asian="bold" style:font-weight-complex="bold"/>
    </style:style>
    <style:style style:name="T43" style:family="text">
      <style:text-properties fo:language="en" fo:country="US" fo:font-weight="bold" officeooo:rsid="002744c2" style:font-weight-asian="bold" style:font-weight-complex="bold"/>
    </style:style>
    <style:style style:name="T44" style:family="text">
      <style:text-properties fo:language="en" fo:country="US" fo:font-weight="bold" officeooo:rsid="00286d7c" style:font-weight-asian="bold" style:font-weight-complex="bold"/>
    </style:style>
    <style:style style:name="T45" style:family="text">
      <style:text-properties fo:language="en" fo:country="US" fo:font-weight="bold" officeooo:rsid="011b412f" style:font-weight-asian="bold" style:font-weight-complex="bold"/>
    </style:style>
    <style:style style:name="T46" style:family="text">
      <style:text-properties fo:language="en" fo:country="US" fo:font-weight="bold" officeooo:rsid="0143b9d1" style:font-weight-asian="bold" style:font-weight-complex="bold"/>
    </style:style>
    <style:style style:name="T47" style:family="text">
      <style:text-properties fo:language="en" fo:country="US" fo:font-weight="bold" officeooo:rsid="019705ae" style:font-weight-asian="bold" style:font-weight-complex="bold"/>
    </style:style>
    <style:style style:name="T48" style:family="text">
      <style:text-properties fo:language="en" fo:country="US" fo:font-weight="bold" officeooo:rsid="01b467c7" style:font-weight-asian="bold" style:font-weight-complex="bold"/>
    </style:style>
    <style:style style:name="T49" style:family="text">
      <style:text-properties fo:language="en" fo:country="US" fo:font-weight="bold" officeooo:rsid="0152d144" style:font-weight-asian="bold" style:font-weight-complex="bold"/>
    </style:style>
    <style:style style:name="T50" style:family="text">
      <style:text-properties fo:language="en" fo:country="US" fo:font-weight="bold" officeooo:rsid="0156049b" style:font-weight-asian="bold" style:font-weight-complex="bold"/>
    </style:style>
    <style:style style:name="T51" style:family="text">
      <style:text-properties fo:language="en" fo:country="US" fo:font-weight="bold" officeooo:rsid="00bb9aa7" style:font-weight-asian="bold" style:font-weight-complex="bold"/>
    </style:style>
    <style:style style:name="T52" style:family="text">
      <style:text-properties fo:language="en" fo:country="US" fo:font-weight="bold" style:font-name-asian="Liberation Serif" style:font-weight-asian="bold" style:font-name-complex="Liberation Serif" style:font-weight-complex="bold"/>
    </style:style>
    <style:style style:name="T53" style:family="text">
      <style:text-properties fo:language="en" fo:country="US" fo:font-weight="bold" officeooo:rsid="012637a7" style:font-name-asian="Liberation Serif" style:font-weight-asian="bold" style:font-name-complex="Liberation Serif" style:font-weight-complex="bold"/>
    </style:style>
    <style:style style:name="T54" style:family="text">
      <style:text-properties fo:language="en" fo:country="US" fo:font-weight="bold" officeooo:rsid="01484e28" style:font-name-asian="Liberation Serif" style:font-weight-asian="bold" style:font-name-complex="Liberation Serif" style:font-weight-complex="bold"/>
    </style:style>
    <style:style style:name="T55" style:family="text">
      <style:text-properties fo:language="en" fo:country="US" fo:font-weight="bold" fo:background-color="#ffffff" loext:char-shading-value="0" style:font-weight-asian="bold" style:font-weight-complex="bold"/>
    </style:style>
    <style:style style:name="T56" style:family="text">
      <style:text-properties fo:language="en" fo:country="US" fo:font-weight="bold" fo:background-color="#ffffff" loext:char-shading-value="0" style:font-name-asian="Liberation Serif" style:font-weight-asian="bold" style:font-name-complex="Liberation Serif" style:font-weight-complex="bold"/>
    </style:style>
    <style:style style:name="T57" style:family="text">
      <style:text-properties fo:language="en" fo:country="US" fo:font-weight="bold" officeooo:rsid="01484e28" fo:background-color="#ffffff" loext:char-shading-value="0" style:font-name-asian="Liberation Serif" style:font-weight-asian="bold" style:font-name-complex="Liberation Serif" style:font-weight-complex="bold"/>
    </style:style>
    <style:style style:name="T58" style:family="text">
      <style:text-properties fo:language="en" fo:country="US" fo:font-weight="bold" officeooo:rsid="0159568b" fo:background-color="#ffffff" loext:char-shading-value="0" style:font-name-asian="Liberation Serif" style:font-weight-asian="bold" style:font-name-complex="Liberation Serif" style:font-weight-complex="bold"/>
    </style:style>
    <style:style style:name="T59" style:family="text">
      <style:text-properties fo:language="en" fo:country="US" fo:font-style="italic" fo:font-weight="bold" style:font-style-asian="italic" style:font-weight-asian="bold" style:font-style-complex="italic" style:font-weight-complex="bold"/>
    </style:style>
    <style:style style:name="T60" style:family="text">
      <style:text-properties fo:language="en" fo:country="US" fo:font-style="italic" fo:font-weight="bold" style:font-style-asian="italic" style:font-weight-asian="bold" style:font-weight-complex="bold"/>
    </style:style>
    <style:style style:name="T61" style:family="text">
      <style:text-properties fo:language="en" fo:country="US" fo:font-style="italic" style:font-style-asian="italic"/>
    </style:style>
    <style:style style:name="T62" style:family="text">
      <style:text-properties fo:language="en" fo:country="US" fo:font-style="italic" style:font-style-asian="italic" style:font-style-complex="italic"/>
    </style:style>
    <style:style style:name="T63" style:family="text">
      <style:text-properties fo:language="en" fo:country="US" fo:font-style="italic" officeooo:rsid="00942da8" style:font-style-asian="italic" style:font-style-complex="italic"/>
    </style:style>
    <style:style style:name="T64" style:family="text">
      <style:text-properties fo:language="en" fo:country="US" fo:font-style="italic" officeooo:rsid="00e9fa36" style:font-style-asian="italic" style:font-style-complex="italic"/>
    </style:style>
    <style:style style:name="T65" style:family="text">
      <style:text-properties fo:language="en" fo:country="US" fo:font-style="italic" officeooo:rsid="0096efbd" style:font-style-asian="italic" style:font-style-complex="italic"/>
    </style:style>
    <style:style style:name="T66" style:family="text">
      <style:text-properties fo:language="en" fo:country="US" fo:font-style="italic" officeooo:rsid="00b4d8f7" style:font-style-asian="italic" style:font-style-complex="italic"/>
    </style:style>
    <style:style style:name="T67" style:family="text">
      <style:text-properties fo:language="en" fo:country="US" fo:font-style="italic" officeooo:rsid="0099dbfb" style:font-style-asian="italic" style:font-style-complex="italic"/>
    </style:style>
    <style:style style:name="T68" style:family="text">
      <style:text-properties fo:language="en" fo:country="US" fo:font-style="italic" officeooo:rsid="008171bb" style:font-style-asian="italic" style:font-style-complex="italic"/>
    </style:style>
    <style:style style:name="T69" style:family="text">
      <style:text-properties fo:language="en" fo:country="US" fo:font-style="italic" officeooo:rsid="00f49cc0" style:font-style-asian="italic" style:font-style-complex="italic"/>
    </style:style>
    <style:style style:name="T70" style:family="text">
      <style:text-properties fo:language="en" fo:country="US" fo:font-style="italic" officeooo:rsid="00b2d1f2" style:font-style-asian="italic" style:font-style-complex="italic"/>
    </style:style>
    <style:style style:name="T71" style:family="text">
      <style:text-properties fo:language="en" fo:country="US" fo:font-style="italic" officeooo:rsid="0049f0d0" style:font-style-asian="italic" style:font-style-complex="italic"/>
    </style:style>
    <style:style style:name="T72" style:family="text">
      <style:text-properties fo:language="en" fo:country="US" fo:font-style="italic" officeooo:rsid="001bf8ed" style:font-style-asian="italic" style:font-style-complex="italic"/>
    </style:style>
    <style:style style:name="T73" style:family="text">
      <style:text-properties fo:language="en" fo:country="US" fo:font-style="italic" officeooo:rsid="009710a0" style:font-style-asian="italic" style:font-style-complex="italic"/>
    </style:style>
    <style:style style:name="T74" style:family="text">
      <style:text-properties fo:language="en" fo:country="US" fo:font-style="italic" officeooo:rsid="010d2d62" style:font-style-asian="italic" style:font-style-complex="italic"/>
    </style:style>
    <style:style style:name="T75" style:family="text">
      <style:text-properties fo:language="en" fo:country="US" fo:font-style="italic" officeooo:rsid="013e0465" style:font-style-asian="italic" style:font-style-complex="italic"/>
    </style:style>
    <style:style style:name="T76" style:family="text">
      <style:text-properties fo:language="en" fo:country="US" fo:font-style="italic" officeooo:rsid="018e11ce" style:font-style-asian="italic" style:font-style-complex="italic"/>
    </style:style>
    <style:style style:name="T77" style:family="text">
      <style:text-properties fo:language="en" fo:country="US" fo:font-style="italic" officeooo:rsid="01ab5816" style:font-style-asian="italic" style:font-style-complex="italic"/>
    </style:style>
    <style:style style:name="T78" style:family="text">
      <style:text-properties fo:language="en" fo:country="US" fo:font-style="italic" officeooo:rsid="00b9a4eb" style:font-style-asian="italic" style:font-style-complex="italic"/>
    </style:style>
    <style:style style:name="T79" style:family="text">
      <style:text-properties fo:language="en" fo:country="US" fo:font-style="italic" fo:background-color="transparent" loext:char-shading-value="0" style:font-style-asian="italic" style:font-style-complex="italic"/>
    </style:style>
    <style:style style:name="T80" style:family="text">
      <style:text-properties fo:language="en" fo:country="US" fo:font-style="italic" style:font-name-asian="Liberation Serif" style:font-style-asian="italic" style:font-name-complex="Liberation Serif"/>
    </style:style>
    <style:style style:name="T81" style:family="text">
      <style:text-properties fo:language="en" fo:country="US" fo:font-style="italic" fo:background-color="#ffffff" loext:char-shading-value="0" style:font-style-asian="italic" style:font-style-complex="italic"/>
    </style:style>
    <style:style style:name="T82" style:family="text">
      <style:text-properties fo:language="en" fo:country="US" fo:font-style="italic" fo:font-weight="normal" style:font-style-asian="italic" style:font-weight-asian="normal" style:font-style-complex="italic" style:font-weight-complex="normal"/>
    </style:style>
    <style:style style:name="T83" style:family="text">
      <style:text-properties fo:language="en" fo:country="US" fo:font-style="italic" fo:font-weight="normal" officeooo:rsid="01019e79" style:font-style-asian="italic" style:font-weight-asian="normal" style:font-style-complex="italic" style:font-weight-complex="normal"/>
    </style:style>
    <style:style style:name="T84" style:family="text">
      <style:text-properties fo:language="en" fo:country="US" fo:font-style="italic" fo:font-weight="normal" officeooo:rsid="010385e1" style:font-style-asian="italic" style:font-weight-asian="normal" style:font-style-complex="italic" style:font-weight-complex="normal"/>
    </style:style>
    <style:style style:name="T85" style:family="text">
      <style:text-properties fo:language="en" fo:country="US" fo:font-style="italic" fo:font-weight="normal" officeooo:rsid="0259e597" style:font-style-asian="italic" style:font-weight-asian="normal" style:font-style-complex="italic" style:font-weight-complex="normal"/>
    </style:style>
    <style:style style:name="T86" style:family="text">
      <style:text-properties fo:language="en" fo:country="US" fo:background-color="transparent" loext:char-shading-value="0"/>
    </style:style>
    <style:style style:name="T87" style:family="text">
      <style:text-properties fo:language="en" fo:country="US" style:text-underline-style="none" fo:font-weight="normal" style:font-weight-asian="normal" style:font-weight-complex="normal"/>
    </style:style>
    <style:style style:name="T88" style:family="text">
      <style:text-properties fo:language="en" fo:country="US" style:font-name-asian="Liberation Serif" style:font-name-complex="Liberation Serif"/>
    </style:style>
    <style:style style:name="T89" style:family="text">
      <style:text-properties fo:language="en" fo:country="US" officeooo:rsid="00297b7c" style:font-name-asian="Liberation Serif" style:font-name-complex="Liberation Serif"/>
    </style:style>
    <style:style style:name="T90" style:family="text">
      <style:text-properties fo:language="en" fo:country="US" officeooo:rsid="00300f10" style:font-name-asian="Liberation Serif" style:font-name-complex="Liberation Serif"/>
    </style:style>
    <style:style style:name="T91" style:family="text">
      <style:text-properties fo:language="en" fo:country="US" officeooo:rsid="00f9bcf1" style:font-name-asian="Liberation Serif" style:font-name-complex="Liberation Serif"/>
    </style:style>
    <style:style style:name="T92" style:family="text">
      <style:text-properties fo:language="en" fo:country="US" officeooo:rsid="0151b532" style:font-name-asian="Liberation Serif" style:font-name-complex="Liberation Serif"/>
    </style:style>
    <style:style style:name="T93" style:family="text">
      <style:text-properties fo:language="en" fo:country="US" officeooo:rsid="016be1e2" style:font-name-asian="Liberation Serif" style:font-name-complex="Liberation Serif"/>
    </style:style>
    <style:style style:name="T94" style:family="text">
      <style:text-properties fo:language="en" fo:country="US" fo:font-style="normal" fo:font-weight="bold" style:font-style-asian="normal" style:font-weight-asian="bold" style:font-style-complex="normal" style:font-weight-complex="bold"/>
    </style:style>
    <style:style style:name="T95" style:family="text">
      <style:text-properties fo:language="en" fo:country="US" fo:font-style="normal" fo:font-weight="bold" officeooo:rsid="0056f222" style:font-style-asian="normal" style:font-weight-asian="bold" style:font-style-complex="normal" style:font-weight-complex="bold"/>
    </style:style>
    <style:style style:name="T96" style:family="text">
      <style:text-properties fo:language="en" fo:country="US" fo:font-style="normal" fo:font-weight="bold" officeooo:rsid="01070ae6" style:font-style-asian="normal" style:font-weight-asian="bold" style:font-style-complex="normal" style:font-weight-complex="bold"/>
    </style:style>
    <style:style style:name="T97" style:family="text">
      <style:text-properties fo:language="en" fo:country="US" fo:font-style="normal" fo:font-weight="bold" officeooo:rsid="011881b3" style:font-style-asian="normal" style:font-weight-asian="bold" style:font-style-complex="normal" style:font-weight-complex="bold"/>
    </style:style>
    <style:style style:name="T98" style:family="text">
      <style:text-properties fo:language="en" fo:country="US" fo:font-style="normal" fo:font-weight="bold" officeooo:rsid="0123e7e6" style:font-style-asian="normal" style:font-weight-asian="bold" style:font-style-complex="normal" style:font-weight-complex="bold"/>
    </style:style>
    <style:style style:name="T99" style:family="text">
      <style:text-properties fo:language="en" fo:country="US" fo:font-style="normal" fo:font-weight="bold" officeooo:rsid="00a69a4d" style:font-style-asian="normal" style:font-weight-asian="bold" style:font-style-complex="normal" style:font-weight-complex="bold"/>
    </style:style>
    <style:style style:name="T100" style:family="text">
      <style:text-properties fo:language="en" fo:country="US" fo:font-style="normal" fo:font-weight="bold" officeooo:rsid="01737e7a" style:font-style-asian="normal" style:font-weight-asian="bold" style:font-style-complex="normal" style:font-weight-complex="bold"/>
    </style:style>
    <style:style style:name="T101" style:family="text">
      <style:text-properties fo:language="en" fo:country="US" fo:font-style="normal" fo:font-weight="bold" officeooo:rsid="01782080" style:font-style-asian="normal" style:font-weight-asian="bold" style:font-style-complex="normal" style:font-weight-complex="bold"/>
    </style:style>
    <style:style style:name="T102" style:family="text">
      <style:text-properties fo:language="en" fo:country="US" fo:font-style="normal" fo:font-weight="bold" officeooo:rsid="01cac0ce" style:font-style-asian="normal" style:font-weight-asian="bold" style:font-style-complex="normal" style:font-weight-complex="bold"/>
    </style:style>
    <style:style style:name="T103" style:family="text">
      <style:text-properties fo:language="en" fo:country="US" fo:font-style="normal" fo:font-weight="bold" officeooo:rsid="00286d7c" style:font-style-asian="normal" style:font-weight-asian="bold" style:font-style-complex="normal" style:font-weight-complex="bold"/>
    </style:style>
    <style:style style:name="T104" style:family="text">
      <style:text-properties fo:language="en" fo:country="US" fo:font-style="normal" fo:font-weight="bold" officeooo:rsid="022b60cc" style:font-style-asian="normal" style:font-weight-asian="bold" style:font-style-complex="normal" style:font-weight-complex="bold"/>
    </style:style>
    <style:style style:name="T105" style:family="text">
      <style:text-properties fo:language="en" fo:country="US" fo:font-style="normal" fo:font-weight="bold" style:font-name-asian="Liberation Serif" style:font-style-asian="normal" style:font-weight-asian="bold" style:font-name-complex="Liberation Serif" style:font-style-complex="normal" style:font-weight-complex="bold"/>
    </style:style>
    <style:style style:name="T106" style:family="text">
      <style:text-properties fo:language="en" fo:country="US" fo:font-style="normal" fo:font-weight="bold" officeooo:rsid="012637a7" style:font-name-asian="Liberation Serif" style:font-style-asian="normal" style:font-weight-asian="bold" style:font-name-complex="Liberation Serif" style:font-style-complex="normal" style:font-weight-complex="bold"/>
    </style:style>
    <style:style style:name="T107" style:family="text">
      <style:text-properties fo:language="en" fo:country="US" fo:font-style="normal" fo:font-weight="bold" officeooo:rsid="00a69a4d" style:font-name-asian="Liberation Serif" style:font-style-asian="normal" style:font-weight-asian="bold" style:font-name-complex="Liberation Serif" style:font-style-complex="normal" style:font-weight-complex="bold"/>
    </style:style>
    <style:style style:name="T108" style:family="text">
      <style:text-properties fo:language="en" fo:country="US" fo:font-style="normal" fo:background-color="transparent" loext:char-shading-value="0" style:font-style-asian="normal"/>
    </style:style>
    <style:style style:name="T109" style:family="text">
      <style:text-properties fo:language="en" fo:country="US" fo:font-style="normal" fo:font-weight="normal" officeooo:rsid="00d5a8b8" style:font-style-asian="normal" style:font-weight-asian="normal" style:font-style-complex="normal" style:font-weight-complex="normal"/>
    </style:style>
    <style:style style:name="T110" style:family="text">
      <style:text-properties fo:language="en" fo:country="US" fo:font-style="normal" fo:font-weight="normal" officeooo:rsid="0171bbd2" style:font-style-asian="normal" style:font-weight-asian="normal" style:font-style-complex="normal" style:font-weight-complex="normal"/>
    </style:style>
    <style:style style:name="T111" style:family="text">
      <style:text-properties fo:language="en" fo:country="US" fo:font-style="normal" fo:font-weight="normal" officeooo:rsid="0259e597" style:font-style-asian="normal" style:font-weight-asian="normal" style:font-style-complex="normal" style:font-weight-complex="normal"/>
    </style:style>
    <style:style style:name="T112" style:family="text">
      <style:text-properties fo:language="en" fo:country="US" fo:font-style="normal" style:font-style-asian="normal" style:font-style-complex="normal"/>
    </style:style>
    <style:style style:name="T113" style:family="text">
      <style:text-properties fo:language="en" fo:country="US" fo:font-style="normal" officeooo:rsid="0259e597" style:font-style-asian="normal" style:font-style-complex="normal"/>
    </style:style>
    <style:style style:name="T114" style:family="text">
      <style:text-properties fo:language="en" fo:country="US" fo:background-color="#ffffff" loext:char-shading-value="0"/>
    </style:style>
    <style:style style:name="T115" style:family="text">
      <style:text-properties fo:language="en" fo:country="US" officeooo:rsid="001b6856" fo:background-color="#ffffff" loext:char-shading-value="0"/>
    </style:style>
    <style:style style:name="T116" style:family="text">
      <style:text-properties fo:language="en" fo:country="US" officeooo:rsid="003641e7" fo:background-color="#ffffff" loext:char-shading-value="0"/>
    </style:style>
    <style:style style:name="T117" style:family="text">
      <style:text-properties fo:language="en" fo:country="US" fo:background-color="#ffffff" loext:char-shading-value="0" style:font-name-asian="Liberation Serif" style:font-name-complex="Liberation Serif"/>
    </style:style>
    <style:style style:name="T118" style:family="text">
      <style:text-properties fo:language="en" fo:country="US" officeooo:rsid="0151b532" fo:background-color="#ffffff" loext:char-shading-value="0" style:font-name-asian="Liberation Serif" style:font-name-complex="Liberation Serif"/>
    </style:style>
    <style:style style:name="T119" style:family="text">
      <style:text-properties fo:language="en" fo:country="US" officeooo:rsid="00297b7c"/>
    </style:style>
    <style:style style:name="T120" style:family="text">
      <style:text-properties fo:language="en" fo:country="US" officeooo:rsid="0094efc3"/>
    </style:style>
    <style:style style:name="T121" style:family="text">
      <style:text-properties fo:language="en" fo:country="US" officeooo:rsid="0096efbd"/>
    </style:style>
    <style:style style:name="T122" style:family="text">
      <style:text-properties fo:language="en" fo:country="US" officeooo:rsid="009710a0"/>
    </style:style>
    <style:style style:name="T123" style:family="text">
      <style:text-properties fo:language="en" fo:country="US" officeooo:rsid="009ad18f"/>
    </style:style>
    <style:style style:name="T124" style:family="text">
      <style:text-properties fo:language="en" fo:country="US" officeooo:rsid="009b7144"/>
    </style:style>
    <style:style style:name="T125" style:family="text">
      <style:text-properties fo:language="en" fo:country="US" officeooo:rsid="009daf58"/>
    </style:style>
    <style:style style:name="T126" style:family="text">
      <style:text-properties fo:language="en" fo:country="US" officeooo:rsid="00a69a4d"/>
    </style:style>
    <style:style style:name="T127" style:family="text">
      <style:text-properties fo:language="en" fo:country="US" officeooo:rsid="00b0771c"/>
    </style:style>
    <style:style style:name="T128" style:family="text">
      <style:text-properties fo:language="en" fo:country="US" officeooo:rsid="00c9098a"/>
    </style:style>
    <style:style style:name="T129" style:family="text">
      <style:text-properties fo:language="en" fo:country="US" officeooo:rsid="002680b2"/>
    </style:style>
    <style:style style:name="T130" style:family="text">
      <style:text-properties fo:language="en" fo:country="US" officeooo:rsid="001b6856"/>
    </style:style>
    <style:style style:name="T131" style:family="text">
      <style:text-properties fo:language="en" fo:country="US" officeooo:rsid="004b8c21"/>
    </style:style>
    <style:style style:name="T132" style:family="text">
      <style:text-properties fo:language="en" fo:country="US" officeooo:rsid="00381c73"/>
    </style:style>
    <style:style style:name="T133" style:family="text">
      <style:text-properties fo:language="en" fo:country="US" officeooo:rsid="002a0afb"/>
    </style:style>
    <style:style style:name="T134" style:family="text">
      <style:text-properties fo:language="en" fo:country="US" officeooo:rsid="00515433"/>
    </style:style>
    <style:style style:name="T135" style:family="text">
      <style:text-properties fo:language="en" fo:country="US" officeooo:rsid="009f8404"/>
    </style:style>
    <style:style style:name="T136" style:family="text">
      <style:text-properties fo:language="en" fo:country="US" officeooo:rsid="001bf8ed"/>
    </style:style>
    <style:style style:name="T137" style:family="text">
      <style:text-properties fo:language="en" fo:country="US" officeooo:rsid="002b9647"/>
    </style:style>
    <style:style style:name="T138" style:family="text">
      <style:text-properties fo:language="en" fo:country="US" fo:font-weight="normal" style:font-weight-asian="normal" style:font-weight-complex="normal"/>
    </style:style>
    <style:style style:name="T139" style:family="text">
      <style:text-properties fo:language="en" fo:country="US" fo:font-weight="normal" officeooo:rsid="00d5a8b8" style:font-weight-asian="normal" style:font-weight-complex="normal"/>
    </style:style>
    <style:style style:name="T140" style:family="text">
      <style:text-properties fo:language="en" fo:country="US" fo:font-weight="normal" officeooo:rsid="00bb9aa7" style:font-weight-asian="normal" style:font-weight-complex="normal"/>
    </style:style>
    <style:style style:name="T141" style:family="text">
      <style:text-properties fo:language="en" fo:country="US" fo:font-weight="normal" officeooo:rsid="001b6856" style:font-weight-asian="normal" style:font-weight-complex="normal"/>
    </style:style>
    <style:style style:name="T142" style:family="text">
      <style:text-properties fo:language="en" fo:country="US" fo:font-weight="normal" officeooo:rsid="0135d8bc" style:font-weight-asian="normal" style:font-weight-complex="normal"/>
    </style:style>
    <style:style style:name="T143" style:family="text">
      <style:text-properties fo:language="en" fo:country="US" fo:font-weight="normal" officeooo:rsid="0171bbd2" style:font-weight-asian="normal" style:font-weight-complex="normal"/>
    </style:style>
    <style:style style:name="T144" style:family="text">
      <style:text-properties fo:language="en" fo:country="US" fo:font-weight="normal" officeooo:rsid="01998f6d" style:font-weight-asian="normal" style:font-weight-complex="normal"/>
    </style:style>
    <style:style style:name="T145" style:family="text">
      <style:text-properties fo:language="en" fo:country="US" fo:font-weight="normal" officeooo:rsid="00b9a4eb" style:font-weight-asian="normal" style:font-weight-complex="normal"/>
    </style:style>
    <style:style style:name="T146" style:family="text">
      <style:text-properties fo:language="en" fo:country="US" fo:font-weight="normal" officeooo:rsid="00b8c320" style:font-weight-asian="normal" style:font-weight-complex="normal"/>
    </style:style>
    <style:style style:name="T147" style:family="text">
      <style:text-properties fo:language="en" fo:country="US" officeooo:rsid="00fc7a41"/>
    </style:style>
    <style:style style:name="T148" style:family="text">
      <style:text-properties fo:language="en" fo:country="US" officeooo:rsid="00ff21f2"/>
    </style:style>
    <style:style style:name="T149" style:family="text">
      <style:text-properties fo:language="en" fo:country="US" officeooo:rsid="010d2d62"/>
    </style:style>
    <style:style style:name="T150" style:family="text">
      <style:text-properties fo:language="en" fo:country="US" officeooo:rsid="016d5ca6"/>
    </style:style>
    <style:style style:name="T151" style:family="text">
      <style:text-properties fo:language="en" fo:country="US" officeooo:rsid="0184a7ee"/>
    </style:style>
    <style:style style:name="T152" style:family="text">
      <style:text-properties fo:language="en" fo:country="US" officeooo:rsid="020805bf"/>
    </style:style>
    <style:style style:name="T153" style:family="text">
      <style:text-properties fo:language="en" fo:country="US" officeooo:rsid="021d75a0"/>
    </style:style>
    <style:style style:name="T154" style:family="text">
      <style:text-properties fo:background-color="#ffffff" loext:char-shading-value="0"/>
    </style:style>
    <style:style style:name="T155" style:family="text">
      <style:text-properties officeooo:rsid="00b0771c" fo:background-color="#ffffff" loext:char-shading-value="0"/>
    </style:style>
    <style:style style:name="T156" style:family="text">
      <style:text-properties officeooo:rsid="01658bd9" fo:background-color="#ffffff" loext:char-shading-value="0"/>
    </style:style>
    <style:style style:name="T157" style:family="text">
      <style:text-properties fo:font-style="italic" style:font-style-asian="italic" style:font-style-complex="italic"/>
    </style:style>
    <style:style style:name="T158" style:family="text">
      <style:text-properties fo:font-style="italic" officeooo:rsid="00942da8" style:font-style-asian="italic" style:font-style-complex="italic"/>
    </style:style>
    <style:style style:name="T159" style:family="text">
      <style:text-properties fo:font-style="italic" officeooo:rsid="002744c2" style:font-style-asian="italic" style:font-style-complex="italic"/>
    </style:style>
    <style:style style:name="T160" style:family="text">
      <style:text-properties fo:font-style="italic" officeooo:rsid="00f914a6" style:font-style-asian="italic" style:font-style-complex="italic"/>
    </style:style>
    <style:style style:name="T161" style:family="text">
      <style:text-properties fo:font-style="italic" officeooo:rsid="0056f222" style:font-style-asian="italic" style:font-style-complex="italic"/>
    </style:style>
    <style:style style:name="T162" style:family="text">
      <style:text-properties fo:font-style="italic" officeooo:rsid="0090a3b9" style:font-style-asian="italic" style:font-style-complex="italic"/>
    </style:style>
    <style:style style:name="T163" style:family="text">
      <style:text-properties fo:font-style="italic" officeooo:rsid="0094efc3" style:font-style-asian="italic" style:font-style-complex="italic"/>
    </style:style>
    <style:style style:name="T164" style:family="text">
      <style:text-properties fo:font-style="italic" officeooo:rsid="0096efbd" style:font-style-asian="italic" style:font-style-complex="italic"/>
    </style:style>
    <style:style style:name="T165" style:family="text">
      <style:text-properties fo:font-style="italic" officeooo:rsid="00c90218" style:font-style-asian="italic" style:font-style-complex="italic"/>
    </style:style>
    <style:style style:name="T166" style:family="text">
      <style:text-properties fo:font-style="italic" officeooo:rsid="0099dbfb" style:font-style-asian="italic" style:font-style-complex="italic"/>
    </style:style>
    <style:style style:name="T167" style:family="text">
      <style:text-properties fo:font-style="italic" officeooo:rsid="00b8c320" style:font-style-asian="italic" style:font-style-complex="italic"/>
    </style:style>
    <style:style style:name="T168" style:family="text">
      <style:text-properties fo:font-style="italic" officeooo:rsid="008171bb" style:font-style-asian="italic" style:font-style-complex="italic"/>
    </style:style>
    <style:style style:name="T169" style:family="text">
      <style:text-properties fo:font-style="italic" officeooo:rsid="00b2d1f2" style:font-style-asian="italic" style:font-style-complex="italic"/>
    </style:style>
    <style:style style:name="T170" style:family="text">
      <style:text-properties fo:font-style="italic" officeooo:rsid="0049f0d0" style:font-style-asian="italic" style:font-style-complex="italic"/>
    </style:style>
    <style:style style:name="T171" style:family="text">
      <style:text-properties fo:font-style="italic" officeooo:rsid="010afb05" style:font-style-asian="italic" style:font-style-complex="italic"/>
    </style:style>
    <style:style style:name="T172" style:family="text">
      <style:text-properties fo:font-style="italic" officeooo:rsid="0152d144" style:font-style-asian="italic" style:font-style-complex="italic"/>
    </style:style>
    <style:style style:name="T173" style:family="text">
      <style:text-properties fo:font-style="italic" officeooo:rsid="018e11ce" style:font-style-asian="italic" style:font-style-complex="italic"/>
    </style:style>
    <style:style style:name="T174" style:family="text">
      <style:text-properties fo:font-style="italic" officeooo:rsid="01ab5816" style:font-style-asian="italic" style:font-style-complex="italic"/>
    </style:style>
    <style:style style:name="T175" style:family="text">
      <style:text-properties fo:font-style="italic" officeooo:rsid="00c0420c" style:font-style-asian="italic" style:font-style-complex="italic"/>
    </style:style>
    <style:style style:name="T176" style:family="text">
      <style:text-properties fo:font-style="italic" officeooo:rsid="00b9a4eb" style:font-style-asian="italic" style:font-style-complex="italic"/>
    </style:style>
    <style:style style:name="T177" style:family="text">
      <style:text-properties fo:font-style="italic" officeooo:rsid="023d384a" style:font-style-asian="italic" style:font-style-complex="italic"/>
    </style:style>
    <style:style style:name="T178" style:family="text">
      <style:text-properties fo:font-style="italic" officeooo:rsid="023c0c3e" style:font-style-asian="italic" style:font-style-complex="italic"/>
    </style:style>
    <style:style style:name="T179" style:family="text">
      <style:text-properties fo:font-style="italic" officeooo:rsid="0242ec01" style:font-style-asian="italic" style:font-style-complex="italic"/>
    </style:style>
    <style:style style:name="T180" style:family="text">
      <style:text-properties fo:font-style="italic" officeooo:rsid="01f57441" style:font-style-asian="italic" style:font-style-complex="italic"/>
    </style:style>
    <style:style style:name="T181" style:family="text">
      <style:text-properties fo:font-style="italic" fo:font-weight="bold" style:font-style-asian="italic" style:font-weight-asian="bold" style:font-style-complex="italic" style:font-weight-complex="bold"/>
    </style:style>
    <style:style style:name="T182" style:family="text">
      <style:text-properties fo:font-style="italic" fo:font-weight="bold" officeooo:rsid="00f914a6" style:font-style-asian="italic" style:font-weight-asian="bold" style:font-style-complex="italic" style:font-weight-complex="bold"/>
    </style:style>
    <style:style style:name="T183" style:family="text">
      <style:text-properties fo:font-style="italic" fo:font-weight="bold" officeooo:rsid="0056f222" style:font-style-asian="italic" style:font-weight-asian="bold" style:font-style-complex="italic" style:font-weight-complex="bold"/>
    </style:style>
    <style:style style:name="T184" style:family="text">
      <style:text-properties fo:font-style="italic" style:text-underline-style="none" style:font-style-asian="italic" style:font-style-complex="italic"/>
    </style:style>
    <style:style style:name="T185" style:family="text">
      <style:text-properties fo:font-style="italic" style:text-underline-style="none" officeooo:rsid="0096efbd" style:font-style-asian="italic" style:font-style-complex="italic"/>
    </style:style>
    <style:style style:name="T186" style:family="text">
      <style:text-properties fo:font-style="italic" fo:font-weight="normal" style:font-style-asian="italic" style:font-weight-asian="normal" style:font-style-complex="italic" style:font-weight-complex="normal"/>
    </style:style>
    <style:style style:name="T187" style:family="text">
      <style:text-properties fo:font-style="italic" fo:font-weight="normal" officeooo:rsid="023c0c3e" style:font-style-asian="italic" style:font-weight-asian="normal" style:font-style-complex="italic" style:font-weight-complex="normal"/>
    </style:style>
    <style:style style:name="T188" style:family="text">
      <style:text-properties fo:font-style="italic" fo:font-weight="normal" officeooo:rsid="022e4603" style:font-style-asian="italic" style:font-weight-asian="normal" style:font-style-complex="italic" style:font-weight-complex="normal"/>
    </style:style>
    <style:style style:name="T189" style:family="text">
      <style:text-properties fo:font-style="italic" fo:font-weight="normal" officeooo:rsid="025263c1" style:font-style-asian="italic" style:font-weight-asian="normal" style:font-style-complex="italic" style:font-weight-complex="normal"/>
    </style:style>
    <style:style style:name="T190" style:family="text">
      <style:text-properties fo:font-style="italic" fo:font-weight="normal" officeooo:rsid="022e9663" style:font-style-asian="italic" style:font-weight-asian="normal" style:font-style-complex="italic" style:font-weight-complex="normal"/>
    </style:style>
    <style:style style:name="T191" style:family="text">
      <style:text-properties style:font-name="Droid Sans Fallback" fo:language="en" fo:country="US" style:font-name-complex="Droid Sans Fallback"/>
    </style:style>
    <style:style style:name="T192" style:family="text">
      <style:text-properties fo:color="#000000" fo:language="en" fo:country="US"/>
    </style:style>
    <style:style style:name="T193" style:family="text">
      <style:text-properties fo:color="#000000" fo:language="en" fo:country="US" style:text-underline-style="none" fo:font-weight="normal" style:font-weight-asian="normal" style:font-weight-complex="normal"/>
    </style:style>
    <style:style style:name="T194" style:family="text">
      <style:text-properties fo:color="#000000" fo:language="en" fo:country="US" style:text-underline-style="none" fo:font-weight="normal" officeooo:rsid="001b6856" style:font-weight-asian="normal" style:font-weight-complex="normal"/>
    </style:style>
    <style:style style:name="T195" style:family="text">
      <style:text-properties fo:color="#000000" fo:language="en" fo:country="US" fo:font-style="normal" fo:background-color="transparent" loext:char-shading-value="0" style:font-style-asian="normal"/>
    </style:style>
    <style:style style:name="T196" style:family="text">
      <style:text-properties fo:color="#000000" fo:language="en" fo:country="US" fo:font-style="italic" fo:background-color="transparent" loext:char-shading-value="0" style:font-style-asian="italic" style:font-style-complex="italic"/>
    </style:style>
    <style:style style:name="T197" style:family="text">
      <style:text-properties fo:color="#000000" fo:language="en" fo:country="US" officeooo:rsid="001b6856"/>
    </style:style>
    <style:style style:name="T198" style:family="text">
      <style:text-properties fo:color="#000000" style:text-position="super 58%" fo:language="en" fo:country="US" officeooo:rsid="001b6856"/>
    </style:style>
    <style:style style:name="T199" style:family="text">
      <style:text-properties fo:font-size="8pt" fo:language="en" fo:country="US" style:font-size-asian="8pt" style:font-size-complex="8pt"/>
    </style:style>
    <style:style style:name="T200" style:family="text">
      <style:text-properties fo:font-size="8pt" fo:language="en" fo:country="US" fo:background-color="transparent" loext:char-shading-value="0" style:font-size-asian="8pt" style:font-size-complex="8pt"/>
    </style:style>
    <style:style style:name="T201" style:family="text">
      <style:text-properties fo:font-size="8pt" fo:language="en" fo:country="US" fo:background-color="#ffffff" loext:char-shading-value="0" style:font-size-asian="8pt" style:font-size-complex="8pt"/>
    </style:style>
    <style:style style:name="T202" style:family="text">
      <style:text-properties fo:font-size="9pt" fo:language="en" fo:country="US" style:font-size-asian="9pt" style:font-size-complex="9pt"/>
    </style:style>
    <style:style style:name="T203" style:family="text">
      <style:text-properties fo:color="#c00000" fo:language="en" fo:country="US"/>
    </style:style>
    <style:style style:name="T204" style:family="text">
      <style:text-properties officeooo:rsid="001b6856"/>
    </style:style>
    <style:style style:name="T205" style:family="text">
      <style:text-properties fo:font-size="12pt" fo:language="en" fo:country="US" fo:font-style="italic" fo:background-color="#ffffff" loext:char-shading-value="0" style:font-size-asian="12pt" style:font-style-asian="italic" style:font-size-complex="12pt" style:font-style-complex="italic"/>
    </style:style>
    <style:style style:name="T206" style:family="text">
      <style:text-properties fo:font-size="12pt" fo:language="en" fo:country="US" style:font-size-asian="12pt" style:font-size-complex="12pt"/>
    </style:style>
    <style:style style:name="T207" style:family="text">
      <style:text-properties officeooo:rsid="001bf8ed"/>
    </style:style>
    <style:style style:name="T208" style:family="text">
      <style:text-properties officeooo:rsid="00251aa4"/>
    </style:style>
    <style:style style:name="T209" style:family="text">
      <style:text-properties officeooo:rsid="002a0afb"/>
    </style:style>
    <style:style style:name="T210" style:family="text">
      <style:text-properties officeooo:rsid="00300f10"/>
    </style:style>
    <style:style style:name="T211" style:family="text">
      <style:text-properties officeooo:rsid="00347888"/>
    </style:style>
    <style:style style:name="T212" style:family="text">
      <style:text-properties officeooo:rsid="00381c73"/>
    </style:style>
    <style:style style:name="T213" style:family="text">
      <style:text-properties officeooo:rsid="003d738c"/>
    </style:style>
    <style:style style:name="T214" style:family="text">
      <style:text-properties officeooo:rsid="004616cb"/>
    </style:style>
    <style:style style:name="T215" style:family="text">
      <style:text-properties officeooo:rsid="006cf7ca"/>
    </style:style>
    <style:style style:name="T216" style:family="text">
      <style:text-properties officeooo:rsid="00942da8"/>
    </style:style>
    <style:style style:name="T217" style:family="text">
      <style:text-properties officeooo:rsid="0094efc3"/>
    </style:style>
    <style:style style:name="T218" style:family="text">
      <style:text-properties officeooo:rsid="0096efbd"/>
    </style:style>
    <style:style style:name="T219" style:family="text">
      <style:text-properties officeooo:rsid="0099230b"/>
    </style:style>
    <style:style style:name="T220" style:family="text">
      <style:text-properties officeooo:rsid="009ad18f"/>
    </style:style>
    <style:style style:name="T221" style:family="text">
      <style:text-properties officeooo:rsid="009b7144"/>
    </style:style>
    <style:style style:name="T222" style:family="text">
      <style:text-properties fo:font-style="normal" style:font-style-asian="normal" style:font-style-complex="normal"/>
    </style:style>
    <style:style style:name="T223" style:family="text">
      <style:text-properties fo:font-style="normal" officeooo:rsid="007b1736" style:font-style-asian="normal" style:font-style-complex="normal"/>
    </style:style>
    <style:style style:name="T224" style:family="text">
      <style:text-properties fo:font-style="normal" officeooo:rsid="0112f245" style:font-style-asian="normal" style:font-style-complex="normal"/>
    </style:style>
    <style:style style:name="T225" style:family="text">
      <style:text-properties fo:font-style="normal" officeooo:rsid="012c5f05" style:font-style-asian="normal" style:font-style-complex="normal"/>
    </style:style>
    <style:style style:name="T226" style:family="text">
      <style:text-properties fo:font-style="normal" officeooo:rsid="01419424" style:font-style-asian="normal" style:font-style-complex="normal"/>
    </style:style>
    <style:style style:name="T227" style:family="text">
      <style:text-properties fo:font-style="normal" officeooo:rsid="00d5a8b8" style:font-style-asian="normal" style:font-style-complex="normal"/>
    </style:style>
    <style:style style:name="T228" style:family="text">
      <style:text-properties fo:font-style="normal" officeooo:rsid="0171bbd2" style:font-style-asian="normal" style:font-style-complex="normal"/>
    </style:style>
    <style:style style:name="T229" style:family="text">
      <style:text-properties fo:font-style="normal" officeooo:rsid="01aec5f1" style:font-style-asian="normal" style:font-style-complex="normal"/>
    </style:style>
    <style:style style:name="T230" style:family="text">
      <style:text-properties fo:font-style="normal" fo:font-weight="bold" style:font-style-asian="normal" style:font-weight-asian="bold" style:font-style-complex="normal" style:font-weight-complex="bold"/>
    </style:style>
    <style:style style:name="T231" style:family="text">
      <style:text-properties fo:font-style="normal" fo:font-weight="bold" officeooo:rsid="01737e7a" style:font-style-asian="normal" style:font-weight-asian="bold" style:font-style-complex="normal" style:font-weight-complex="bold"/>
    </style:style>
    <style:style style:name="T232" style:family="text">
      <style:text-properties fo:font-style="normal" fo:font-weight="bold" officeooo:rsid="01cac0ce" style:font-style-asian="normal" style:font-weight-asian="bold" style:font-style-complex="normal" style:font-weight-complex="bold"/>
    </style:style>
    <style:style style:name="T233" style:family="text">
      <style:text-properties fo:font-style="normal" fo:font-weight="bold" officeooo:rsid="002744c2" style:font-style-asian="normal" style:font-weight-asian="bold" style:font-style-complex="normal" style:font-weight-complex="bold"/>
    </style:style>
    <style:style style:name="T234" style:family="text">
      <style:text-properties fo:font-style="normal" fo:font-weight="normal" officeooo:rsid="018310f8" style:font-style-asian="normal" style:font-weight-asian="normal" style:font-style-complex="normal" style:font-weight-complex="normal"/>
    </style:style>
    <style:style style:name="T235" style:family="text">
      <style:text-properties officeooo:rsid="00c24b52"/>
    </style:style>
    <style:style style:name="T236" style:family="text">
      <style:text-properties officeooo:rsid="00c9098a"/>
    </style:style>
    <style:style style:name="T237" style:family="text">
      <style:text-properties officeooo:rsid="00dadba7"/>
    </style:style>
    <style:style style:name="T238" style:family="text">
      <style:text-properties officeooo:rsid="00e8e9b1"/>
    </style:style>
    <style:style style:name="T239" style:family="text">
      <style:text-properties officeooo:rsid="00ebdeec"/>
    </style:style>
    <style:style style:name="T240" style:family="text">
      <style:text-properties officeooo:rsid="00fc7a41"/>
    </style:style>
    <style:style style:name="T241" style:family="text">
      <style:text-properties officeooo:rsid="01070ae6"/>
    </style:style>
    <style:style style:name="T242" style:family="text">
      <style:text-properties officeooo:rsid="010aa4ae"/>
    </style:style>
    <style:style style:name="T243" style:family="text">
      <style:text-properties officeooo:rsid="010d2d62"/>
    </style:style>
    <style:style style:name="T244" style:family="text">
      <style:text-properties officeooo:rsid="0110b976"/>
    </style:style>
    <style:style style:name="T245" style:family="text">
      <style:text-properties officeooo:rsid="0112f245"/>
    </style:style>
    <style:style style:name="T246" style:family="text">
      <style:text-properties officeooo:rsid="0119af26"/>
    </style:style>
    <style:style style:name="T247" style:family="text">
      <style:text-properties officeooo:rsid="0143b9d1"/>
    </style:style>
    <style:style style:name="T248" style:family="text">
      <style:text-properties officeooo:rsid="01385e52"/>
    </style:style>
    <style:style style:name="T249" style:family="text">
      <style:text-properties fo:font-weight="normal" style:font-weight-asian="normal" style:font-weight-complex="normal"/>
    </style:style>
    <style:style style:name="T250" style:family="text">
      <style:text-properties fo:font-weight="normal" officeooo:rsid="0149f50d" style:font-weight-asian="normal" style:font-weight-complex="normal"/>
    </style:style>
    <style:style style:name="T251" style:family="text">
      <style:text-properties fo:font-weight="normal" officeooo:rsid="00b9a4eb" style:font-weight-asian="normal" style:font-weight-complex="normal"/>
    </style:style>
    <style:style style:name="T252" style:family="text">
      <style:text-properties fo:font-weight="normal" officeooo:rsid="019b8632" style:font-weight-asian="normal" style:font-weight-complex="normal"/>
    </style:style>
    <style:style style:name="T253" style:family="text">
      <style:text-properties fo:font-size="14pt" fo:font-weight="bold" style:font-size-asian="14pt" style:font-weight-asian="bold" style:font-size-complex="14pt" style:font-weight-complex="bold"/>
    </style:style>
    <style:style style:name="T254" style:family="text">
      <style:text-properties fo:font-size="14pt" fo:font-weight="normal" style:font-size-asian="14pt" style:font-weight-asian="normal" style:font-size-complex="14pt" style:font-weight-complex="normal"/>
    </style:style>
    <style:style style:name="T255" style:family="text">
      <style:text-properties officeooo:rsid="014e7368"/>
    </style:style>
    <style:style style:name="T256" style:family="text">
      <style:text-properties officeooo:rsid="01503713"/>
    </style:style>
    <style:style style:name="T257" style:family="text">
      <style:text-properties officeooo:rsid="018c30f3"/>
    </style:style>
    <style:style style:name="T258" style:family="text">
      <style:text-properties officeooo:rsid="01737e7a"/>
    </style:style>
    <style:style style:name="T259" style:family="text">
      <style:text-properties officeooo:rsid="01755f61"/>
    </style:style>
    <style:style style:name="T260" style:family="text">
      <style:text-properties officeooo:rsid="0179cf02"/>
    </style:style>
    <style:style style:name="T261" style:family="text">
      <style:text-properties officeooo:rsid="017c0790"/>
    </style:style>
    <style:style style:name="T262" style:family="text">
      <style:text-properties officeooo:rsid="017d8fd2"/>
    </style:style>
    <style:style style:name="T263" style:family="text">
      <style:text-properties officeooo:rsid="017e92b1"/>
    </style:style>
    <style:style style:name="T264" style:family="text">
      <style:text-properties officeooo:rsid="01807a6e"/>
    </style:style>
    <style:style style:name="T265" style:family="text">
      <style:text-properties officeooo:rsid="0181840c"/>
    </style:style>
    <style:style style:name="T266" style:family="text">
      <style:text-properties officeooo:rsid="0186e7d9"/>
    </style:style>
    <style:style style:name="T267" style:family="text">
      <style:text-properties officeooo:rsid="0187245e"/>
    </style:style>
    <style:style style:name="T268" style:family="text">
      <style:text-properties officeooo:rsid="0192fe36"/>
    </style:style>
    <style:style style:name="T269" style:family="text">
      <style:text-properties officeooo:rsid="01944770"/>
    </style:style>
    <style:style style:name="T270" style:family="text">
      <style:text-properties officeooo:rsid="019d61da"/>
    </style:style>
    <style:style style:name="T271" style:family="text">
      <style:text-properties officeooo:rsid="01a46812"/>
    </style:style>
    <style:style style:name="T272" style:family="text">
      <style:text-properties officeooo:rsid="01ab7258"/>
    </style:style>
    <style:style style:name="T273" style:family="text">
      <style:text-properties officeooo:rsid="01ac70d0"/>
    </style:style>
    <style:style style:name="T274" style:family="text">
      <style:text-properties officeooo:rsid="01afd483"/>
    </style:style>
    <style:style style:name="T275" style:family="text">
      <style:text-properties officeooo:rsid="00ba2e7e"/>
    </style:style>
    <style:style style:name="T276" style:family="text">
      <style:text-properties officeooo:rsid="00ca6b4e"/>
    </style:style>
    <style:style style:name="T277" style:family="text">
      <style:text-properties officeooo:rsid="0205cc4a"/>
    </style:style>
    <style:style style:name="T278" style:family="text">
      <style:text-properties officeooo:rsid="00cce3c0"/>
    </style:style>
    <style:style style:name="T279" style:family="text">
      <style:text-properties officeooo:rsid="01c86955"/>
    </style:style>
    <style:style style:name="T280" style:family="text">
      <style:text-properties officeooo:rsid="00c0420c"/>
    </style:style>
    <style:style style:name="T281" style:family="text">
      <style:text-properties officeooo:rsid="01ea3093"/>
    </style:style>
    <style:style style:name="T282" style:family="text">
      <style:text-properties officeooo:rsid="01ed121b"/>
    </style:style>
    <style:style style:name="T283" style:family="text">
      <style:text-properties officeooo:rsid="022e4603"/>
    </style:style>
    <style:style style:name="T284" style:family="text">
      <style:text-properties officeooo:rsid="01fcf532"/>
    </style:style>
    <style:style style:name="T285" style:family="text">
      <style:text-properties officeooo:rsid="0256da6e"/>
    </style:style>
    <style:style style:name="T286" style:family="text">
      <style:text-properties officeooo:rsid="01d1b9df"/>
    </style:style>
    <style:style style:name="T287" style:family="text">
      <style:text-properties officeooo:rsid="01ccbf54"/>
    </style:style>
    <style:style style:name="T288" style:family="text">
      <style:text-properties officeooo:rsid="0203aaaf"/>
    </style:style>
    <style:style style:name="T289" style:family="text">
      <style:text-properties officeooo:rsid="0209781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8"><draw:frame draw:style-name="fr1" draw:name="Изображение1" text:anchor-type="paragraph" svg:width="1.127cm" svg:height="1.127cm" draw:z-index="0"><draw:image xlink:href="Pictures/10000201000000200000002099A0A4DA7EB6FA76.png" xlink:type="simple" xlink:show="embed" xlink:actuate="onLoad" loext:mime-type="image/png"/></draw:frame><text:tab/><text:tab/></text:p>
      <text:p text:style-name="P206"><text:tab/><text:tab/></text:p>
      <text:p text:style-name="P206"/>
      <text:p text:style-name="P206"><text:tab/><text:tab/>Description of MSH language</text:p>
      <text:p text:style-name="P16"><text:tab/><text:tab/><text:tab/> <text:s text:c="4"/><text:span text:style-name="T253">Content</text:span></text:p>
      <text:p text:style-name="P16"/>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chapter text:style-name="Базовый"/>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235"><text:a xlink:type="simple" xlink:href="#__RefHeading___Toc7556_1058313881" text:style-name="Index_20_Link" text:visited-style-name="Index_20_Link">1.Introduction<text:tab/>2</text:a></text:p>
          <text:p text:style-name="P235"><text:a xlink:type="simple" xlink:href="#__RefHeading___Toc7560_1058313881" text:style-name="Index_20_Link" text:visited-style-name="Index_20_Link">2.Language vocabulary<text:tab/>3</text:a></text:p>
          <text:p text:style-name="P235"><text:a xlink:type="simple" xlink:href="#__RefHeading___Toc7564_1058313881" text:style-name="Index_20_Link" text:visited-style-name="Index_20_Link">3.Operations<text:tab/>3</text:a></text:p>
          <text:p text:style-name="P235"><text:a xlink:type="simple" xlink:href="#__RefHeading___Toc7568_1058313881" text:style-name="Index_20_Link" text:visited-style-name="Index_20_Link">4.Constants<text:tab/>4</text:a></text:p>
          <text:p text:style-name="P235"><text:a xlink:type="simple" xlink:href="#__RefHeading___Toc7572_1058313881" text:style-name="Index_20_Link" text:visited-style-name="Index_20_Link">5.Variables<text:tab/>5</text:a></text:p>
          <text:p text:style-name="P235"><text:a xlink:type="simple" xlink:href="#__RefHeading___Toc12818_663375124" text:style-name="Index_20_Link" text:visited-style-name="Index_20_Link">6. Pseudo arrays.<text:tab/>6</text:a></text:p>
          <text:p text:style-name="P235"><text:a xlink:type="simple" xlink:href="#__RefHeading___Toc7680_1058313881" text:style-name="Index_20_Link" text:visited-style-name="Index_20_Link">7. Expressions<text:tab/>6</text:a></text:p>
          <text:p text:style-name="P235"><text:a xlink:type="simple" xlink:href="#__RefHeading___Toc7684_1058313881" text:style-name="Index_20_Link" text:visited-style-name="Index_20_Link">8. Commands<text:tab/>6</text:a></text:p>
          <text:p text:style-name="P233"><text:a xlink:type="simple" xlink:href="#__RefHeading___Toc7863_974157422" text:style-name="Index_20_Link" text:visited-style-name="Index_20_Link"><text:span text:style-name="T222">Parent</text:span></text:a><text:a xlink:type="simple" xlink:href="#__RefHeading___Toc7863_974157422" text:style-name="Index_20_Link" text:visited-style-name="Index_20_Link"><text:span text:style-name="T222"> </text:span></text:a><text:a xlink:type="simple" xlink:href="#__RefHeading___Toc7863_974157422" text:style-name="Index_20_Link" text:visited-style-name="Index_20_Link">command.<text:tab/>7</text:a></text:p>
          <text:p text:style-name="P233"><text:a xlink:type="simple" xlink:href="#__RefHeading___Toc7865_974157422" text:style-name="Index_20_Link" text:visited-style-name="Index_20_Link"><text:span text:style-name="T222">Constant (Const)</text:span></text:a><text:a xlink:type="simple" xlink:href="#__RefHeading___Toc7865_974157422" text:style-name="Index_20_Link" text:visited-style-name="Index_20_Link"> command.<text:tab/>7</text:a></text:p>
          <text:p text:style-name="P233"><text:a xlink:type="simple" xlink:href="#__RefHeading___Toc13319_974157422" text:style-name="Index_20_Link" text:visited-style-name="Index_20_Link">Expression evaluation command Set.<text:tab/>8</text:a></text:p>
          <text:p text:style-name="P233"><text:a xlink:type="simple" xlink:href="#__RefHeading___Toc13321_974157422" text:style-name="Index_20_Link" text:visited-style-name="Index_20_Link">Data deletion command </text:a><text:a xlink:type="simple" xlink:href="#__RefHeading___Toc13321_974157422" text:style-name="Index_20_Link" text:visited-style-name="Index_20_Link"><text:span text:style-name="T222">Kill.</text:span></text:a><text:a xlink:type="simple" xlink:href="#__RefHeading___Toc13321_974157422" text:style-name="Index_20_Link" text:visited-style-name="Index_20_Link"><text:tab/>8</text:a></text:p>
          <text:p text:style-name="P233"><text:a xlink:type="simple" xlink:href="#__RefHeading___Toc13323_974157422" text:style-name="Index_20_Link" text:visited-style-name="Index_20_Link">Data copy command Copy , Move.<text:tab/>9</text:a></text:p>
          <text:p text:style-name="P233"><text:a xlink:type="simple" xlink:href="#__RefHeading___Toc13325_974157422" text:style-name="Index_20_Link" text:visited-style-name="Index_20_Link">Task locking commands Lock.<text:tab/>9</text:a></text:p>
          <text:p text:style-name="P234"><text:a xlink:type="simple" xlink:href="#__RefHeading___Toc17674_2341870199" text:style-name="Index_20_Link" text:visited-style-name="Index_20_Link">1 <text:s/>Program progress change command.<text:tab/>9</text:a></text:p>
          <text:p text:style-name="P233"><text:a xlink:type="simple" xlink:href="#__RefHeading___Toc13327_974157422" text:style-name="Index_20_Link" text:visited-style-name="Index_20_Link">TimeOut command.<text:tab/>9</text:a></text:p>
          <text:p text:style-name="P233"><text:a xlink:type="simple" xlink:href="#__RefHeading___Toc13329_974157422" text:style-name="Index_20_Link" text:visited-style-name="Index_20_Link">GOTO (G) command.<text:tab/>9</text:a></text:p>
          <text:p text:style-name="P233"><text:a xlink:type="simple" xlink:href="#__RefHeading___Toc11610_1132317619" text:style-name="Index_20_Link" text:visited-style-name="Index_20_Link"><text:span text:style-name="T222">Do</text:span></text:a><text:a xlink:type="simple" xlink:href="#__RefHeading___Toc11610_1132317619" text:style-name="Index_20_Link" text:visited-style-name="Index_20_Link"><text:span text:style-name="T222">(D)</text:span></text:a><text:a xlink:type="simple" xlink:href="#__RefHeading___Toc11610_1132317619" text:style-name="Index_20_Link" text:visited-style-name="Index_20_Link"> command.<text:tab/>10</text:a></text:p>
          <text:p text:style-name="P233"><text:a xlink:type="simple" xlink:href="#__RefHeading___Toc13333_974157422" text:style-name="Index_20_Link" text:visited-style-name="Index_20_Link"><text:span text:style-name="T222">Job(J)</text:span></text:a><text:a xlink:type="simple" xlink:href="#__RefHeading___Toc13333_974157422" text:style-name="Index_20_Link" text:visited-style-name="Index_20_Link"> command.<text:tab/>10</text:a></text:p>
          <text:p text:style-name="P233"><text:a xlink:type="simple" xlink:href="#__RefHeading___Toc13335_974157422" text:style-name="Index_20_Link" text:visited-style-name="Index_20_Link"><text:span text:style-name="T222">Return (Re)</text:span></text:a><text:a xlink:type="simple" xlink:href="#__RefHeading___Toc13335_974157422" text:style-name="Index_20_Link" text:visited-style-name="Index_20_Link"><text:span text:style-name="T157"> </text:span></text:a><text:a xlink:type="simple" xlink:href="#__RefHeading___Toc13335_974157422" text:style-name="Index_20_Link" text:visited-style-name="Index_20_Link">command.<text:tab/>10</text:a></text:p>
          <text:p text:style-name="P233"><text:a xlink:type="simple" xlink:href="#__RefHeading___Toc16337_725311839" text:style-name="Index_20_Link" text:visited-style-name="Index_20_Link"><text:span text:style-name="T222">Break</text:span></text:a><text:a xlink:type="simple" xlink:href="#__RefHeading___Toc16337_725311839" text:style-name="Index_20_Link" text:visited-style-name="Index_20_Link"><text:span text:style-name="T222"> (</text:span></text:a><text:a xlink:type="simple" xlink:href="#__RefHeading___Toc16337_725311839" text:style-name="Index_20_Link" text:visited-style-name="Index_20_Link"><text:span text:style-name="T222">Br</text:span></text:a><text:a xlink:type="simple" xlink:href="#__RefHeading___Toc16337_725311839" text:style-name="Index_20_Link" text:visited-style-name="Index_20_Link"><text:span text:style-name="T222">)</text:span></text:a><text:a xlink:type="simple" xlink:href="#__RefHeading___Toc16337_725311839" text:style-name="Index_20_Link" text:visited-style-name="Index_20_Link"><text:span text:style-name="T157"> </text:span></text:a><text:a xlink:type="simple" xlink:href="#__RefHeading___Toc16337_725311839" text:style-name="Index_20_Link" text:visited-style-name="Index_20_Link">command.<text:tab/>10</text:a></text:p>
          <text:p text:style-name="P234"><text:a xlink:type="simple" xlink:href="#__RefHeading___Toc16339_725311839" text:style-name="Index_20_Link" text:visited-style-name="Index_20_Link">2 Block command.<text:tab/>10</text:a></text:p>
          <text:p text:style-name="P233"><text:a xlink:type="simple" xlink:href="#__RefHeading___Toc13337_974157422" text:style-name="Index_20_Link" text:visited-style-name="Index_20_Link">Block command If (I) and Else(E).<text:tab/>10</text:a></text:p>
          <text:p text:style-name="P233"><text:a xlink:type="simple" xlink:href="#__RefHeading___Toc13339_974157422" text:style-name="Index_20_Link" text:visited-style-name="Index_20_Link">Selection block command </text:a><text:a xlink:type="simple" xlink:href="#__RefHeading___Toc13339_974157422" text:style-name="Index_20_Link" text:visited-style-name="Index_20_Link"><text:span text:style-name="T222">Case</text:span></text:a><text:a xlink:type="simple" xlink:href="#__RefHeading___Toc13339_974157422" text:style-name="Index_20_Link" text:visited-style-name="Index_20_Link"><text:span text:style-name="T157">.</text:span></text:a><text:a xlink:type="simple" xlink:href="#__RefHeading___Toc13339_974157422" text:style-name="Index_20_Link" text:visited-style-name="Index_20_Link"><text:tab/>11</text:a></text:p>
          <text:p text:style-name="P233"><text:a xlink:type="simple" xlink:href="#__RefHeading___Toc13343_974157422" text:style-name="Index_20_Link" text:visited-style-name="Index_20_Link">Block command </text:a><text:a xlink:type="simple" xlink:href="#__RefHeading___Toc13343_974157422" text:style-name="Index_20_Link" text:visited-style-name="Index_20_Link"><text:span text:style-name="T222">Transaction(Tr)</text:span></text:a><text:a xlink:type="simple" xlink:href="#__RefHeading___Toc13343_974157422" text:style-name="Index_20_Link" text:visited-style-name="Index_20_Link"><text:span text:style-name="T157">.</text:span></text:a><text:a xlink:type="simple" xlink:href="#__RefHeading___Toc13343_974157422" text:style-name="Index_20_Link" text:visited-style-name="Index_20_Link"><text:tab/>11</text:a></text:p>
          <text:p text:style-name="P233"><text:a xlink:type="simple" xlink:href="#__RefHeading___Toc13345_974157422" text:style-name="Index_20_Link" text:visited-style-name="Index_20_Link">While block commands.<text:tab/>11</text:a></text:p>
          <text:p text:style-name="P234"><text:a xlink:type="simple" xlink:href="#__RefHeading___Toc13347_974157422" text:style-name="Index_20_Link" text:visited-style-name="Index_20_Link">3 Block loop iterators.<text:tab/>12</text:a></text:p>
          <text:p text:style-name="P233"><text:a xlink:type="simple" xlink:href="#__RefHeading___Toc13349_974157422" text:style-name="Index_20_Link" text:visited-style-name="Index_20_Link"><text:span text:style-name="T222">Next (N)</text:span></text:a><text:a xlink:type="simple" xlink:href="#__RefHeading___Toc13349_974157422" text:style-name="Index_20_Link" text:visited-style-name="Index_20_Link"><text:span text:style-name="T157"> </text:span></text:a><text:a xlink:type="simple" xlink:href="#__RefHeading___Toc13349_974157422" text:style-name="Index_20_Link" text:visited-style-name="Index_20_Link"><text:span text:style-name="T222">command</text:span></text:a><text:a xlink:type="simple" xlink:href="#__RefHeading___Toc13349_974157422" text:style-name="Index_20_Link" text:visited-style-name="Index_20_Link">.<text:tab/>12</text:a></text:p>
          <text:p text:style-name="P233"><text:a xlink:type="simple" xlink:href="#__RefHeading___Toc15148_864688515" text:style-name="Index_20_Link" text:visited-style-name="Index_20_Link">Traversing the data tree.<text:tab/>12</text:a></text:p>
          <text:p text:style-name="P233"><text:a xlink:type="simple" xlink:href="#__RefHeading___Toc15150_864688515" text:style-name="Index_20_Link" text:visited-style-name="Index_20_Link">Array traversal.<text:tab/>13</text:a></text:p>
          <text:p text:style-name="P233"><text:a xlink:type="simple" xlink:href="#__RefHeading___Toc13351_974157422" text:style-name="Index_20_Link" text:visited-style-name="Index_20_Link"><text:span text:style-name="T222">Back(Ba)</text:span></text:a><text:a xlink:type="simple" xlink:href="#__RefHeading___Toc13351_974157422" text:style-name="Index_20_Link" text:visited-style-name="Index_20_Link"><text:span text:style-name="T157"> </text:span></text:a><text:a xlink:type="simple" xlink:href="#__RefHeading___Toc13351_974157422" text:style-name="Index_20_Link" text:visited-style-name="Index_20_Link"><text:span text:style-name="T222">command</text:span></text:a><text:a xlink:type="simple" xlink:href="#__RefHeading___Toc13351_974157422" text:style-name="Index_20_Link" text:visited-style-name="Index_20_Link">.<text:tab/>13</text:a></text:p>
          <text:p text:style-name="P233"><text:a xlink:type="simple" xlink:href="#__RefHeading___Toc15152_864688515" text:style-name="Index_20_Link" text:visited-style-name="Index_20_Link">Traversing the data tree.<text:tab/>13</text:a></text:p>
          <text:p text:style-name="P233"><text:a xlink:type="simple" xlink:href="#__RefHeading___Toc15154_864688515" text:style-name="Index_20_Link" text:visited-style-name="Index_20_Link">Array traversal.<text:tab/>14</text:a></text:p>
          <text:p text:style-name="P233"><text:a xlink:type="simple" xlink:href="#__RefHeading___Toc13353_974157422" text:style-name="Index_20_Link" text:visited-style-name="Index_20_Link"><text:span text:style-name="T222">Query (Q)</text:span></text:a><text:a xlink:type="simple" xlink:href="#__RefHeading___Toc13353_974157422" text:style-name="Index_20_Link" text:visited-style-name="Index_20_Link"><text:span text:style-name="T157"> </text:span></text:a><text:a xlink:type="simple" xlink:href="#__RefHeading___Toc13353_974157422" text:style-name="Index_20_Link" text:visited-style-name="Index_20_Link"><text:span text:style-name="T222">command</text:span></text:a><text:a xlink:type="simple" xlink:href="#__RefHeading___Toc13353_974157422" text:style-name="Index_20_Link" text:visited-style-name="Index_20_Link">.<text:tab/>14</text:a></text:p>
          <text:p text:style-name="P233"><text:a xlink:type="simple" xlink:href="#__RefHeading___Toc15156_864688515" text:style-name="Index_20_Link" text:visited-style-name="Index_20_Link">Array traversal<text:tab/>14</text:a></text:p>
          <text:p text:style-name="P234"><text:a xlink:type="simple" xlink:href="#__RefHeading___Toc15158_864688515" text:style-name="Index_20_Link" text:visited-style-name="Index_20_Link">4 Do not block the team Teams traversal tree.<text:tab/>15</text:a></text:p>
          <text:p text:style-name="P234"><text:a xlink:type="simple" xlink:href="#__RefHeading___Toc16341_725311839" text:style-name="Index_20_Link" text:visited-style-name="Index_20_Link">5 Nonblock commands.<text:tab/>15</text:a></text:p>
          <text:p text:style-name="P233"><text:a xlink:type="simple" xlink:href="#__RefHeading___Toc13359_974157422" text:style-name="Index_20_Link" text:visited-style-name="Index_20_Link">Command EventTrap (EvT).<text:tab/>15</text:a></text:p>
          <text:p text:style-name="P233"><text:a xlink:type="simple" xlink:href="#__RefHeading___Toc13361_974157422" text:style-name="Index_20_Link" text:visited-style-name="Index_20_Link">Command EventCall (EvC).<text:tab/>15</text:a></text:p>
          <text:p text:style-name="P233"><text:a xlink:type="simple" xlink:href="#__RefHeading___Toc13363_974157422" text:style-name="Index_20_Link" text:visited-style-name="Index_20_Link">Command EventWait (EvW).<text:tab/>16</text:a></text:p>
          <text:p text:style-name="P233"><text:a xlink:type="simple" xlink:href="#__RefHeading___Toc13365_974157422" text:style-name="Index_20_Link" text:visited-style-name="Index_20_Link">Command EventDelete (EvD).<text:tab/>16</text:a></text:p>
          <text:p text:style-name="P233"><text:a xlink:type="simple" xlink:href="#__RefHeading___Toc13367_974157422" text:style-name="Index_20_Link" text:visited-style-name="Index_20_Link">Files processing command.<text:tab/>16</text:a></text:p>
          <text:p text:style-name="P235"><text:soft-page-break/><text:a xlink:type="simple" xlink:href="#__RefHeading___Toc11128_1336164422" text:style-name="Index_20_Link" text:visited-style-name="Index_20_Link">9. Event.<text:tab/>16</text:a></text:p>
          <text:p text:style-name="P235"><text:a xlink:type="simple" xlink:href="#__RefHeading___Toc13369_974157422" text:style-name="Index_20_Link" text:visited-style-name="Index_20_Link">10. Lists.<text:tab/>17</text:a></text:p>
          <text:p text:style-name="P235"><text:a xlink:type="simple" xlink:href="#__RefHeading___Toc7688_1058313881" text:style-name="Index_20_Link" text:visited-style-name="Index_20_Link">11. Functions.<text:tab/>17</text:a></text:p>
          <text:p text:style-name="P234"><text:a xlink:type="simple" xlink:href="#__RefHeading___Toc12933_2096580878" text:style-name="Index_20_Link" text:visited-style-name="Index_20_Link">1 <text:s/>Built-in functions.<text:tab/>18</text:a></text:p>
          <text:p text:style-name="P233"><text:a xlink:type="simple" xlink:href="#__RefHeading___Toc17536_2473013202" text:style-name="Index_20_Link" text:visited-style-name="Index_20_Link">Search </text:a><text:a xlink:type="simple" xlink:href="#__RefHeading___Toc17536_2473013202" text:style-name="Index_20_Link" text:visited-style-name="Index_20_Link"><text:span text:style-name="T222">Label</text:span></text:a><text:a xlink:type="simple" xlink:href="#__RefHeading___Toc17536_2473013202" text:style-name="Index_20_Link" text:visited-style-name="Index_20_Link"> in an arbitrary module.<text:tab/>18</text:a></text:p>
          <text:p text:style-name="P233"><text:a xlink:type="simple" xlink:href="#__RefHeading___Toc13373_974157422" text:style-name="Index_20_Link" text:visited-style-name="Index_20_Link">Blocking functions.<text:tab/>18</text:a></text:p>
          <text:p text:style-name="P233"><text:a xlink:type="simple" xlink:href="#__RefHeading___Toc13375_974157422" text:style-name="Index_20_Link" text:visited-style-name="Index_20_Link">Processing functions complete the task.<text:tab/>18</text:a></text:p>
          <text:p text:style-name="P233"><text:a xlink:type="simple" xlink:href="#__RefHeading___Toc13381_974157422" text:style-name="Index_20_Link" text:visited-style-name="Index_20_Link"><text:s/>Content file directory.<text:tab/>18</text:a></text:p>
          <text:p text:style-name="P233"><text:a xlink:type="simple" xlink:href="#__RefHeading___Toc11613_1445465532" text:style-name="Index_20_Link" text:visited-style-name="Index_20_Link"><text:s/>File subdirectories contained in this directory.<text:tab/>18</text:a></text:p>
          <text:p text:style-name="P233"><text:a xlink:type="simple" xlink:href="#__RefHeading___Toc13383_974157422" text:style-name="Index_20_Link" text:visited-style-name="Index_20_Link">Recursive file directory contents.<text:tab/>18</text:a></text:p>
          <text:p text:style-name="P233"><text:a xlink:type="simple" xlink:href="#__RefHeading___Toc11615_1445465532" text:style-name="Index_20_Link" text:visited-style-name="Index_20_Link">File subdirectories contained in this directory.<text:tab/>18</text:a></text:p>
          <text:p text:style-name="P233"><text:a xlink:type="simple" xlink:href="#__RefHeading___Toc11617_1445465532" text:style-name="Index_20_Link" text:visited-style-name="Index_20_Link"><text:s/>The files contained in this directory.<text:tab/>19</text:a></text:p>
          <text:p text:style-name="P233"><text:a xlink:type="simple" xlink:href="#__RefHeading___Toc13385_974157422" text:style-name="Index_20_Link" text:visited-style-name="Index_20_Link">Create a file directory.<text:tab/>19</text:a></text:p>
          <text:p text:style-name="P233"><text:a xlink:type="simple" xlink:href="#__RefHeading___Toc13387_974157422" text:style-name="Index_20_Link" text:visited-style-name="Index_20_Link">Delete file directory.<text:tab/>19</text:a></text:p>
          <text:p text:style-name="P233"><text:a xlink:type="simple" xlink:href="#__RefHeading___Toc13389_974157422" text:style-name="Index_20_Link" text:visited-style-name="Index_20_Link">Delete the file.<text:tab/>19</text:a></text:p>
          <text:p text:style-name="P233"><text:a xlink:type="simple" xlink:href="#__RefHeading___Toc13391_974157422" text:style-name="Index_20_Link" text:visited-style-name="Index_20_Link">Compile the file.<text:tab/>19</text:a></text:p>
          <text:p text:style-name="P234"><text:a xlink:type="simple" xlink:href="#__RefHeading___Toc17538_2473013202" text:style-name="Index_20_Link" text:visited-style-name="Index_20_Link">2. User functions.<text:tab/>19</text:a></text:p>
          <text:p text:style-name="P235"><text:a xlink:type="simple" xlink:href="#__RefHeading___Toc7692_1058313881" text:style-name="Index_20_Link" text:visited-style-name="Index_20_Link">12. Predefined properties.<text:tab/>19</text:a></text:p>
          <text:p text:style-name="P234"><text:a xlink:type="simple" xlink:href="#__RefHeading___Toc13393_974157422" text:style-name="Index_20_Link" text:visited-style-name="Index_20_Link">1 System properties.<text:tab/>19</text:a></text:p>
          <text:p text:style-name="P234"><text:a xlink:type="simple" xlink:href="#__RefHeading___Toc13395_974157422" text:style-name="Index_20_Link" text:visited-style-name="Index_20_Link">2 Properties of any variables.<text:tab/>20</text:a></text:p>
          <text:p text:style-name="P234"><text:a xlink:type="simple" xlink:href="#__RefHeading___Toc11619_1445465532" text:style-name="Index_20_Link" text:visited-style-name="Index_20_Link">3 Data Methods.<text:tab/>20</text:a></text:p>
          <text:p text:style-name="P233"><text:a xlink:type="simple" xlink:href="#__RefHeading___Toc11621_1445465532" text:style-name="Index_20_Link" text:visited-style-name="Index_20_Link">Object constructor.<text:tab/>20</text:a></text:p>
          <text:p text:style-name="P233"><text:a xlink:type="simple" xlink:href="#__RefHeading___Toc12935_2096580878" text:style-name="Index_20_Link" text:visited-style-name="Index_20_Link">Data Bypass.<text:tab/>20</text:a></text:p>
          <text:p text:style-name="P233"><text:a xlink:type="simple" xlink:href="#__RefHeading___Toc11623_1445465532" text:style-name="Index_20_Link" text:visited-style-name="Index_20_Link">Read ini file.<text:tab/>21</text:a></text:p>
          <text:p text:style-name="P233"><text:a xlink:type="simple" xlink:href="#__RefHeading___Toc11625_1445465532" text:style-name="Index_20_Link" text:visited-style-name="Index_20_Link">Write ini files.<text:tab/>21</text:a></text:p>
          <text:p text:style-name="P233"><text:a xlink:type="simple" xlink:href="#__RefHeading___Toc13397_974157422" text:style-name="Index_20_Link" text:visited-style-name="Index_20_Link">String properties.<text:tab/>21</text:a></text:p>
          <text:p text:style-name="P233"><text:a xlink:type="simple" xlink:href="#__RefHeading___Toc13399_974157422" text:style-name="Index_20_Link" text:visited-style-name="Index_20_Link">Actions on string field.<text:tab/>22</text:a></text:p>
          <text:p text:style-name="P233"><text:a xlink:type="simple" xlink:href="#__RefHeading___Toc13401_974157422" text:style-name="Index_20_Link" text:visited-style-name="Index_20_Link">Actions on lists.<text:tab/>23</text:a></text:p>
          <text:p text:style-name="P233"><text:a xlink:type="simple" xlink:href="#__RefHeading___Toc13148_1183306038" text:style-name="Index_20_Link" text:visited-style-name="Index_20_Link">Actions on the data array.<text:tab/>23</text:a></text:p>
          <text:p text:style-name="P235"><text:a xlink:type="simple" xlink:href="#__RefHeading___Toc16368_770475023" text:style-name="Index_20_Link" text:visited-style-name="Index_20_Link">13. Vectors.<text:tab/>24</text:a></text:p>
          <text:p text:style-name="P234"><text:a xlink:type="simple" xlink:href="#__RefHeading___Toc16370_770475023" text:style-name="Index_20_Link" text:visited-style-name="Index_20_Link">64 bit vectors.<text:tab/>24</text:a></text:p>
          <text:p text:style-name="P234"><text:a xlink:type="simple" xlink:href="#__RefHeading___Toc16372_770475023" text:style-name="Index_20_Link" text:visited-style-name="Index_20_Link">32 bit vectors.<text:tab/>24</text:a></text:p>
          <text:p text:style-name="P234"><text:a xlink:type="simple" xlink:href="#__RefHeading___Toc16374_770475023" text:style-name="Index_20_Link" text:visited-style-name="Index_20_Link">16 bit vectors.<text:tab/>24</text:a></text:p>
          <text:p text:style-name="P234"><text:a xlink:type="simple" xlink:href="#__RefHeading___Toc16376_770475023" text:style-name="Index_20_Link" text:visited-style-name="Index_20_Link">8 bit vectors.<text:tab/>24</text:a></text:p>
          <text:p text:style-name="P235"><text:a xlink:type="simple" xlink:href="#__RefHeading___Toc16004_2003089098" text:style-name="Index_20_Link" text:visited-style-name="Index_20_Link">14. Functions library Win.<text:tab/>25</text:a></text:p>
          <text:p text:style-name="P235"><text:a xlink:type="simple" xlink:href="#__RefHeading___Toc7700_1058313881" text:style-name="Index_20_Link" text:visited-style-name="Index_20_Link">15. Module structure.<text:tab/>26</text:a></text:p>
          <text:p text:style-name="P235"><text:a xlink:type="simple" xlink:href="#__RefHeading___Toc7704_1058313881" text:style-name="Index_20_Link" text:visited-style-name="Index_20_Link">16. Objects.<text:tab/>26</text:a></text:p>
          <text:p text:style-name="P235"><text:a xlink:type="simple" xlink:href="#__RefHeading___Toc15160_864688515" text:style-name="Index_20_Link" text:visited-style-name="Index_20_Link">17. Remarks.<text:tab/>27</text:a></text:p>
          <text:p text:style-name="P235"><text:a xlink:type="simple" xlink:href="#__RefHeading___Toc7708_1058313881" text:style-name="Index_20_Link" text:visited-style-name="Index_20_Link">18. Summary.<text:tab/>27</text:a></text:p>
        </text:index-body>
      </text:table-of-content>
      <text:h text:style-name="P236" text:outline-level="1"><text:bookmark-start text:name="__RefHeading___Toc7556_1058313881"/><text:span text:style-name="T238">1.</text:span>Introduction<text:bookmark-end text:name="__RefHeading___Toc7556_1058313881"/></text:h>
      <text:p text:style-name="P216">Intention</text:p>
      <text:p text:style-name="P149"><text:span text:style-name="T114">Intention </text:span><text:span text:style-name="T41">is to reduce servicing time of the software life cycle.</text:span></text:p>
      <text:p text:style-name="P16">Reduction of the time for the development is achieved by following means:</text:p>
      <text:p text:style-name="P149"><text:span text:style-name="T88"><text:s text:c="2"/></text:span><text:span text:style-name="T41">-Language should be syntactically simple, neat and as low as practicable</text:span></text:p>
      <text:p text:style-name="P149"><text:span text:style-name="T88"><text:s/></text:span><text:span text:style-name="T41">-Language structures should be unambiguous and should not enable unusual usage. <text:s/></text:span></text:p>
      <text:p text:style-name="P149"><text:span text:style-name="T88"><text:s/></text:span><text:span text:style-name="T41">-Language instruction set should be sufficient to support all current models of programming. </text:span></text:p>
      <text:p text:style-name="P149"><text:span text:style-name="T88"><text:s/></text:span><text:span text:style-name="T41">-Language should be flexible to the possible extent.</text:span></text:p>
      <text:p text:style-name="P149"><text:span text:style-name="T86">This is achieved </text:span><text:span text:style-name="T41">by absence of the declared variables.</text:span></text:p>
      <text:p text:style-name="P16">Reduction of the debugging time is achieved by following means:</text:p>
      <text:p text:style-name="P149"><text:span text:style-name="T88"><text:s/></text:span><text:span text:style-name="T41">-Simplicity and visibility of the programs.</text:span></text:p>
      <text:p text:style-name="P149"><text:soft-page-break/><text:span text:style-name="T88"><text:s/></text:span><text:span text:style-name="T41">-Minimum possible errors in the program.</text:span></text:p>
      <text:p text:style-name="P149"><text:span text:style-name="T88"><text:s/></text:span><text:span text:style-name="T41">-Programs should include minimum strings.</text:span></text:p>
      <text:p text:style-name="P16">Reduction of the maintenance time is achieved by the following means:</text:p>
      <text:p text:style-name="P16">-Language reliability.</text:p>
      <text:p text:style-name="P16">-Language should provide supporting means for the data integrity.</text:p>
      <text:p text:style-name="P16">- Minimum possible errors in the program.</text:p>
      <text:p text:style-name="P16"/>
      <text:p text:style-name="P149"><text:span text:style-name="T41">None of the current language conforms to the stated objective. There is wide selection of various languages available, each of which carries some ideas. But there are not that many ideas. I will try to use the most valuable ones in </text:span><text:span text:style-name="T86">this </text:span><text:span text:style-name="T41">language. </text:span></text:p>
      <text:p text:style-name="P16">In order to achieve maximum flexibility language should offer certain properties, in particular language should not be declared. All declared languages lose their flexibility promptly. <text:s text:c="2"/>Programs based on those languages, promptly swell. Declarations of the variables themselves apart from helping the translator, do not have any other use. Language should intend to manipulate the data and it should not contain user interaction dialog building tools. </text:p>
      <text:p text:style-name="P16">MUMPS is the programming language that most closely corresponds to the desired goal. We will use it as the basis. The latest standard of this language is the standard of the 1995, this will be a starting point.</text:p>
      <text:h text:style-name="P236" text:outline-level="1"><text:bookmark-start text:name="__RefHeading___Toc7560_1058313881"/><text:span text:style-name="T238">2.</text:span>Language vocabulary<text:bookmark-end text:name="__RefHeading___Toc7560_1058313881"/></text:h>
      <text:p text:style-name="P16"><text:tab/><text:tab/>Alphabet</text:p>
      <text:p text:style-name="P16">It is assumed that the Alphabet is the set of symbols in UTF-8 code. </text:p>
      <text:p text:style-name="P16"/>
      <text:p text:style-name="P16">Comments</text:p>
      <text:p text:style-name="P16">Single-line comment //</text:p>
      <text:p text:style-name="P16">Multiline comment /* <text:s text:c="2"/>*/</text:p>
      <text:p text:style-name="P17">When describing the language optional parameters are placed inside the brackets &lt;&gt;</text:p>
      <text:h text:style-name="P236" text:outline-level="1"><text:bookmark-start text:name="__RefHeading___Toc7564_1058313881"/><text:span text:style-name="T238">3.</text:span>Operations<text:bookmark-end text:name="__RefHeading___Toc7564_1058313881"/></text:h>
      <text:p text:style-name="P16">Any variable could be operands: constants and functions</text:p>
      <text:p text:style-name="P16"><text:tab/>Unary operations:</text:p>
      <text:p text:style-name="P16"><text:tab/>'-' Unary minus is the feature property of the negative number.</text:p>
      <text:p text:style-name="P16">Result: Arithmetic type.</text:p>
      <text:p text:style-name="P16"><text:tab/>'~' Logical operator NOT</text:p>
      <text:p text:style-name="P16">Result : integer <text:s/>0 or 1</text:p>
      <text:p text:style-name="P16"><text:tab/>Binary operators:</text:p>
      <text:p text:style-name="P118">Operations can be 1-2 character.</text:p>
      <text:p text:style-name="P16">Arithmetic operations: Result Arithmetical type</text:p>
      <text:p text:style-name="P16"><text:tab/>'+' <text:s/>plus</text:p>
      <text:p text:style-name="P16"><text:tab/>'-' minus</text:p>
      <text:p text:style-name="P16"><text:tab/>'*' <text:s/>multiply</text:p>
      <text:p text:style-name="P16"><text:tab/>'**' power</text:p>
      <text:p text:style-name="P16"><text:tab/>'/' division</text:p>
      <text:p text:style-name="P16"><text:tab/>'\' exact division Result -integer</text:p>
      <text:p text:style-name="P16"><text:tab/>'#' module of the number Result integer</text:p>
      <text:p text:style-name="P16">Logical operations : Result integer 0 or 1</text:p>
      <text:p text:style-name="P16"><text:tab/>'&amp;' task AND</text:p>
      <text:p text:style-name="P16"><text:tab/>'|' task OR</text:p>
      <text:p text:style-name="P16">Comparison operators: Result integer 0 or 1</text:p>
      <text:p text:style-name="P18"><text:tab/>'&gt;' greater-than </text:p>
      <text:p text:style-name="P18"><text:tab/>'&lt;' below</text:p>
      <text:p text:style-name="P18"><text:soft-page-break/><text:tab/>'=<text:span text:style-name="T219">=</text:span>' equal</text:p>
      <text:p text:style-name="P16"><text:tab/>'~=' not equal</text:p>
      <text:p text:style-name="P16"><text:tab/>'~&gt;' not greater than<text:tab/></text:p>
      <text:p text:style-name="P16"><text:tab/>'~&lt;' not less than</text:p>
      <text:p text:style-name="P16"><text:tab/>'&gt;=' greater or equal</text:p>
      <text:p text:style-name="P16"><text:tab/>'&lt;='less than or equal</text:p>
      <text:p text:style-name="P16"><text:tab/>'&lt;&gt;' not equal</text:p>
      <text:p text:style-name="P16">String operations: Result- character string</text:p>
      <text:p text:style-name="P16"><text:tab/>'_' string concatenation </text:p>
      <text:p text:style-name="P16"><text:tab/>'_&gt;' string follows</text:p>
      <text:p text:style-name="P16"><text:tab/>'_&lt;' string contains</text:p>
      <text:p text:style-name="P19"><text:span text:style-name="T215">Bitwise operations on strings</text:span>: </text:p>
      <text:p text:style-name="P120"><text:s text:c="9"/>   '_ &amp;<text:span text:style-name="T215">'</text:span> AND operation </text:p>
      <text:p text:style-name="P20"><text:span text:style-name="T154">           </text:span> '_ |' <text:s text:c="3"/>OR operation </text:p>
      <text:p text:style-name="P20"><text:span text:style-name="T154">           </text:span> '_ ^' XOR </text:p>
      <text:p text:style-name="P20"><text:span text:style-name="T154">           </text:span> '_ ~' NOT operation</text:p>
      <text:p text:style-name="P16">Selecting operation:</text:p>
      <text:p text:style-name="P150"><text:span text:style-name="T41"><text:tab/>'?'-complies with </text:span><text:span text:style-name="T62">C</text:span><text:span text:style-name="T41"> language standard </text:span><text:span text:style-name="T129">nearly</text:span><text:span text:style-name="T41">.</text:span></text:p>
      <text:p text:style-name="P149"><text:span text:style-name="T88"><text:s/></text:span><text:span text:style-name="T41">ExpYcl ? ExpTrue ! expFalse</text:span></text:p>
      <text:p text:style-name="P149"><text:span text:style-name="T88"><text:s/></text:span><text:span text:style-name="T41">expYcl- selection condition,</text:span></text:p>
      <text:p text:style-name="P16">expTrue- expression assigned when conditions are executed <text:s/></text:p>
      <text:p text:style-name="P16">expFalse- expression assigned when conditions are NOT executed <text:s/>.</text:p>
      <text:p text:style-name="P16"/>
      <text:p text:style-name="P21">Built-in operations have the form of transactions with the prefix `</text:p>
      <text:p text:style-name="P151"><text:s text:c="2"/>Arg1 `name Arg2</text:p>
      <text:h text:style-name="P236" text:outline-level="1"><text:bookmark-start text:name="__RefHeading___Toc7568_1058313881"/><text:span text:style-name="T238">4.</text:span>Constants<text:bookmark-end text:name="__RefHeading___Toc7568_1058313881"/></text:h>
      <text:p text:style-name="Standard">There are no constants in MUMPS. In MSH they are entered. But because of the specific nature of the language, they cannot exist as unchangeable variables of the program execution time. Therefore, in MSH they are entered as compile-time objects. Something like the define C language in the most simplified form. At the moment of translation of the MSH language into Pi, the virtual machine code, all constants in the source text are replaced with their values. That is, they are no longer in the Pi code. Constants can be used as variable values, as an index or variable name.</text:p>
      <text:p text:style-name="Standard">Constants consist of name and value. Name is an identifier. Constant value</text:p>
      <text:p text:style-name="Standard">There are any number of alphanumeric characters in any languages. The constant value can be in quotes or in double quotes. In this case, any characters may appear inside the quotes.</text:p>
      <text:p text:style-name="Standard"><text:s/>Command format:</text:p>
      <text:p text:style-name="Standard"><text:span text:style-name="T5">Constant</text:span> <text:span text:style-name="T157">nameConst = valConst &lt;, nameConst = valConst&gt;</text:span>;</text:p>
      <text:p text:style-name="Standard"/>
      <text:p text:style-name="Standard">To the right of the equal sign can only be a constant, the expression is not allowed. The name of a constant must be unique and do not overlap with the names of variables.</text:p>
      <text:p text:style-name="Standard">Example of constant values:</text:p>
      <text:p text:style-name="Standard"><text:span text:style-name="T5">Constant</text:span> cCnst1 = 123 ABC, cCnst2 = 15Ngsh, cCnst3 = '75 &amp; 56 + "()" ', cCnst4 = "wq ^ erNG'";</text:p>
      <text:p text:style-name="Standard">The second form of the constant is:</text:p>
      <text:p text:style-name="Standard">Constant nameMod &lt;, nameMod&gt;;</text:p>
      <text:p text:style-name="Standard">nameMod is the name of the module from which the constants will be imported. This will allow you to have libraries of constants.</text:p>
      <text:p text:style-name="Standard">Example:</text:p>
      <text:p text:style-name="Standard"><text:span text:style-name="T5">Constant</text:span> modLibSys, modLibUser;</text:p>
      <text:p text:style-name="Standard">Where modLibSys and modLibUser are modules containing constants. At the time of broadcast, they must exist.</text:p>
      <text:h text:style-name="P236" text:outline-level="1"><text:bookmark-start text:name="__RefHeading___Toc7572_1058313881"/><text:soft-page-break/><text:span text:style-name="T238">5.</text:span>Variables<text:bookmark-end text:name="__RefHeading___Toc7572_1058313881"/></text:h>
      <text:p text:style-name="P197">In MUMPS variables are stored in a wooden structure, whether it is globalization or locale. The truth at the global in MUMPS there is a small difference - the abbreviated syntax. The MSH is not abbreviated syntax. Storing data in the form of only the tree allows you to standardize data access. You can write the treatment program of any tree data. But in the programs often have to work with a variety of intermediate values and store them in the tree is not effective. Access to the tree always entails additional expenses, as we would not have optimized this access. In MSH data may be stored in a wooden frame and a one-dimensional array. In the one-dimensional array is better to store intermediate data, although it is possible to store any data. Access to the array much faster than a tree. Wood kept the so-called sparse data. That is, in the tree stores only the existing node. For example, we have a tree [1] [5] [78]. Only the top and it will be stored in the tree. An array stores all intermediate values. For example, we created a 78 element array in $ 78 all items will be created in the array until 78.</text:p>
      <text:p text:style-name="P200"/>
      <text:p text:style-name="P195">Visibility variables in MUMPS has its own characteristics. The fact that called MUMPS globals in other languages is a reference to databases. But locale are analogous to variables in other languages. Well, everything is clear with the global. This external data, and they are available as of any assignment of this application and from other applications. They are stored as files, and is usually more global in a single file. In MSH generally all the same except for one point. Each global is stored in a separate file. And to be precise it in multiple files one directory. This point is significant from a technological point of view, the construction of an information system. And one more remark. Global in MSH synchronized handling. This means that they can be accessed simultaneously by multiple tasks without any additional synchronization.</text:p>
      <text:p text:style-name="P198"><text:s/>Now let's deal with more detailed locales. In general, the locale in MUMPS is a global variable in terms of top-level C language. Analog variables from the heap in C, in MUMPS not. And here is an analogue automatic variable Xi has a language. This locale listed (listed or not), depending on the shape of the team, the team New. The scope of such locales on the New command to end the command unit Quit. The original course due to the nature of the decision and the lack of MUMPS in it variable declarations. In my opinion, the global scope by default locale controversial decision, but not fatal. In MUMPS where I mostly work directly with global, local variables are not so many names and conflicts are not frequent, although happen. But still it is not convenient for programming. The MSH adopted a different approach. Teams do not have New here. A localization variables is made by prefix. <text:span text:style-name="T262">Inside the unit Do localized only one variable without a name.</text:span> The variables with the prefix % localized within the application. Variables do not have these prefixes are located inside the unit <text:span text:style-name="T266">Job</text:span>. This applies equally both trees and arrays.</text:p>
      <text:p text:style-name="P22">In language there are no variable declarations. Partly it arises at the moment when it is set. When referring to an undefined variable returns an empty string.</text:p>
      <text:p text:style-name="P23"><text:s/>The variables are the external memory is called globalization and are prefixed with ^.</text:p>
      <text:p text:style-name="P22">For example: ^ abc [15, gh8,42] abc- the name of globalization.</text:p>
      <text:p text:style-name="P22">The variables are in memory are called locale.</text:p>
      <text:p text:style-name="P22"/>
      <text:p text:style-name="P22">Locales are divided by scope.</text:p>
      <text:p text:style-name="P88"><text:span text:style-name="T267">1</text:span>. Variable block Do. This variable is visible only within the block Do. <text:span text:style-name="T263">This variable has no name. For example [1,2] or $ 4.</text:span></text:p>
      <text:p text:style-name="P89">2. Application variables. They are common to all application programs. These variables have the prefix %</text:p>
      <text:p text:style-name="P110">For example %a1[1,2] or %a2$4.</text:p>
      <text:p text:style-name="P90">3. The rest of the variables. They are visible only within a given job.</text:p>
      <text:p text:style-name="P22">Variables can have two storage structures.</text:p>
      <text:p text:style-name="P110">For example a1[1,2] or a2$4.</text:p>
      <text:p text:style-name="P90"/>
      <text:p text:style-name="P22"><text:soft-page-break/>The tree structure.</text:p>
      <text:p text:style-name="P25">Such variables appear in the form of an arbitrary index structure in square brackets. Indices separated by commas. Any index can be of any type. The number, string, etc.</text:p>
      <text:p text:style-name="P25"><text:s/>For example: ldb [abc, 125,5,9]</text:p>
      <text:p text:style-name="P22">Indices variables may be arbitrary expressions.</text:p>
      <text:p text:style-name="P22">The predefined constant name %this can be used. In this case there is an appeal to the private properties of an object. This treatment is only possible within the method or property of an object.</text:p>
      <text:p text:style-name="P22">For example:</text:p>
      <text:p text:style-name="P24"><text:s text:c="2"/>[%this] .Age</text:p>
      <text:p text:style-name="P22"/>
      <text:p text:style-name="P22">The structure of a solid array.</text:p>
      <text:p text:style-name="P22">This structure has one integer index. All the elements of the array are arranged in <text:span text:style-name="T284">the</text:span> row. This structure is used for quick access to data.</text:p>
      <text:p text:style-name="P22"><text:s/>Array index follows the <text:span text:style-name="T264">name</text:span>$sign</text:p>
      <text:p text:style-name="P22">For example: <text:span text:style-name="T264">db</text:span>$25</text:p>
      <text:p text:style-name="P22">The array index begins at 1. The zero element of the array is a service, and the index of the last element. Iteration ignore this element.</text:p>
      <text:p text:style-name="P80">The program will be available as a complete MSH referred to as the specific data of the tree or array, and an abbreviated reference to the tree or the entire array. The full link contains a variable name and a full index.</text:p>
      <text:p text:style-name="P80">For example:</text:p>
      <text:p text:style-name="P80">ab[a, gt, 125] or the ab$25.</text:p>
      <text:p text:style-name="P80">shortened link contains a name and an empty index.</text:p>
      <text:p text:style-name="P80">For example:</text:p>
      <text:p text:style-name="P80">ab [] or the ab $</text:p>
      <text:p text:style-name="P80">Constructions where permissible abbreviated reference must be agreed separately.</text:p>
      <text:p text:style-name="P81">A link to a node is not provided within the tree. It is also possible to refer to a tree and an array at the same time, then only the name is indicated.</text:p>
      <text:p text:style-name="P82">For example:</text:p>
      <text:p text:style-name="P82"><text:s/>ab</text:p>
      <text:p text:style-name="P81">Where possible, such an appeal is negotiated specifically in a specific team.</text:p>
      <text:h text:style-name="P236" text:outline-level="1"><text:bookmark-start text:name="__RefHeading___Toc12818_663375124"/><text:span text:style-name="T239">6. </text:span>Pseudo arrays.<text:bookmark-end text:name="__RefHeading___Toc12818_663375124"/></text:h>
      <text:p text:style-name="P3">They service information is transmitted. Appeal to them the appropriate treatment to the array. They are open for reading and usually closed on entry.</text:p>
      <text:p text:style-name="P4">A list of pseudo arrays:</text:p>
      <text:p text:style-name="P91"><text:span text:style-name="T223"><text:s/>prefix </text:span><text:span text:style-name="T224">A$</text:span><text:span text:style-name="T223">- </text:span><text:span text:style-name="T225">the values passed to the function arguments, opened for writing,</text:span></text:p>
      <text:p text:style-name="P6">prefix B$ - Input output buffer, opened for writing,</text:p>
      <text:p text:style-name="P5"><text:s/>prefix <text:span text:style-name="T245">J$</text:span> <text:span text:style-name="T237">call stack of tasks for the current block Do, Open only on reading</text:span>.</text:p>
      <text:h text:style-name="P236" text:outline-level="1"><text:bookmark-start text:name="__RefHeading___Toc7680_1058313881"/><text:span text:style-name="T239">7</text:span>. Expressions<text:bookmark-end text:name="__RefHeading___Toc7680_1058313881"/></text:h>
      <text:p text:style-name="P149"><text:span text:style-name="T41">Expressions are combinations of operands and operations. Operands can be expressions, when they are set in brackets. <text:s/>Types of variables are random. The result of the operations is uniquely defined by operation. There</text:span> <text:span text:style-name="T41">are</text:span> <text:span text:style-name="T41">no</text:span> <text:span text:style-name="T41">operations</text:span> <text:span text:style-name="T41">priorities</text:span>.</text:p>
      <text:h text:style-name="P236" text:outline-level="1"><text:bookmark-start text:name="__RefHeading___Toc7684_1058313881"/><text:span text:style-name="T239">8</text:span>. Commands<text:bookmark-end text:name="__RefHeading___Toc7684_1058313881"/></text:h>
      <text:p text:style-name="P16">Arguments in different commands can vary. Argument can consist of subfields, that are divided either by symbol =</text:p>
      <text:p text:style-name="P149"><text:span text:style-name="T88"><text:s/></text:span><text:span text:style-name="T41">For the further explanations let us assume following conventions:</text:span></text:p>
      <text:p text:style-name="P149"><text:span text:style-name="T88"><text:s text:c="3"/></text:span><text:span text:style-name="T62">exp</text:span><text:span text:style-name="T41"> </text:span><text:span text:style-name="T191">—</text:span><text:span text:style-name="T41"> prefix <text:s/>that indicates an expression</text:span></text:p>
      <text:p text:style-name="P149"><text:soft-page-break/><text:span text:style-name="T88"><text:s text:c="3"/></text:span><text:span text:style-name="T62">expYcl</text:span><text:span text:style-name="T41"> </text:span><text:span text:style-name="T191">—</text:span><text:span text:style-name="T41"> expression that sets conditions for command execution </text:span></text:p>
      <text:p text:style-name="P149"><text:span text:style-name="T88"><text:s text:c="3"/></text:span><text:span text:style-name="T62">ref</text:span><text:span text:style-name="T41"> </text:span><text:span text:style-name="T191">—</text:span><text:span text:style-name="T41"> prefix that indicates reference to the variable.</text:span></text:p>
      <text:p text:style-name="P178"><text:span text:style-name="T41"><text:s text:c="3"/></text:span><text:bookmark-start text:name="__DdeLink__11975_843117148"/><text:span text:style-name="T41">refTree</text:span><text:bookmark-end text:name="__DdeLink__11975_843117148"/><text:span text:style-name="T41"> - a reference to the variable tree structure.</text:span></text:p>
      <text:p text:style-name="P149"><text:span text:style-name="T88"><text:s text:c="3"/></text:span><text:span text:style-name="T62">Prog</text:span><text:span text:style-name="T41"> - Reference <text:s/>to the program </text:span><text:span text:style-name="T86">in the form</text:span><text:span text:style-name="T41"> of </text:span><text:span text:style-name="T63">&lt;</text:span><text:span text:style-name="T62">expMod.</text:span><text:span text:style-name="T63">&gt;</text:span><text:span text:style-name="T62">expLabel</text:span><text:span text:style-name="T63">&lt;</text:span><text:span text:style-name="T64">(</text:span><text:span text:style-name="T62">expArg</text:span><text:span text:style-name="T63">&lt;</text:span><text:span text:style-name="T62">,expArg</text:span><text:span text:style-name="T63">&gt;</text:span><text:span text:style-name="T64">)</text:span><text:span text:style-name="T63">&gt;</text:span></text:p>
      <text:p text:style-name="P149"><text:span text:style-name="T88"><text:s text:c="3"/></text:span><text:span text:style-name="T62">expMod</text:span><text:span text:style-name="T41"> </text:span><text:span text:style-name="T191">—</text:span><text:span text:style-name="T41"> module name can be an expression</text:span></text:p>
      <text:p text:style-name="P149"><text:span text:style-name="T88"><text:s text:c="3"/></text:span><text:span text:style-name="T62">expLabel</text:span><text:span text:style-name="T41"> </text:span><text:span text:style-name="T191">—</text:span><text:span text:style-name="T41">label in a module can be an expression</text:span></text:p>
      <text:p text:style-name="P149"><text:span text:style-name="T88"><text:s text:c="3"/></text:span><text:span text:style-name="T62">expArg</text:span><text:span text:style-name="T41"> - <text:s/>Argument can be an expression</text:span></text:p>
      <text:p text:style-name="P16"/>
      <text:p text:style-name="P16">Time intervals are set in microseconds 10e-6 sec</text:p>
      <text:p text:style-name="P16"/>
      <text:p text:style-name="P149"><text:tab/><text:span text:style-name="T41">Declarative</text:span> <text:span text:style-name="T41">commands</text:span>:</text:p>
      <text:p text:style-name="P9"><text:span text:style-name="T260">Parent</text:span> , Constant.</text:p>
      <text:p text:style-name="P16">Declarative commands have following format:</text:p>
      <text:p text:style-name="P16"><text:span text:style-name="T5">CMD</text:span> <text:span text:style-name="T157">Arg </text:span><text:span text:style-name="T158">&lt;</text:span><text:span text:style-name="T157">,Arg</text:span><text:span text:style-name="T158">&gt;</text:span><text:span text:style-name="T157">; </text:span></text:p>
      <text:p text:style-name="P149"><text:span text:style-name="T42">CMD</text:span><text:span text:style-name="T41"> </text:span><text:span text:style-name="T191">—</text:span><text:span text:style-name="T41"> command code.</text:span></text:p>
      <text:p text:style-name="P149"><text:span text:style-name="T62">Arg</text:span><text:span text:style-name="T41"> </text:span><text:span text:style-name="T191">—</text:span><text:span text:style-name="T41"> command argument.</text:span></text:p>
      <text:p text:style-name="P87">Declarative commands are executed at the moment of translation as they appear in source text of the program. Execution of those does not depend on progress of the program and does not contain conditions of their execution. <text:span text:style-name="T261">The condition of the command does not apply to them.</text:span></text:p>
      <text:h text:style-name="Heading_20_3" text:outline-level="3"><text:bookmark-start text:name="__RefHeading___Toc7863_974157422"/><text:span text:style-name="T101">Parent</text:span><text:span text:style-name="T94"> </text:span><text:span text:style-name="T138">command</text:span><text:span text:style-name="T41">.</text:span><text:bookmark-end text:name="__RefHeading___Toc7863_974157422"/></text:h>
      <text:p text:style-name="P131">Arguments of the command are Parents of this module. Command is used to organize inheritance. </text:p>
      <text:p text:style-name="P86"><text:span text:style-name="T26">Parent</text:span> <text:s/><text:span text:style-name="T157">expParent </text:span><text:span text:style-name="T158">&lt;</text:span><text:span text:style-name="T157">,expParent</text:span><text:span text:style-name="T158">&gt;</text:span><text:span text:style-name="T157">;</text:span></text:p>
      <text:p text:style-name="P16"><text:span text:style-name="T157">expParent</text:span>- constant name of this module. <text:s/>As it is clear from syntax, <text:s/>multiple inheritances take place. Parent selection priority is defined by the sequence in the list of inheritance. The sooner Parent appears <text:s/>the higher is it’s the priority. </text:p>
      <text:h text:style-name="Heading_20_3" text:outline-level="3"><text:bookmark-start text:name="__RefHeading___Toc7865_974157422"/><text:span text:style-name="T94">Constant (Const)</text:span><text:span text:style-name="T41"> </text:span><text:span text:style-name="T151">c</text:span><text:span text:style-name="T41">ommand.</text:span><text:bookmark-end text:name="__RefHeading___Toc7865_974157422"/></text:h>
      <text:p text:style-name="P194">In MUMPS constant no. The MSH are introduced. But because of the specificity of the language exist as immutable variable execution time of the program, they can not. Therefore, MSH are introduced as objects of compile-time. With something like define the C language in its simplest form. At the time of MSH language broadcast Pi code for a virtual machine, all the constants in the source text are replaced by their values. That is, in the Pi code, they're gone. Constants may be used as the values ​​of the variables as an index or a variable name.</text:p>
      <text:p text:style-name="P194">To the right of the equal sign can only be a constant expression is not allowed. The name must be unique constant and variable names do not overlap.</text:p>
      <text:p text:style-name="P194"/>
      <text:p text:style-name="P199">Constant command has 2 forms.</text:p>
      <text:p text:style-name="P199">1 form:</text:p>
      <text:p text:style-name="P67"><text:span text:style-name="T5">Constant</text:span> <text:span text:style-name="T157">nameConst=valConst </text:span><text:span text:style-name="T158">&lt;</text:span><text:span text:style-name="T157">,nameConst=valConst</text:span><text:span text:style-name="T158">&gt;</text:span><text:span text:style-name="T157">;</text:span></text:p>
      <text:p text:style-name="P16"><text:span text:style-name="T157">nameConst</text:span>- name of the constant should be an identifier and name length should not exceed <text:s/><text:span text:style-name="T208">18</text:span> byte,</text:p>
      <text:p text:style-name="P16"><text:span text:style-name="T157">valConst</text:span>- value of the constant.</text:p>
      <text:p text:style-name="P199">2 form:</text:p>
      <text:p text:style-name="P136"><text:span text:style-name="T230">Constant</text:span> nameMod &lt;, nameMod&gt;;</text:p>
      <text:p text:style-name="P136">nameMod - <text:span text:style-name="T222">module name which </text:span><text:span text:style-name="T226">from</text:span><text:span text:style-name="T222"> to import the constants section</text:span>.</text:p>
      <text:p text:style-name="P137"/>
      <text:p text:style-name="P16"><text:tab/>Execution commands:</text:p>
      <text:p text:style-name="P12">Break, Back, Back1, Copy, Run, Do, Else, End, <text:span text:style-name="T213">Case,</text:span> <text:s/><text:span text:style-name="T229">While</text:span>, GoTo, If, Job, KiLL, LockW, LockR, LockUn, Move, Next, Next1, Query, Query1, Return, Set, TimeOut,Transaction,<text:span text:style-name="T246">Try</text:span>, EventTrap, EventCall, EventWait, Event<text:span text:style-name="T214">Delete</text:span>, <text:s/>Write, Read.</text:p>
      <text:p text:style-name="P10"><text:soft-page-break/></text:p>
      <text:p text:style-name="P149"><text:span text:style-name="T88"><text:s text:c="3"/></text:span><text:span text:style-name="T41">Commands consist of :</text:span></text:p>
      <text:p text:style-name="P16">-the command code</text:p>
      <text:p text:style-name="Standard"><text:span text:style-name="T138">- </text:span><text:a xlink:type="simple" xlink:href="http://www.multitran.ru/c/m.exe?t=2846220_1_2&amp;s1=%ED%E5%EE%E1%FF%E7%E0%F2%E5%EB%FC%ED%EE%E5%20%F3%F1%EB%EE%E2%E8%E5" text:style-name="Internet_20_link" text:visited-style-name="Visited_20_Internet_20_Link"><text:span text:style-name="Internet_20_link"><text:span text:style-name="T138">nonrequired</text:span></text:span></text:a><text:span text:style-name="T87"> </text:span><text:span text:style-name="T138">execution condition</text:span></text:p>
      <text:p text:style-name="P16">-required space and </text:p>
      <text:p text:style-name="Standard"><text:span text:style-name="T138">-</text:span><text:a xlink:type="simple" xlink:href="http://www.multitran.ru/c/m.exe?t=2846220_1_2&amp;s1=%ED%E5%EE%E1%FF%E7%E0%F2%E5%EB%FC%ED%EE%E5%20%F3%F1%EB%EE%E2%E8%E5" text:style-name="Internet_20_link" text:visited-style-name="Visited_20_Internet_20_Link"><text:span text:style-name="Internet_20_link"><text:span text:style-name="T138">nonrequired</text:span></text:span></text:a><text:span text:style-name="Internet_20_link"><text:span text:style-name="T87"> </text:span></text:span><text:span text:style-name="T138"><text:s/>arguments that are listed and separated by comma. <text:s/></text:span></text:p>
      <text:p text:style-name="P149"><text:span text:style-name="T41">End of the command is marked with semicolon. <text:s/>Command code does not depend on register and can be reduced. Full command code can be expanded by any amount of Roman characters or numbers. E.g command </text:span><text:span text:style-name="T62">End</text:span><text:span text:style-name="T41"> could be recorded as </text:span><text:span text:style-name="T62">EndIf.</text:span><text:span text:style-name="T41"> <text:s/>Same applies to other commands. </text:span></text:p>
      <text:p text:style-name="P149"><text:span text:style-name="T41">Command execution condition is separated from command code by character</text:span><text:span text:style-name="T61">?</text:span><text:span text:style-name="T41"> <text:s/></text:span></text:p>
      <text:p text:style-name="P16">If the result of the execution condition evaluation is not equal to <text:s/>0 then the command is executed.</text:p>
      <text:p text:style-name="P149"><text:span text:style-name="T42">CMD</text:span><text:span text:style-name="T63">&lt;</text:span><text:span text:style-name="T157">?</text:span><text:span text:style-name="T62">expYcl</text:span><text:span text:style-name="T63">&gt;</text:span><text:span text:style-name="T157"> <text:s text:c="2"/></text:span><text:span text:style-name="T158">&lt;</text:span><text:span text:style-name="T62">Arg</text:span><text:span text:style-name="T157">1 </text:span><text:span text:style-name="T158">&lt;</text:span><text:span text:style-name="T157">,</text:span><text:span text:style-name="T62">ArgN</text:span><text:span text:style-name="T63">&gt;&gt;</text:span><text:span text:style-name="T157">;</text:span></text:p>
      <text:p text:style-name="P149"/>
      <text:h text:style-name="Heading_20_3" text:outline-level="3"><text:bookmark-start text:name="__RefHeading___Toc13319_974157422"/>Expression evaluation command <text:span text:style-name="T5">Set</text:span>.<text:bookmark-end text:name="__RefHeading___Toc13319_974157422"/></text:h>
      <text:p text:style-name="P16"><text:span text:style-name="T5">Set (S)</text:span> - <text:s/>appears like:</text:p>
      <text:p text:style-name="P16"><text:span text:style-name="T5">Set</text:span><text:span text:style-name="T158">&lt;</text:span><text:span text:style-name="T157">?expYcl</text:span><text:span text:style-name="T158">&gt; </text:span><text:span text:style-name="T157"><text:s/>ref=exp </text:span><text:span text:style-name="T158">&lt;</text:span><text:span text:style-name="T157">,ref=exp</text:span><text:span text:style-name="T158">&gt;</text:span><text:span text:style-name="T157">;</text:span></text:p>
      <text:p text:style-name="P16"><text:span text:style-name="T5">S</text:span><text:span text:style-name="T158">&lt;</text:span><text:span text:style-name="T157">?expYcl</text:span><text:span text:style-name="T158">&gt;</text:span><text:span text:style-name="T157"> <text:s/>ref=exp </text:span><text:span text:style-name="T158">&lt;</text:span><text:span text:style-name="T157">,ref=exp</text:span><text:span text:style-name="T158">&gt;</text:span><text:span text:style-name="T157">;</text:span></text:p>
      <text:p text:style-name="P93">The variable <text:span text:style-name="T157">ref</text:span> is assigned the value of the <text:span text:style-name="T157">exp</text:span> expression.</text:p>
      <text:p text:style-name="P93"><text:s/>For example: <text:span text:style-name="T5">Set</text:span> ab [1,2] = $ 1 + 78 * 7;</text:p>
      <text:p text:style-name="P93">The shortcut <text:span text:style-name="T5">Set</text:span> does not have a right side</text:p>
      <text:p text:style-name="P93"><text:span text:style-name="T5">Set</text:span>&lt;?e<text:span text:style-name="T157">xpYcl</text:span>&gt; <text:span text:style-name="T157">exp</text:span>&lt;,<text:span text:style-name="T157">exp</text:span>&gt;;</text:p>
      <text:p text:style-name="P93"><text:span text:style-name="T5">S</text:span>&lt;?<text:span text:style-name="T157">expYcl</text:span>&gt; <text:span text:style-name="T157">exp</text:span>&lt;,<text:span text:style-name="T157">exp</text:span>&gt;;</text:p>
      <text:p text:style-name="P93">Inside the exp expression, there must be a reference to variables, the last of which is assigned the value of the <text:span text:style-name="T157">exp</text:span> expression.</text:p>
      <text:p text:style-name="P93"><text:s/>For example: <text:span text:style-name="T5">Set</text:span> 9- [2] -ab [1,2] + 78 * 7;</text:p>
      <text:p text:style-name="P93">Variable ab [1,2] will be assigned the value of the expression.</text:p>
      <text:p text:style-name="P95"><text:s/>For example: <text:span text:style-name="T36">Set</text:span><text:span text:style-name="T287"> $1=10; </text:span><text:span text:style-name="T36">Set</text:span><text:span text:style-name="T287"> $1+2;</text:span></text:p>
      <text:p text:style-name="P94">Variable <text:span text:style-name="T288">$1</text:span> will be assigned the value of <text:span text:style-name="T288">12</text:span>.</text:p>
      <text:h text:style-name="Heading_20_3" text:outline-level="3"><text:bookmark-start text:name="__RefHeading___Toc13321_974157422"/><text:span text:style-name="T41">Data deletion command </text:span><text:span text:style-name="T94">Kill.</text:span><text:bookmark-end text:name="__RefHeading___Toc13321_974157422"/></text:h>
      <text:p text:style-name="P16">Command <text:span text:style-name="T5">KiLL (K).</text:span></text:p>
      <text:p text:style-name="P16"><text:span text:style-name="T5">Kill</text:span><text:span text:style-name="T158">&lt;</text:span><text:span text:style-name="T157">?expYcl</text:span><text:span text:style-name="T158">&gt; <text:s/></text:span><text:span text:style-name="T157"><text:s/>ref</text:span><text:span text:style-name="T158">&lt;</text:span><text:span text:style-name="T157">,ref</text:span><text:span text:style-name="T158">&gt;</text:span><text:span text:style-name="T157">;</text:span></text:p>
      <text:p text:style-name="P16"><text:span text:style-name="T5">K</text:span><text:span text:style-name="T216">&lt;</text:span><text:span text:style-name="T157">?expYcl</text:span><text:span text:style-name="T158">&gt;</text:span><text:span text:style-name="T157"> <text:s text:c="2"/>ref</text:span><text:span text:style-name="T158">&lt;</text:span><text:span text:style-name="T157">,ref</text:span><text:span text:style-name="T158">&gt;</text:span><text:span text:style-name="T157">;</text:span></text:p>
      <text:p text:style-name="P179"><text:span text:style-name="T89">Command deletes the descendants of the node and the node itself ref and object properties. </text:span><text:span text:style-name="T93">This command can be used a shortened link.</text:span></text:p>
      <text:p text:style-name="P179"><text:span text:style-name="T88"><text:s/></text:span><text:span text:style-name="T41">There are more modifications of this command.</text:span></text:p>
      <text:p text:style-name="P149"><text:span text:style-name="T88"><text:s/></text:span><text:span text:style-name="T41">Deletes <text:s/>data in the </text:span><text:span text:style-name="T61">ref </text:span><text:span text:style-name="T41">node .</text:span></text:p>
      <text:p text:style-name="P16"><text:span text:style-name="T5">KillD</text:span><text:span text:style-name="T158">&lt;</text:span><text:span text:style-name="T157">?expYcl</text:span><text:span text:style-name="T158">&gt;</text:span><text:span text:style-name="T157"> <text:s text:c="2"/>ref</text:span><text:span text:style-name="T158">&lt;</text:span><text:span text:style-name="T157">,ref</text:span><text:span text:style-name="T158">&gt;</text:span><text:span text:style-name="T157">; </text:span><text:span text:style-name="T222"><text:s/></text:span><text:span text:style-name="T230">KD</text:span><text:span text:style-name="T158">&lt;</text:span><text:span text:style-name="T157">?expYcl</text:span><text:span text:style-name="T158">&gt; </text:span><text:span text:style-name="T157"><text:s/>ref</text:span><text:span text:style-name="T158">&lt;</text:span><text:span text:style-name="T157">,ref</text:span><text:span text:style-name="T158">&gt;</text:span><text:span text:style-name="T157">;</text:span></text:p>
      <text:p text:style-name="P149"><text:span text:style-name="T88"><text:s/></text:span><text:span text:style-name="T41">Deletes descendants of the </text:span><text:span text:style-name="T61">ref</text:span><text:span text:style-name="T41"> node </text:span></text:p>
      <text:p text:style-name="P16"><text:span text:style-name="T5">KillN</text:span><text:span text:style-name="T158">&lt;</text:span><text:span text:style-name="T157">?expYcl</text:span><text:span text:style-name="T158">&gt; <text:s/></text:span><text:span text:style-name="T157"><text:s/>ref</text:span><text:span text:style-name="T158">&lt;</text:span><text:span text:style-name="T157">,ref</text:span><text:span text:style-name="T158">&gt;</text:span><text:span text:style-name="T157">; <text:s/></text:span><text:span text:style-name="T230">KN</text:span><text:span text:style-name="T158">&lt;</text:span><text:span text:style-name="T157">?expYcl</text:span><text:span text:style-name="T158">&gt; </text:span><text:span text:style-name="T157"><text:s/>ref</text:span><text:span text:style-name="T158">&lt;</text:span><text:span text:style-name="T157">,ref</text:span><text:span text:style-name="T158">&gt;</text:span><text:span text:style-name="T157">;</text:span></text:p>
      <text:p text:style-name="P152"><text:span text:style-name="T119">Removes the object properties node</text:span><text:span text:style-name="T41"> ref.</text:span></text:p>
      <text:p text:style-name="P26"><text:span text:style-name="T5">Kill</text:span><text:span text:style-name="T6">P</text:span><text:span text:style-name="T159">&lt;</text:span><text:span text:style-name="T157">?expYcl</text:span><text:span text:style-name="T158">&gt;</text:span><text:span text:style-name="T157"> <text:s/>ref</text:span><text:span text:style-name="T158">&lt;</text:span><text:span text:style-name="T157">,ref</text:span><text:span text:style-name="T158">&gt;</text:span><text:span text:style-name="T157">; <text:s/></text:span><text:span text:style-name="T230">K</text:span><text:span text:style-name="T233">P</text:span><text:span text:style-name="T159">&lt;</text:span><text:span text:style-name="T157">?expYcl</text:span><text:span text:style-name="T158">&gt; </text:span><text:span text:style-name="T157"><text:s/>ref</text:span><text:span text:style-name="T158">&lt;</text:span><text:span text:style-name="T157">,ref</text:span><text:span text:style-name="T158">&gt;</text:span><text:span text:style-name="T157">;</text:span></text:p>
      <text:p text:style-name="P27"><text:s/>Combinations such as postfix</text:p>
      <text:p text:style-name="P27"><text:s/>Deletes data and properties of the node <text:span text:style-name="T157">ref</text:span>.</text:p>
      <text:p text:style-name="P26"><text:span text:style-name="T5">Kill</text:span><text:span text:style-name="T6">DP</text:span><text:span text:style-name="T159">&lt;</text:span><text:span text:style-name="T157">?expYcl</text:span><text:span text:style-name="T158">&gt; </text:span><text:span text:style-name="T157"><text:s/>ref</text:span><text:span text:style-name="T158">&lt;</text:span><text:span text:style-name="T157">,ref</text:span><text:span text:style-name="T158">&gt;</text:span><text:span text:style-name="T157">; <text:s/></text:span><text:span text:style-name="T230">K</text:span><text:span text:style-name="T233">P</text:span><text:span text:style-name="T159">&lt;</text:span><text:span text:style-name="T157">?expYcl</text:span><text:span text:style-name="T158">&gt; </text:span><text:span text:style-name="T157"><text:s/>ref</text:span><text:span text:style-name="T158">&lt;</text:span><text:span text:style-name="T157">,ref</text:span><text:span text:style-name="T158">&gt;</text:span><text:span text:style-name="T157">;</text:span></text:p>
      <text:p text:style-name="P27"><text:s/>Deletes data and descendants of the node <text:span text:style-name="T157">ref</text:span>.</text:p>
      <text:p text:style-name="P152"><text:span text:style-name="T42">Kill</text:span><text:span text:style-name="T43">D</text:span><text:span text:style-name="T44">N</text:span><text:span text:style-name="T63">&lt;</text:span><text:span text:style-name="T62">?expYcl</text:span><text:span text:style-name="T63">&gt;</text:span><text:span text:style-name="T62"> <text:s/>ref</text:span><text:span text:style-name="T63">&lt;</text:span><text:span text:style-name="T62">,ref</text:span><text:span text:style-name="T63">&gt;</text:span><text:span text:style-name="T62">; <text:s/></text:span><text:span text:style-name="T94">K</text:span><text:span text:style-name="T103">N</text:span><text:span text:style-name="T63">&lt;</text:span><text:span text:style-name="T62">?expYcl</text:span><text:span text:style-name="T63">&gt;</text:span><text:span text:style-name="T62"> <text:s/>ref</text:span><text:span text:style-name="T63">&lt;</text:span><text:span text:style-name="T62">,ref</text:span><text:span text:style-name="T63">&gt;</text:span><text:span text:style-name="T62">;</text:span></text:p>
      <text:p text:style-name="P7">If you want to delete only the tree, then the command is used.</text:p>
      <text:p text:style-name="P202"><text:span text:style-name="T41"><text:s/></text:span><text:span text:style-name="T42">Kill</text:span><text:span text:style-name="T41"> ^gb[]</text:span></text:p>
      <text:p text:style-name="P7">And if only the array is</text:p>
      <text:p text:style-name="P202"><text:span text:style-name="T41"><text:s/></text:span><text:span text:style-name="T42">Kill</text:span><text:span text:style-name="T41"> ^gb$</text:span></text:p>
      <text:p text:style-name="P7"><text:soft-page-break/>In this command it is also possible to specify only the name. In this case, both the tree and the array with this name will be deleted.</text:p>
      <text:p text:style-name="P7">For example:</text:p>
      <text:p text:style-name="P202"><text:span text:style-name="T41"><text:s text:c="3"/></text:span><text:span text:style-name="T42">Kill</text:span><text:span text:style-name="T41"> ^gb</text:span></text:p>
      <text:p text:style-name="P7">Obviously, such a command cannot be used for local variables of the Do block. Due to the lack of a name for such a variable.</text:p>
      <text:h text:style-name="Heading_20_3" text:outline-level="3"><text:bookmark-start text:name="__RefHeading___Toc13323_974157422"/>Data copy command <text:span text:style-name="T12">Copy</text:span><text:span text:style-name="T247"> , </text:span><text:span text:style-name="T12">Move</text:span>.<text:bookmark-end text:name="__RefHeading___Toc13323_974157422"/></text:h>
      <text:p text:style-name="P180"><text:span text:style-name="T41">Data node </text:span><text:span text:style-name="T61">ref From</text:span><text:span text:style-name="T41"> merges with the </text:span><text:span text:style-name="T61">refTo</text:span><text:span text:style-name="T41"> <text:s/>node. </text:span><text:span text:style-name="T150">Shortened links can be used in this command.</text:span></text:p>
      <text:p text:style-name="P16"><text:span text:style-name="T5">Copy</text:span><text:span text:style-name="T158">&lt;</text:span><text:span text:style-name="T157">?expYcl</text:span><text:span text:style-name="T158">&gt; </text:span><text:span text:style-name="T157"><text:s/>refTo=refFrom</text:span><text:span text:style-name="T158">&lt;</text:span><text:span text:style-name="T157">,refTo=refFrom</text:span><text:span text:style-name="T158">&gt;</text:span><text:span text:style-name="T157">;</text:span></text:p>
      <text:p text:style-name="P28">Data node to node moves <text:span text:style-name="T157">refFrom</text:span> <text:span text:style-name="T157">refTo</text:span></text:p>
      <text:p text:style-name="P29"><text:span text:style-name="T5">Move</text:span><text:span text:style-name="T158">&lt;</text:span><text:span text:style-name="T157">?expYcl</text:span><text:span text:style-name="T158">&gt; </text:span><text:span text:style-name="T157"><text:s/>refTo=refFrom</text:span><text:span text:style-name="T158">&lt;</text:span><text:span text:style-name="T157">,refTo=refFrom</text:span><text:span text:style-name="T158">&gt;</text:span><text:span text:style-name="T157">;</text:span></text:p>
      <text:h text:style-name="Heading_20_3" text:outline-level="3"><text:bookmark-start text:name="__RefHeading___Toc13325_974157422"/>Task locking commands <text:span text:style-name="T46">Lock</text:span>.<text:bookmark-end text:name="__RefHeading___Toc13325_974157422"/></text:h>
      <text:p text:style-name="P10">LockW (LW).</text:p>
      <text:p text:style-name="P16"><text:span text:style-name="T5">LockW</text:span><text:span text:style-name="T158">&lt;</text:span><text:span text:style-name="T157">?expYcl</text:span><text:span text:style-name="T158">&gt; </text:span><text:span text:style-name="T157"><text:s/>expID</text:span><text:span text:style-name="T158">&lt;</text:span><text:span text:style-name="T157">,expID</text:span><text:span text:style-name="T158">&gt;</text:span><text:span text:style-name="T157">;</text:span></text:p>
      <text:p text:style-name="P149"><text:span text:style-name="T42">LW</text:span><text:span text:style-name="T63">&lt;</text:span><text:span text:style-name="T62">?expYcl</text:span><text:span text:style-name="T63">&gt; </text:span><text:span text:style-name="T62"><text:s/>expID</text:span><text:span text:style-name="T63">&lt;</text:span><text:span text:style-name="T62">,expID</text:span><text:span text:style-name="T63">&gt;</text:span><text:span text:style-name="T62">;</text:span></text:p>
      <text:p text:style-name="P149"><text:span text:style-name="T41">It sets locking on identifier assigned by </text:span><text:span text:style-name="T62">expID </text:span><text:span text:style-name="T41">expression by writing </text:span><text:span text:style-name="T199"><text:s/></text:span></text:p>
      <text:p text:style-name="P149"/>
      <text:p text:style-name="P10">LockR (LR).</text:p>
      <text:p text:style-name="P16"><text:span text:style-name="T5">LockR</text:span><text:span text:style-name="T182">&lt;</text:span><text:span text:style-name="T157">?expYcl</text:span><text:span text:style-name="T160">&gt;</text:span><text:span text:style-name="T157"> expID</text:span><text:span text:style-name="T160">&lt;</text:span><text:span text:style-name="T157">,expID</text:span><text:span text:style-name="T160">&gt;</text:span><text:span text:style-name="T157">;</text:span></text:p>
      <text:p text:style-name="P60"><text:span text:style-name="T5">LR</text:span><text:span text:style-name="T182">&lt;</text:span><text:span text:style-name="T157">?expYcl</text:span><text:span text:style-name="T160">&gt;</text:span><text:span text:style-name="T157"> expID</text:span><text:span text:style-name="T160">&lt;</text:span><text:span text:style-name="T157">,expID</text:span><text:span text:style-name="T160">&gt;</text:span><text:span text:style-name="T157">;</text:span></text:p>
      <text:p text:style-name="P163"><text:span text:style-name="T41">It sets locking on identifier assigned by </text:span><text:span text:style-name="T62">expID</text:span><text:span text:style-name="T41"> expression by reading <text:s/></text:span><text:span text:style-name="T199"><text:s/></text:span></text:p>
      <text:p text:style-name="Standard"><text:bookmark-start text:name="__DdeLink__315_111885430"/></text:p>
      <text:p text:style-name="P139"><text:span text:style-name="T41">LockUn</text:span> (<text:span text:style-name="T41">LU</text:span>).</text:p>
      <text:p text:style-name="P16"><text:span text:style-name="T5">LockUn</text:span><text:span text:style-name="T158">&lt;</text:span><text:span text:style-name="T157">?expYcl</text:span><text:span text:style-name="T158">&gt;</text:span><text:span text:style-name="T157"> expID</text:span><text:span text:style-name="T158">&lt;</text:span><text:span text:style-name="T157">,expID</text:span><text:span text:style-name="T158">&gt;</text:span><text:span text:style-name="T157">;</text:span></text:p>
      <text:p text:style-name="P60"><text:span text:style-name="T5">LUn</text:span><text:span text:style-name="T158">&lt;</text:span><text:span text:style-name="T157">?expYcl</text:span><text:span text:style-name="T158">&gt;</text:span><text:span text:style-name="T157"> expID</text:span><text:span text:style-name="T158">&lt;</text:span><text:span text:style-name="T157">,expID</text:span><text:span text:style-name="T158">&gt;</text:span><text:span text:style-name="T157">;</text:span></text:p>
      <text:p text:style-name="P163"><text:span text:style-name="T41">Cancels locking of identifier with assigned </text:span><text:span text:style-name="T62">expID</text:span><text:span text:style-name="T41"> expression.</text:span></text:p>
      <text:p text:style-name="P149"><text:bookmark-end text:name="__DdeLink__315_111885430"/></text:p>
      <text:h text:style-name="Heading_20_2" text:outline-level="2"><text:bookmark-start text:name="__RefHeading___Toc17674_2341870199"/><text:tab/><text:span text:style-name="T41">Program progress change command.</text:span><text:bookmark-end text:name="__RefHeading___Toc17674_2341870199"/></text:h>
      <text:h text:style-name="Heading_20_3" text:outline-level="3"><text:bookmark-start text:name="__RefHeading___Toc13327_974157422"/><text:span text:style-name="T5">TimeOut</text:span> command.<text:bookmark-end text:name="__RefHeading___Toc13327_974157422"/></text:h>
      <text:p text:style-name="P164"><text:span text:style-name="T91">H</text:span><text:span text:style-name="T41">olds-up execution <text:s/>of the current program.</text:span></text:p>
      <text:p text:style-name="P164"><text:span text:style-name="T42">TimeOut</text:span><text:span text:style-name="T63">&lt;</text:span><text:span text:style-name="T62">?expYcl</text:span><text:span text:style-name="T63">&gt; </text:span><text:span text:style-name="T62"><text:s/>expTime</text:span><text:span text:style-name="T63">&lt;</text:span><text:span text:style-name="T62">,expTime</text:span><text:span text:style-name="T63">&gt;</text:span><text:span text:style-name="T62">;</text:span></text:p>
      <text:p text:style-name="P149"><text:span text:style-name="T62">expTime</text:span><text:span text:style-name="T41"> </text:span><text:span text:style-name="T191">—</text:span><text:span text:style-name="T41"> expression that sets evaluation delay <text:s/>in the current program.</text:span></text:p>
      <text:p text:style-name="P68">Time intervals are set in microseconds 10e-6 sec</text:p>
      <text:h text:style-name="Heading_20_3" text:outline-level="3"><text:bookmark-start text:name="__RefHeading___Toc13329_974157422"/><text:span text:style-name="T5">GOTO (G)</text:span> command.<text:bookmark-end text:name="__RefHeading___Toc13329_974157422"/></text:h>
      <text:p text:style-name="P61">GOTO (G) command is the transition to the new program execution point.</text:p>
      <text:p text:style-name="P92"><text:span text:style-name="T5">GOTO</text:span><text:span text:style-name="T158">&lt;</text:span><text:span text:style-name="T157">?expYcl</text:span><text:span text:style-name="T158">&gt;</text:span><text:span text:style-name="T157"> expMod.expLabel</text:span><text:span text:style-name="T158">&lt;</text:span><text:span text:style-name="T157"> </text:span><text:span text:style-name="T173">(</text:span><text:span text:style-name="T157">arg </text:span><text:span text:style-name="T158">&lt;</text:span><text:span text:style-name="T157">,arg</text:span><text:span text:style-name="T158">&gt;</text:span><text:span text:style-name="T157"> </text:span><text:span text:style-name="T173">)</text:span><text:span text:style-name="T157"> </text:span><text:span text:style-name="T158">&gt;</text:span>;</text:p>
      <text:p text:style-name="P92"><text:span text:style-name="T5">G</text:span><text:span text:style-name="T158">&lt;</text:span><text:span text:style-name="T157">?expYcl</text:span><text:span text:style-name="T158">&gt; </text:span><text:span text:style-name="T157"><text:s/>expMod.expLabel</text:span><text:span text:style-name="T158">&lt;</text:span><text:span text:style-name="T157"> </text:span><text:span text:style-name="T173">(</text:span><text:span text:style-name="T157">arg </text:span><text:span text:style-name="T158">&lt;</text:span><text:span text:style-name="T157">,arg</text:span><text:span text:style-name="T158">&gt;</text:span><text:span text:style-name="T157"> </text:span><text:span text:style-name="T173">)</text:span><text:span text:style-name="T157"> </text:span><text:span text:style-name="T158">&gt;</text:span><text:span text:style-name="T157">;</text:span></text:p>
      <text:p text:style-name="P16">Transition to the tag in same module.</text:p>
      <text:p text:style-name="P92"><text:span text:style-name="T5">GOTO</text:span><text:span text:style-name="T158">&lt;</text:span><text:span text:style-name="T157">?expYcl</text:span><text:span text:style-name="T158">&gt; </text:span><text:span text:style-name="T157"><text:s/>expLabel</text:span><text:span text:style-name="T158">&lt;</text:span><text:span text:style-name="T157"> </text:span><text:span text:style-name="T173">(</text:span><text:span text:style-name="T157">arg </text:span><text:span text:style-name="T158">&lt;</text:span><text:span text:style-name="T157">,arg</text:span><text:span text:style-name="T158">&gt;</text:span><text:span text:style-name="T157"> </text:span><text:span text:style-name="T173">)</text:span><text:span text:style-name="T157"> </text:span><text:span text:style-name="T158">&gt;</text:span><text:span text:style-name="T157">;</text:span></text:p>
      <text:p text:style-name="P92"><text:span text:style-name="T5">G</text:span><text:span text:style-name="T158">&lt;</text:span><text:span text:style-name="T157">?expYcl</text:span><text:span text:style-name="T158">&gt;</text:span><text:span text:style-name="T157"> <text:s/>expLabel</text:span><text:span text:style-name="T158">&lt;</text:span><text:span text:style-name="T157"> </text:span><text:span text:style-name="T173">(</text:span><text:span text:style-name="T157">arg </text:span><text:span text:style-name="T158">&lt;</text:span><text:span text:style-name="T157">,arg</text:span><text:span text:style-name="T158">&gt;</text:span><text:span text:style-name="T157"> </text:span><text:span text:style-name="T173">)</text:span><text:span text:style-name="T157"> </text:span><text:span text:style-name="T158">&gt;</text:span><text:span text:style-name="T157">;</text:span></text:p>
      <text:p text:style-name="P149"><text:span text:style-name="T62">expMod</text:span><text:span text:style-name="T41"> </text:span><text:span text:style-name="T191">—</text:span><text:span text:style-name="T41"> the evaluation result of this expression <text:s/>is the name of the module. </text:span></text:p>
      <text:p text:style-name="P149"><text:span text:style-name="T62">expLabel</text:span><text:span text:style-name="T41"> </text:span><text:span text:style-name="T191">—</text:span><text:span text:style-name="T41"> the evaluation result of this expression <text:s/>is the continuation point of the program execution.</text:span></text:p>
      <text:p text:style-name="P182"><text:span text:style-name="T41">When you switch to the </text:span><text:span text:style-name="T42">GOTO</text:span><text:span text:style-name="T41"> command, you can replace the arguments with those specified in parentheses.</text:span></text:p>
      <text:h text:style-name="Heading_20_3" text:outline-level="3"><text:bookmark-start text:name="__RefHeading___Toc11610_1132317619"/><text:soft-page-break/><text:span text:style-name="T95">Do</text:span><text:span text:style-name="T97">(D)</text:span><text:span text:style-name="T41"> </text:span><text:span text:style-name="T147">c</text:span><text:span text:style-name="T41">ommand.</text:span><text:bookmark-end text:name="__RefHeading___Toc11610_1132317619"/></text:h>
      <text:p text:style-name="P107">The team performs a subroutine call without variables localization. <text:span text:style-name="T271">Inside the block, only a variable with no name is localized.</text:span></text:p>
      <text:p text:style-name="P108"><text:s/></text:p>
      <text:p text:style-name="P73"><text:span text:style-name="T183">Do</text:span><text:span text:style-name="T161">&lt;</text:span><text:span text:style-name="T157">?expYcl</text:span><text:span text:style-name="T158">&gt; </text:span><text:span text:style-name="T157"><text:s/></text:span><text:span text:style-name="T158">&lt;</text:span><text:span text:style-name="T157">expMod.</text:span><text:span text:style-name="T158">&gt;</text:span><text:span text:style-name="T157">expLabel</text:span><text:span text:style-name="T158">&lt;</text:span><text:span text:style-name="T157"> </text:span><text:span text:style-name="T173">(</text:span><text:span text:style-name="T157">arg </text:span><text:span text:style-name="T158">&lt;</text:span><text:span text:style-name="T157">,arg</text:span><text:span text:style-name="T158">&gt;</text:span><text:span text:style-name="T157"> </text:span><text:span text:style-name="T173">)</text:span><text:span text:style-name="T157"> </text:span><text:span text:style-name="T158">&gt;&lt;</text:span><text:span text:style-name="T157"> ,</text:span><text:span text:style-name="T158">&lt;</text:span><text:span text:style-name="T157">expMod.</text:span><text:span text:style-name="T158">&gt;</text:span><text:span text:style-name="T157">expLabel</text:span><text:span text:style-name="T158">&lt;</text:span><text:span text:style-name="T173">(</text:span><text:span text:style-name="T157">arg</text:span><text:span text:style-name="T158">&lt;</text:span><text:span text:style-name="T157">,arg</text:span><text:span text:style-name="T158">&gt;</text:span><text:span text:style-name="T157"> </text:span><text:span text:style-name="T173">)</text:span><text:span text:style-name="T162">&gt;&gt;</text:span><text:span text:style-name="T157"> ;</text:span></text:p>
      <text:h text:style-name="Heading_20_3" text:outline-level="3"><text:bookmark-start text:name="__RefHeading___Toc13333_974157422"/><text:span text:style-name="T230">Job(J)</text:span> <text:span text:style-name="T240">c</text:span>ommand.<text:bookmark-end text:name="__RefHeading___Toc13333_974157422"/></text:h>
      <text:p text:style-name="P31">The command executes the program in the new job. For each such call, a new block Do. Upon completion of the assignment generated code completion. During the job status code is available job.</text:p>
      <text:p text:style-name="P30"/>
      <text:p text:style-name="P153"><text:span text:style-name="T42">Job</text:span><text:span text:style-name="T63">&lt;</text:span><text:span text:style-name="T62">?expYcl</text:span><text:span text:style-name="T63">&gt; </text:span><text:span text:style-name="T62"><text:s/></text:span><text:span text:style-name="T63">&lt;</text:span><text:span text:style-name="T62">expMod.</text:span><text:span text:style-name="T63">&gt;</text:span><text:span text:style-name="T62">expLabel</text:span><text:span text:style-name="T63">&lt;</text:span><text:span text:style-name="T76">(</text:span><text:span text:style-name="T62">arg </text:span><text:span text:style-name="T63">&lt;</text:span><text:span text:style-name="T62">,arg</text:span><text:span text:style-name="T63">&gt;</text:span><text:span text:style-name="T76">)</text:span><text:span text:style-name="T63">&gt;</text:span><text:span text:style-name="T62"> </text:span><text:span text:style-name="T63">&lt;</text:span><text:span text:style-name="T62">,</text:span><text:span text:style-name="T63">&lt;</text:span><text:span text:style-name="T62">expMod.</text:span><text:span text:style-name="T63">&gt;</text:span><text:span text:style-name="T62">expLabel</text:span><text:span text:style-name="T63">&lt;</text:span><text:span text:style-name="T76">(</text:span><text:span text:style-name="T62">arg </text:span><text:span text:style-name="T63">&lt;</text:span><text:span text:style-name="T62">,arg</text:span><text:span text:style-name="T63">&gt;</text:span><text:span text:style-name="T62"> </text:span><text:span text:style-name="T76">)</text:span><text:span text:style-name="T62"> </text:span><text:span text:style-name="T63">&gt;&gt;</text:span><text:span text:style-name="T62"> ;</text:span></text:p>
      <text:h text:style-name="Heading_20_3" text:outline-level="3"><text:bookmark-start text:name="__RefHeading___Toc13335_974157422"/><text:span text:style-name="T94">Return (Re)</text:span><text:span text:style-name="T62"> </text:span><text:span text:style-name="T41">command.</text:span><text:bookmark-end text:name="__RefHeading___Toc13335_974157422"/></text:h>
      <text:p text:style-name="P16">This command completes execution of the running program and returns back the value to the <text:s/>calling program.</text:p>
      <text:p text:style-name="P16"><text:span text:style-name="T5">Return</text:span><text:span text:style-name="T158">&lt;</text:span><text:span text:style-name="T157">?expYcl</text:span><text:span text:style-name="T158">&gt;</text:span><text:span text:style-name="T157"> expRet;</text:span></text:p>
      <text:p text:style-name="P16"><text:span text:style-name="T5">Re</text:span><text:span text:style-name="T158">&lt;</text:span><text:span text:style-name="T157">?expYcl</text:span><text:span text:style-name="T158">&gt;</text:span><text:span text:style-name="T157"> expRet;</text:span></text:p>
      <text:p text:style-name="P16"><text:span text:style-name="T157">expRet</text:span>- expression is evaluated and returned to the calling program.</text:p>
      <text:p text:style-name="P149"/>
      <text:h text:style-name="Heading_20_3" text:outline-level="3"><text:bookmark-start text:name="__RefHeading___Toc16337_725311839"/><text:span text:style-name="T98">Break</text:span><text:span text:style-name="T94"> (</text:span><text:span text:style-name="T98">Br</text:span><text:span text:style-name="T94">)</text:span><text:span text:style-name="T62"> </text:span><text:span text:style-name="T41">command.</text:span><text:bookmark-end text:name="__RefHeading___Toc16337_725311839"/></text:h>
      <text:p text:style-name="P71">Exit from the loop command can be executed in any point of the loop by using command <text:span text:style-name="T181">Break(Br)</text:span><text:span text:style-name="T157">.</text:span></text:p>
      <text:p text:style-name="P8">If the <text:span text:style-name="T5">Break</text:span> command is encountered within the <text:span text:style-name="T5">Case</text:span> or <text:span text:style-name="T5">If</text:span> or <text:span text:style-name="T5">Else</text:span> command, then the output occurs beyond all the attachments of these commands.</text:p>
      <text:p text:style-name="P71"><text:span text:style-name="T5">Break</text:span><text:span text:style-name="T218">&lt;</text:span>?<text:span text:style-name="T157">expYclFor</text:span><text:span text:style-name="T218">&gt;</text:span>;</text:p>
      <text:p text:style-name="P71"><text:span text:style-name="T5">Br</text:span><text:span text:style-name="T218">&lt;</text:span>?<text:span text:style-name="T157">expYclFor</text:span><text:span text:style-name="T218">&gt;</text:span>;</text:p>
      <text:p text:style-name="P71"/>
      <text:h text:style-name="P243" text:outline-level="2"><text:bookmark-start text:name="__RefHeading___Toc16339_725311839"/>Block command.<text:bookmark-end text:name="__RefHeading___Toc16339_725311839"/></text:h>
      <text:p text:style-name="P16">Programs can contain blocks. <text:s/>Blocks starts with block command and ends with END command;</text:p>
      <text:h text:style-name="Heading_20_3" text:outline-level="3"><text:bookmark-start text:name="__RefHeading___Toc13337_974157422"/><text:bookmark-start text:name="__DdeLink__16335_725311839"/>Block command <text:span text:style-name="T5">If (I)</text:span> <text:span text:style-name="T240">and </text:span><text:span text:style-name="T7">Else</text:span><text:span text:style-name="T11">(E)</text:span>.<text:bookmark-end text:name="__RefHeading___Toc13337_974157422"/><text:bookmark-end text:name="__DdeLink__16335_725311839"/></text:h>
      <text:p text:style-name="P218"><text:span text:style-name="T195">If condition of execution of this program is not equal to 0, then commands that follow </text:span><text:span text:style-name="T196">If</text:span><text:span text:style-name="T195"> command up to</text:span><text:span text:style-name="T196"> Else </text:span><text:span text:style-name="T195">or </text:span><text:span text:style-name="T196">End</text:span><text:span text:style-name="T195"> command are executed</text:span><text:span text:style-name="T108">. <text:s/>Inside </text:span><text:span text:style-name="T79">IfEnd</text:span><text:span text:style-name="T108"> block </text:span><text:span text:style-name="T79">Else</text:span><text:span text:style-name="T108"> commands may take place.</text:span></text:p>
      <text:p text:style-name="P218"><text:span text:style-name="T79">Else</text:span><text:span text:style-name="T108"> command without execution condition can be only single one and should be the last one in a row of </text:span><text:span text:style-name="T79">Else</text:span><text:span text:style-name="T108"> commands. If </text:span><text:span text:style-name="T79">Else </text:span><text:span text:style-name="T108">command has execution condition , and this condition is not equal to 0, then commands that follow after it up to </text:span><text:span text:style-name="T79">Else</text:span><text:span text:style-name="T108"> and</text:span><text:span text:style-name="T79"> End </text:span><text:span text:style-name="T108">command are executed. These commands do not have arguments.</text:span></text:p>
      <text:p text:style-name="P62"><text:span text:style-name="T5">If</text:span>?<text:span text:style-name="T157">expYcl</text:span>;</text:p>
      <text:p text:style-name="P62"><text:span text:style-name="T5">I</text:span>?<text:span text:style-name="T157">expYcl</text:span>;</text:p>
      <text:p text:style-name="P16">Any commands</text:p>
      <text:p text:style-name="P62"><text:span text:style-name="T5">Else</text:span><text:span text:style-name="T163">&lt;</text:span><text:span text:style-name="T157">?expYcl;</text:span><text:span text:style-name="T163">&gt;</text:span></text:p>
      <text:p text:style-name="P62"><text:span text:style-name="T5">E</text:span><text:span text:style-name="T163">&lt;</text:span><text:span text:style-name="T157">?expYcl</text:span><text:span text:style-name="T163">&gt;</text:span><text:span text:style-name="T157">;</text:span></text:p>
      <text:p text:style-name="P16">Any commands</text:p>
      <text:p text:style-name="P10">END;</text:p>
      <text:p text:style-name="P149"><text:span text:style-name="T60">Else</text:span><text:span text:style-name="T41"> command in the format with execution condition is practically the</text:span><text:span text:style-name="T61"> </text:span><text:span text:style-name="T60">ElseIf</text:span><text:span text:style-name="T41"> command, without execution condition is the command</text:span><text:span text:style-name="T61"> </text:span><text:span text:style-name="T60">Else</text:span><text:span text:style-name="T41">.</text:span></text:p>
      <text:p text:style-name="P16">In the overall view block <text:span text:style-name="T5">If</text:span> could look like this :</text:p>
      <text:p text:style-name="P16"><text:soft-page-break/><text:span text:style-name="T5">If</text:span>?<text:span text:style-name="T157">expYcl</text:span>;</text:p>
      <text:p text:style-name="P16"><text:s/>comand...</text:p>
      <text:p text:style-name="P62"><text:span text:style-name="T217">&lt;</text:span><text:span text:style-name="T5">Else</text:span>?<text:span text:style-name="T157">expYcl</text:span>;</text:p>
      <text:p text:style-name="P62"><text:s/>comand...<text:span text:style-name="T217">&gt;</text:span></text:p>
      <text:p text:style-name="P165"><text:span text:style-name="T120">&lt;</text:span><text:span text:style-name="T42">Else</text:span>;</text:p>
      <text:p text:style-name="P165"><text:s/><text:span text:style-name="T41">comand</text:span>...<text:span text:style-name="T217">&gt;</text:span></text:p>
      <text:p text:style-name="P149"><text:span text:style-name="T41"><text:s/></text:span><text:span text:style-name="T42">End</text:span><text:span text:style-name="T5">;</text:span></text:p>
      <text:h text:style-name="Heading_20_3" text:outline-level="3"><text:bookmark-start text:name="__RefHeading___Toc13339_974157422"/><text:span text:style-name="T41">Selection </text:span><text:span text:style-name="T148">b</text:span><text:span text:style-name="T41">lock command </text:span><text:span text:style-name="T94">Case</text:span><text:span text:style-name="T62">.</text:span><text:bookmark-end text:name="__RefHeading___Toc13339_974157422"/></text:h>
      <text:p text:style-name="P115"><text:span text:style-name="T280">The command ensures the execution of a section of code depending on the specified condition </text:span><text:span text:style-name="T175">expYcl</text:span><text:span text:style-name="T280">. The condition in the command is mandatory. The command has no arguments and is used in Pascal notation.</text:span></text:p>
      <text:p text:style-name="P115"><text:s/>The result of evaluating the expression <text:span text:style-name="T157">expYcl</text:span> should give a string.</text:p>
      <text:p text:style-name="P115"><text:s/>If this line is equal to one of the labels inside the <text:span text:style-name="T5">Case</text:span> block, then the commands following this label are executed to the next label or <text:span text:style-name="T5">End</text:span> command.</text:p>
      <text:p text:style-name="P115">If the string is not equal to any label then the commands &lt;<text:span text:style-name="T157">comandElse ...</text:span>&gt; are executed. Case commands can be nested as well as combined with any commands.</text:p>
      <text:p text:style-name="P115"/>
      <text:p text:style-name="P115"><text:span text:style-name="T5">Case</text:span>?<text:span text:style-name="T157">ExpYcl</text:span></text:p>
      <text:p text:style-name="P115"><text:s/>&lt;<text:span text:style-name="T157">comandElse ...</text:span>&gt;</text:p>
      <text:p text:style-name="P115">Label: <text:span text:style-name="T157">comand ...</text:span></text:p>
      <text:p text:style-name="P115">&lt;Label: <text:span text:style-name="T157">comand ...</text:span>&gt;</text:p>
      <text:p text:style-name="P13">End;</text:p>
      <text:p text:style-name="P115"/>
      <text:p text:style-name="P115">For example:</text:p>
      <text:p text:style-name="P115"><text:span text:style-name="T5"><text:s text:c="2"/>S</text:span><text:span text:style-name="T29">et</text:span> $1 = L1;</text:p>
      <text:p text:style-name="P115"><text:span text:style-name="T5"><text:s text:c="2"/>Case</text:span>?$1</text:p>
      <text:p text:style-name="P115"><text:s text:c="3"/><text:span text:style-name="T5">S</text:span><text:span text:style-name="T29">et</text:span> $2 = ’label did not match’;</text:p>
      <text:p text:style-name="P115">L0: <text:s/><text:span text:style-name="T5">S</text:span><text:span text:style-name="T29">et</text:span> $2 = ’label L0’;</text:p>
      <text:p text:style-name="P115"><text:span text:style-name="T5"><text:s text:c="2"/>S</text:span><text:span text:style-name="T29">et</text:span> $3 = L0;</text:p>
      <text:p text:style-name="P115">L1: <text:s/><text:span text:style-name="T5">S</text:span><text:span text:style-name="T29">et</text:span> $2 = ’label L1’;</text:p>
      <text:p text:style-name="P115"><text:s text:c="3"/><text:span text:style-name="T5">S</text:span><text:span text:style-name="T29">et</text:span> $3 = L1;</text:p>
      <text:p text:style-name="P115">L2: <text:span text:style-name="T5">S</text:span><text:span text:style-name="T29">et</text:span> $2 = ’label L2’;</text:p>
      <text:p text:style-name="P115"><text:s text:c="3"/><text:span text:style-name="T5">S</text:span><text:span text:style-name="T29">et</text:span> $ 3 = L2;</text:p>
      <text:p text:style-name="P13"><text:s text:c="2"/>End;</text:p>
      <text:h text:style-name="Heading_20_3" text:outline-level="3"><text:bookmark-start text:name="__RefHeading___Toc13343_974157422"/><text:span text:style-name="T41">Block command </text:span><text:span text:style-name="T94">Transaction(Tr)</text:span><text:span text:style-name="T62">.</text:span><text:bookmark-end text:name="__RefHeading___Toc13343_974157422"/></text:h>
      <text:p text:style-name="P149"><text:span text:style-name="T80"><text:s/></text:span><text:span text:style-name="T60">Transaction</text:span><text:span text:style-name="T41"> command is the beginning of the transaction execution block of the globals</text:span><text:span text:style-name="T200">.</text:span><text:span text:style-name="T41"> Action of this command applies only to the current job. </text:span></text:p>
      <text:p text:style-name="P149"><text:span text:style-name="T41">In case if inside this block </text:span><text:span text:style-name="T61">Job</text:span><text:span text:style-name="T41"> command occurs, then the current transaction is not applied to the </text:span><text:span text:style-name="T62">Job</text:span><text:span text:style-name="T41"> execution. Block ends with </text:span><text:span text:style-name="T62">End </text:span><text:span text:style-name="T41">command with one argument. <text:s/>If <text:s/>this argument has value w=0, then transaction rollback is performed. If Argument is missing, then transaction is conducted. If the command execution condition is false, then the whole block is not processed. </text:span></text:p>
      <text:p text:style-name="P16"><text:span text:style-name="T5">Transaction</text:span><text:span text:style-name="T218">&lt;</text:span><text:span text:style-name="T157">?expYcl</text:span><text:span text:style-name="T218">&gt;</text:span>;</text:p>
      <text:p text:style-name="P16"><text:s/>comand...</text:p>
      <text:p text:style-name="P16"><text:s/><text:span text:style-name="T5">End</text:span> <text:s/><text:span text:style-name="T218">&lt;</text:span><text:span text:style-name="T157">exp</text:span><text:span text:style-name="T218">&gt;</text:span>;</text:p>
      <text:h text:style-name="Heading_20_3" text:outline-level="3"><text:bookmark-start text:name="__RefHeading___Toc13345_974157422"/><text:span text:style-name="T30">While</text:span><text:span text:style-name="T258"> </text:span>block commands.<text:bookmark-end text:name="__RefHeading___Toc13345_974157422"/></text:h>
      <text:p text:style-name="P154"><text:span text:style-name="T41">Command does not contain loops initializations. <text:s/>Loops initialization is executed with help of other commands before loop. <text:s/>If execution condition of </text:span><text:span text:style-name="T100">While</text:span><text:span text:style-name="T41"> commands becomes equal to 0, then loop is terminated. If execution condition of </text:span><text:span text:style-name="T94">End</text:span><text:span text:style-name="T41"> commands becomes not equal to 0, then loop is terminated.</text:span></text:p>
      <text:p text:style-name="P16"><text:soft-page-break/></text:p>
      <text:p text:style-name="P33"><text:span text:style-name="T231">While</text:span><text:span text:style-name="T165">&lt;</text:span><text:span text:style-name="T157">?expYcl</text:span><text:span text:style-name="T174">While</text:span><text:span text:style-name="T164">&gt;</text:span>;</text:p>
      <text:p text:style-name="P16"><text:s/>comand...</text:p>
      <text:p text:style-name="P34"><text:s/><text:span text:style-name="T5">End</text:span><text:span text:style-name="T218">&lt;</text:span>?<text:span text:style-name="T157">expYclEnd</text:span><text:span text:style-name="T218">&gt;</text:span>;</text:p>
      <text:p text:style-name="P131"><text:s/></text:p>
      <text:p text:style-name="P185"><text:span text:style-name="T62">expYcl</text:span><text:span text:style-name="T77">While</text:span><text:span text:style-name="T41"> </text:span><text:span text:style-name="T191">—</text:span><text:span text:style-name="T41"> loop continuation condition </text:span></text:p>
      <text:p text:style-name="P149"><text:span text:style-name="T62">expYclEnd</text:span><text:span text:style-name="T41"> </text:span><text:span text:style-name="T191">—</text:span><text:span text:style-name="T41"> loop ending condition</text:span></text:p>
      <text:h text:style-name="Heading_20_2" text:outline-level="2"><text:bookmark-start text:name="__RefHeading___Toc13347_974157422"/><text:span text:style-name="T41">Block</text:span> <text:span text:style-name="T41">loop</text:span> <text:span text:style-name="T41">iterators</text:span>.<text:bookmark-end text:name="__RefHeading___Toc13347_974157422"/></text:h>
      <text:p text:style-name="P35">These commands are used for data traversing. On each step following node with data becomes accessible.</text:p>
      <text:p text:style-name="P121">* Note on the implementation teams for the <text:span text:style-name="T5">Next, Back,</text:span> and <text:span text:style-name="T5">Query</text:span>. These remarks do not apply to teams <text:span text:style-name="T5">Next1, Back1</text:span> and <text:span text:style-name="T5">Query1</text:span>:</text:p>
      <text:p text:style-name="P121">    Inside the iterator block reference index should not change. Expressions such $$2 or [[3]] unacceptable if $2 or [3] are changed inside the iterator. Changes in these variables will not be taken into account.</text:p>
      <text:p text:style-name="P121">    During traversal data structure should not be changed.</text:p>
      <text:p text:style-name="P35"/>
      <text:h text:style-name="Heading_20_3" text:outline-level="3"><text:bookmark-start text:name="__RefHeading___Toc13349_974157422"/><text:span text:style-name="T230">Next (N)</text:span><text:span text:style-name="T157"> </text:span><text:span text:style-name="T222">command</text:span>.<text:bookmark-end text:name="__RefHeading___Toc13349_974157422"/></text:h>
      <text:h text:style-name="Heading_20_3" text:outline-level="3"><text:bookmark-start text:name="__RefHeading___Toc15148_864688515"/>Traversing the data tree.<text:bookmark-end text:name="__RefHeading___Toc15148_864688515"/></text:h>
      <text:p text:style-name="P113">Node descendants’ traversal command on one level from the end to the beginning<text:span text:style-name="T157">.</text:span><text:span text:style-name="T227"> </text:span><text:span text:style-name="T228">It can be used a shortened link.</text:span></text:p>
      <text:p text:style-name="P113"><text:span text:style-name="T5">Next</text:span><text:span text:style-name="T164">&lt;</text:span><text:span text:style-name="T157">?expYcl</text:span><text:span text:style-name="T164">&gt; </text:span><text:span text:style-name="T157"><text:s/>refY</text:span><text:span text:style-name="T166">&lt;</text:span><text:span text:style-name="T157">,refSaveInd</text:span><text:span text:style-name="T167">&gt;</text:span><text:span text:style-name="T157">;</text:span></text:p>
      <text:p text:style-name="P16"><text:s/>comand...</text:p>
      <text:p text:style-name="P116"><text:s/><text:span text:style-name="T5">End</text:span><text:span text:style-name="T176">&lt;?expYclEnd&gt;</text:span>;</text:p>
      <text:p text:style-name="P36"><text:span text:style-name="T5">N</text:span><text:span text:style-name="T164">&lt;</text:span><text:span text:style-name="T157">?expYcl</text:span><text:span text:style-name="T164">&gt; </text:span><text:span text:style-name="T157"><text:s/>refY</text:span><text:span text:style-name="T166">&lt;</text:span><text:span text:style-name="T157">,refSaveInd</text:span><text:span text:style-name="T167">&gt;</text:span><text:span text:style-name="T157">;</text:span></text:p>
      <text:p text:style-name="P32"><text:s/>comand...</text:p>
      <text:p text:style-name="P116"><text:s/><text:span text:style-name="T230">End</text:span><text:span text:style-name="T176">&lt;?expYclEnd&gt;</text:span><text:span text:style-name="T230">;</text:span></text:p>
      <text:p text:style-name="P16"/>
      <text:p text:style-name="P201"><text:span text:style-name="T138">r</text:span><text:span text:style-name="T82">efY</text:span><text:span text:style-name="T138"> — reference <text:s text:c="2"/>to the node, which </text:span><text:a xlink:type="simple" xlink:href="http://www.multitran.ru/c/m.exe?t=11052_1_2&amp;s1=%EF%EE%F2%EE%EC%EE%EA" text:style-name="Internet_20_link" text:visited-style-name="Visited_20_Internet_20_Link"><text:span text:style-name="Internet_20_link"><text:span text:style-name="T193">descendant</text:span></text:span></text:a><text:span text:style-name="Internet_20_link"><text:span text:style-name="T194">s</text:span></text:span><text:span text:style-name="T193"> </text:span><text:span text:style-name="T138">will be traversed. </text:span><text:span text:style-name="T139">The reference index. </text:span><text:span text:style-name="T143">It can be used a shortened link.</text:span></text:p>
      <text:p text:style-name="P1"><text:span text:style-name="T83">r</text:span><text:span text:style-name="T82">efSaveInd</text:span><text:span text:style-name="T138"> - reference to the node, where sub index of the </text:span><text:span text:style-name="Internet_20_link"><text:span text:style-name="T193">descendant</text:span></text:span><text:span text:style-name="Internet_20_link"><text:span text:style-name="T194">s</text:span></text:span><text:span text:style-name="T138"> will be saved. Only latest index of the descendant will be saved. </text:span><text:span text:style-name="T140">The parameter is optional.</text:span></text:p>
      <text:p text:style-name="P203"><text:bookmark-start text:name="__DdeLink__11697_1104602571"/><text:span text:style-name="T138">N</text:span><text:span text:style-name="T140">ode data available in the system variable %queryData.</text:span><text:bookmark-end text:name="__DdeLink__11697_1104602571"/><text:span text:style-name="T140"> </text:span><text:span text:style-name="T144">The node index is available in the %queryKey variable.</text:span><text:span text:style-name="T145"> </text:span><text:span text:style-name="T251">If you want to bypass the node properties, the index is added to the symbol ':' If the descendants need to be bypassed not from the beginning, then the index after which it is necessary to begin the walk is written to the refSaveInd variable, otherwise this variable must be deleted before the walk command </text:span><text:span text:style-name="T31">Kill</text:span><text:bookmark-start text:name="__DdeLink__13830_2862810910"/><text:span text:style-name="T252">.</text:span><text:bookmark-end text:name="__DdeLink__13830_2862810910"/></text:p>
      <text:p text:style-name="P155"><text:span text:style-name="T157">&lt;?expYcl&gt;</text:span> - condition to continue the cycle.</text:p>
      <text:p text:style-name="P155"><text:span text:style-name="T157">&lt;?expYclEnd&gt;</text:span> - the condition under which the cycle will end. If the condition is not 0, then the cycle will end.</text:p>
      <text:p text:style-name="P155"/>
      <text:p text:style-name="P209"><text:span text:style-name="T251">For example</text:span> <text:span text:style-name="T5">Next</text:span> [],<text:span text:style-name="T278">$1</text:span></text:p>
      <text:p text:style-name="P209"><text:span text:style-name="T251">For example</text:span> <text:span text:style-name="T5">Next</text:span> <text:span text:style-name="T277">^g</text:span>[],<text:span text:style-name="T278">$1</text:span></text:p>
      <text:p text:style-name="P209"><text:span text:style-name="T251">For example</text:span> <text:span text:style-name="T5">Next</text:span> <text:span text:style-name="T277">b1</text:span>[4:],<text:span text:style-name="T278">$1</text:span></text:p>
      <text:p text:style-name="P175">This link should not be changed inside the iterator. Any change will not be taken into account.</text:p>
      <text:p text:style-name="P175">For example <text:span text:style-name="T5">Next</text:span> <text:span text:style-name="T279">aa</text:span>[4], $$1</text:p>
      <text:p text:style-name="P175">In this case, only the first will be used the value of $1</text:p>
      <text:h text:style-name="Heading_20_3" text:outline-level="3"><text:bookmark-start text:name="__RefHeading___Toc15150_864688515"/><text:soft-page-break/>Array traversal.<text:bookmark-end text:name="__RefHeading___Toc15150_864688515"/></text:h>
      <text:p text:style-name="Text_20_body">The team bypasses all array elements in a row. Without missing empty values.</text:p>
      <text:p text:style-name="P189"><text:span text:style-name="T5">Next</text:span><text:span text:style-name="T78">&lt;?expYcl&gt;</text:span> nameMacc &lt;, refSaveInd&gt;;</text:p>
      <text:p text:style-name="P187"> comand ...</text:p>
      <text:p text:style-name="P189"> <text:span text:style-name="T5">End</text:span><text:span text:style-name="T78">&lt;?expYclEnd&gt;</text:span>;</text:p>
      <text:p text:style-name="P189"><text:span text:style-name="T5">N</text:span><text:span text:style-name="T78">&lt;?expYcl&gt;</text:span> nameMacc &lt;, refSaveInd&gt;;</text:p>
      <text:p text:style-name="P187"> comand ...</text:p>
      <text:p text:style-name="P189"> <text:span text:style-name="T5">End</text:span><text:span text:style-name="T78">&lt;?expYclEnd&gt;</text:span>;</text:p>
      <text:p text:style-name="P187"/>
      <text:p text:style-name="P187">For example <text:span text:style-name="T5">Next</text:span> $, $1</text:p>
      <text:p text:style-name="P187">For example <text:span text:style-name="T5">Next</text:span> ^g$, $1</text:p>
      <text:p text:style-name="P187">nameMacc is the name of the array. Only an abbreviated reference should be used.</text:p>
      <text:p text:style-name="P187">refSaveInd - link to the node in which the child subindex will be saved. Only the last child index will be saved. Parameter is optional. Node data is available in the% queryData system variable. The node index is available in the variable% queryKey. If the descendants need to be bypassed not from the beginning, then the index after which it is necessary to start the crawling is written to the refSaveInd variable, otherwise this variable must be deleted with the <text:span text:style-name="T5">Kill</text:span> command before crawling.</text:p>
      <text:p text:style-name="P156"><text:span text:style-name="T157">&lt;?expYcl&gt;</text:span> - condition to continue the cycle.</text:p>
      <text:p text:style-name="P156"><text:span text:style-name="T157">&lt;?expYclEnd&gt;</text:span> - the condition under which the cycle will end. If the condition is not 0, then the cycle will end.</text:p>
      <text:p text:style-name="P174">This point relates to the same teams <text:span text:style-name="T5">Back</text:span> and <text:span text:style-name="T5">Query</text:span>.</text:p>
      <text:h text:style-name="Heading_20_3" text:outline-level="3"><text:bookmark-start text:name="__RefHeading___Toc13351_974157422"/><text:span text:style-name="T94">Back(Ba)</text:span><text:span text:style-name="T157"> </text:span><text:span text:style-name="T222">command</text:span>.<text:bookmark-end text:name="__RefHeading___Toc13351_974157422"/></text:h>
      <text:h text:style-name="P239" text:outline-level="3"><text:bookmark-start text:name="__RefHeading___Toc15152_864688515"/>Traversing the data tree.<text:bookmark-end text:name="__RefHeading___Toc15152_864688515"/></text:h>
      <text:p text:style-name="P113">Node descendants’ traversal command on one level from the end to the beginning<text:span text:style-name="T157">.</text:span><text:span text:style-name="T227"> </text:span><text:span text:style-name="T228">It can be used a shortened link.</text:span></text:p>
      <text:p text:style-name="P113"><text:span text:style-name="T232">Back</text:span><text:span text:style-name="T164">&lt;</text:span><text:span text:style-name="T157">?expYcl</text:span><text:span text:style-name="T164">&gt; </text:span><text:span text:style-name="T157"><text:s/>refY</text:span><text:span text:style-name="T166">&lt;</text:span><text:span text:style-name="T157">,refSaveInd</text:span><text:span text:style-name="T167">&gt;</text:span><text:span text:style-name="T157">;</text:span></text:p>
      <text:p text:style-name="P113"><text:s/>comand...</text:p>
      <text:p text:style-name="P116"><text:s/><text:span text:style-name="T5">End</text:span><text:span text:style-name="T176">&lt;?expYclEnd&gt;</text:span>;</text:p>
      <text:p text:style-name="P113"><text:span text:style-name="T232">Ba</text:span><text:span text:style-name="T164">&lt;</text:span><text:span text:style-name="T157">?expYcl</text:span><text:span text:style-name="T164">&gt; </text:span><text:span text:style-name="T157"><text:s/>refY</text:span><text:span text:style-name="T166">&lt;</text:span><text:span text:style-name="T157">,refSaveInd</text:span><text:span text:style-name="T167">&gt;</text:span><text:span text:style-name="T157">;</text:span></text:p>
      <text:p text:style-name="P113"><text:s/>comand...</text:p>
      <text:p text:style-name="P116"><text:s/><text:span text:style-name="T230">End</text:span><text:span text:style-name="T176">&lt;?expYclEnd&gt;</text:span><text:span text:style-name="T230">;</text:span></text:p>
      <text:p text:style-name="P113"/>
      <text:p text:style-name="P211"><text:span text:style-name="T138">r</text:span><text:span text:style-name="T82">efY</text:span><text:span text:style-name="T138"> — reference <text:s text:c="2"/>to the node, which </text:span><text:a xlink:type="simple" xlink:href="http://www.multitran.ru/c/m.exe?t=11052_1_2&amp;s1=%EF%EE%F2%EE%EC%EE%EA" text:style-name="Internet_20_link" text:visited-style-name="Visited_20_Internet_20_Link"><text:span text:style-name="Internet_20_link"><text:span text:style-name="T193">descendant</text:span></text:span></text:a><text:span text:style-name="Internet_20_link"><text:span text:style-name="T194">s</text:span></text:span><text:span text:style-name="T193"> </text:span><text:span text:style-name="T138">will be traversed. </text:span><text:span text:style-name="T139">The reference index. </text:span><text:span text:style-name="T143">It can be used a shortened link.</text:span></text:p>
      <text:p text:style-name="P211"><text:span text:style-name="T83">r</text:span><text:span text:style-name="T82">efSaveInd</text:span><text:span text:style-name="T138"> - reference to the node, where sub index of the </text:span><text:span text:style-name="Internet_20_link"><text:span text:style-name="T193">descendant</text:span></text:span><text:span text:style-name="Internet_20_link"><text:span text:style-name="T194">s</text:span></text:span><text:span text:style-name="T138"> will be saved. Only latest index of the descendant will be saved. </text:span><text:span text:style-name="T140">The parameter is optional.</text:span></text:p>
      <text:p text:style-name="P204"><text:bookmark-start text:name="__DdeLink__11697_11046025711"/><text:span text:style-name="T138">N</text:span><text:span text:style-name="T140">ode data available in the system variable %queryData.</text:span><text:bookmark-end text:name="__DdeLink__11697_11046025711"/><text:span text:style-name="T140"> </text:span><text:span text:style-name="T144">The node index is available in the %queryKey variable.</text:span><text:span text:style-name="T145"> </text:span><text:span text:style-name="T251">If you want to bypass the node properties, the index is added to the symbol ':' If the descendants need to be bypassed not from the beginning, then the index after which it is necessary to begin the walk is written to the refSaveInd variable, otherwise this variable must be deleted before the walk command </text:span><text:span text:style-name="T31">Kill</text:span><text:bookmark-start text:name="__DdeLink__13830_28628109101"/><text:span text:style-name="T252">.</text:span><text:bookmark-end text:name="__DdeLink__13830_28628109101"/></text:p>
      <text:p text:style-name="P156"><text:span text:style-name="T157">&lt;?expYcl&gt;</text:span> - condition to continue the cycle.</text:p>
      <text:p text:style-name="P156"><text:span text:style-name="T157">&lt;?expYclEnd&gt;</text:span> - the condition under which the cycle will end. If the condition is not 0, then the cycle will end.</text:p>
      <text:p text:style-name="P156"/>
      <text:p text:style-name="P210"><text:span text:style-name="T251">For example</text:span> <text:span text:style-name="T102">Back</text:span> [],<text:span text:style-name="T278">$1</text:span></text:p>
      <text:p text:style-name="P210"><text:span text:style-name="T251">For example</text:span> <text:span text:style-name="T102">Back</text:span> <text:span text:style-name="T277">^g</text:span>[],<text:span text:style-name="T278">$1</text:span></text:p>
      <text:p text:style-name="P210"><text:span text:style-name="T251">For example</text:span> <text:span text:style-name="T102">Ba</text:span> <text:span text:style-name="T277">b1</text:span>[4:],<text:span text:style-name="T278">$1</text:span></text:p>
      <text:p text:style-name="P176"><text:soft-page-break/>This link should not be changed inside the iterator. Any change will not be taken into account.</text:p>
      <text:p text:style-name="P176">For example <text:span text:style-name="T102">Back</text:span> <text:span text:style-name="T279">aa</text:span>[4], $$1</text:p>
      <text:p text:style-name="P176">In this case, only the first will be used the value of $1</text:p>
      <text:h text:style-name="P239" text:outline-level="3"><text:bookmark-start text:name="__RefHeading___Toc15154_864688515"/>Array traversal.<text:bookmark-end text:name="__RefHeading___Toc15154_864688515"/></text:h>
      <text:p text:style-name="P189"><text:span text:style-name="T102">Back</text:span><text:span text:style-name="T78">&lt;?expYcl&gt;</text:span> nameMacc &lt;, refSaveInd&gt;;</text:p>
      <text:p text:style-name="P188"> comand ...</text:p>
      <text:p text:style-name="P189"> <text:span text:style-name="T5">End</text:span><text:span text:style-name="T78">&lt;?expYclEnd&gt;</text:span>;</text:p>
      <text:p text:style-name="P189"><text:span text:style-name="T102">Ba</text:span><text:span text:style-name="T78">&lt;?expYcl&gt;</text:span> nameMacc &lt;, refSaveInd&gt;;</text:p>
      <text:p text:style-name="P188"> comand ...</text:p>
      <text:p text:style-name="P189"> End<text:span text:style-name="T78">&lt;?expYclEnd&gt;</text:span>;</text:p>
      <text:p text:style-name="P188"/>
      <text:p text:style-name="P188">For example <text:span text:style-name="T102">Back</text:span> $, $1</text:p>
      <text:p text:style-name="P188">For example <text:span text:style-name="T102">Back</text:span> ^g$, $1</text:p>
      <text:p text:style-name="P188">nameMacc is the name of the array. Only an abbreviated reference should be used.</text:p>
      <text:p text:style-name="P232">refSaveInd - link to the node in which the child subindex will be saved. Only the last child index will be saved. Parameter is optional. Node data is available in the% queryData system variable. The node index is available in the variable% queryKey. If the descendants need to be bypassed not from the beginning, then the index after which it is necessary to start the crawling is written to the refSaveInd variable, otherwise this variable must be deleted with the <text:span text:style-name="T5">Kill</text:span> command before crawling.</text:p>
      <text:p text:style-name="P156"><text:span text:style-name="T157">&lt;?expYcl&gt;</text:span> - condition to continue the cycle.</text:p>
      <text:p text:style-name="P156"><text:span text:style-name="T157">&lt;?expYclEnd&gt;</text:span> - the condition under which the cycle will end. If the condition is not 0, then the cycle will end.</text:p>
      <text:p text:style-name="P156"/>
      <text:h text:style-name="Heading_20_3" text:outline-level="3"><text:bookmark-start text:name="__RefHeading___Toc13353_974157422"/><text:span text:style-name="T94">Query (Q)</text:span><text:span text:style-name="T157"> </text:span><text:span text:style-name="T222">command</text:span>.<text:bookmark-end text:name="__RefHeading___Toc13353_974157422"/></text:h>
      <text:p text:style-name="P149"><text:span text:style-name="T41">Traversal command of all descendants of the node </text:span><text:span text:style-name="T62">Query.</text:span></text:p>
      <text:p text:style-name="P16">Query command traverses tree branch from top to bottom and from left to right </text:p>
      <text:p text:style-name="P36"><text:span text:style-name="T8">Query</text:span><text:span text:style-name="T164">&lt;</text:span><text:span text:style-name="T157">?expYcl</text:span><text:span text:style-name="T164">&gt;</text:span><text:span text:style-name="T157"> <text:s/>refY</text:span><text:span text:style-name="T166">&lt;</text:span><text:span text:style-name="T157">,refSaveInd</text:span><text:span text:style-name="T167">&gt;</text:span>;</text:p>
      <text:p text:style-name="P32"><text:s/>comand...</text:p>
      <text:p text:style-name="P116"><text:s/><text:span text:style-name="T5">End</text:span><text:span text:style-name="T176">&lt;?expYclEnd&gt;</text:span>;</text:p>
      <text:p text:style-name="P36"><text:span text:style-name="T8">Q</text:span><text:span text:style-name="T164">&lt;</text:span><text:span text:style-name="T157">?expYcl</text:span><text:span text:style-name="T164">&gt;</text:span><text:span text:style-name="T157"> <text:s/>refY</text:span><text:span text:style-name="T166">&lt;</text:span><text:span text:style-name="T157">,refSaveInd</text:span><text:span text:style-name="T167">&gt;</text:span><text:span text:style-name="T157">;</text:span></text:p>
      <text:p text:style-name="P32"><text:s/>comand...</text:p>
      <text:p text:style-name="P116"><text:s/><text:span text:style-name="T5">End</text:span><text:span text:style-name="T176">&lt;?expYclEnd&gt;</text:span><text:span text:style-name="T5">;</text:span></text:p>
      <text:p text:style-name="P16"/>
      <text:p text:style-name="P201"><text:span text:style-name="T82">refY</text:span><text:span text:style-name="T138"> — reference <text:s/>to the node, which </text:span><text:span text:style-name="Internet_20_link"><text:span text:style-name="T193">descendan</text:span></text:span><text:span text:style-name="T138">t</text:span><text:span text:style-name="T141">s</text:span><text:span text:style-name="T138"> will be traversed. </text:span><text:span text:style-name="T139">The reference index.</text:span><text:span text:style-name="T109"> </text:span><text:span text:style-name="T110">It can be used a shortened link.</text:span></text:p>
      <text:p text:style-name="P212"><text:span text:style-name="T83">r</text:span><text:span text:style-name="T82">efSaveInd</text:span><text:span text:style-name="T138"> - reference to the node, where sub index of the </text:span><text:span text:style-name="Internet_20_link"><text:span text:style-name="T193">descendant</text:span></text:span><text:span text:style-name="Internet_20_link"><text:span text:style-name="T194">s</text:span></text:span><text:span text:style-name="T138"> will be saved. </text:span><text:span text:style-name="T142">Saved the entire index in a list. </text:span><text:span text:style-name="T140">The parameter is optional. If the descendants need to be bypassed not from the beginning, then the index after which it is necessary to begin the walk is written to the refSaveInd variable, otherwise this variable must be deleted before the walk command </text:span><text:span text:style-name="T51">Kill</text:span><text:span text:style-name="T140">. </text:span><text:span text:style-name="T142">N</text:span><text:span text:style-name="T140">ode data available in the system variable %</text:span><text:span text:style-name="T144">query</text:span><text:span text:style-name="T140">Data. The node index is available in the variable </text:span><text:span text:style-name="T144"><text:s/>%queryKey.</text:span></text:p>
      <text:p text:style-name="P156"><text:span text:style-name="T157">&lt;?expYcl&gt;</text:span> - condition to continue the cycle.</text:p>
      <text:p text:style-name="P156"><text:span text:style-name="T157">&lt;?expYclEnd&gt;</text:span> - the condition under which the cycle will end. If the condition is not 0, then the cycle will end.</text:p>
      <text:p text:style-name="P38"/>
      <text:h text:style-name="Heading_20_3" text:outline-level="3"><text:bookmark-start text:name="__RefHeading___Toc15156_864688515"/>Array traversal<text:bookmark-end text:name="__RefHeading___Toc15156_864688515"/></text:h>
      <text:p text:style-name="P114">The command is similar to the Next command. But empty values are skipped.</text:p>
      <text:h text:style-name="P244" text:outline-level="2"><text:bookmark-start text:name="__RefHeading___Toc15158_864688515"/><text:soft-page-break/>Do not block the team Teams traversal tree.<text:bookmark-end text:name="__RefHeading___Toc15158_864688515"/></text:h>
      <text:p text:style-name="P149"><text:span text:style-name="T42">Next1 (N1)</text:span><text:span text:style-name="T41"> command provides nex</text:span><text:span text:style-name="T114">t node <text:s text:c="2"/>on the same level </text:span></text:p>
      <text:p text:style-name="P36"><text:span text:style-name="T5">Next1</text:span><text:span text:style-name="T164">&lt;</text:span><text:span text:style-name="T157">?expYclEnd</text:span><text:span text:style-name="T164">&gt;</text:span><text:span text:style-name="T157"> refY,refSaveInd;</text:span></text:p>
      <text:p text:style-name="P36"/>
      <text:p text:style-name="P2"><text:span text:style-name="T82">refY</text:span><text:span text:style-name="T138"> — reference <text:s/>to the node, which </text:span><text:span text:style-name="Internet_20_link"><text:span text:style-name="T193">descendan</text:span></text:span><text:span text:style-name="T138">t</text:span><text:span text:style-name="T141">s</text:span><text:span text:style-name="T138"> will be traversed. </text:span><text:span text:style-name="T139">The reference index.</text:span></text:p>
      <text:p text:style-name="P208"><text:span text:style-name="T84">r</text:span><text:span text:style-name="T82">efSaveInd</text:span><text:span text:style-name="T138"> - reference to the node, where sub index of the </text:span><text:span text:style-name="Internet_20_link"><text:span text:style-name="T193">descendant</text:span></text:span><text:span text:style-name="Internet_20_link"><text:span text:style-name="T194">s</text:span></text:span><text:span text:style-name="T138"> will be saved. Only latest index of the descendant will be saved. </text:span><text:span text:style-name="T140">This parameter is required. <text:s/></text:span><text:span text:style-name="T142">Node data available in the system variable %</text:span><text:span text:style-name="T146">query</text:span><text:span text:style-name="T142">Data.</text:span></text:p>
      <text:p text:style-name="P74"/>
      <text:p text:style-name="P149"><text:span text:style-name="T42">Back1 (B</text:span><text:span text:style-name="T45">a</text:span><text:span text:style-name="T42">1)</text:span><text:span text:style-name="T41"> command provides previous </text:span><text:span text:style-name="T114">node </text:span><text:span text:style-name="T41"><text:s/>on the same level .</text:span></text:p>
      <text:p text:style-name="P36"><text:span text:style-name="T8">Back1</text:span><text:span text:style-name="T164">&lt;</text:span><text:span text:style-name="T157">?expYclEnd</text:span><text:span text:style-name="T164">&gt;</text:span><text:span text:style-name="T157"> refY,refSaveInd</text:span>;</text:p>
      <text:p text:style-name="P36"/>
      <text:p text:style-name="P201"><text:span text:style-name="T82">refY</text:span><text:span text:style-name="T138"> — reference <text:s/>to the node, which </text:span><text:span text:style-name="Internet_20_link"><text:span text:style-name="T193">descendan</text:span></text:span><text:span text:style-name="T138">t</text:span><text:span text:style-name="T141">s</text:span><text:span text:style-name="T138"> will be traversed.</text:span><text:span text:style-name="T109"> </text:span><text:span text:style-name="T110">It can be used a shortened link.</text:span></text:p>
      <text:p text:style-name="P207"><text:span text:style-name="T84">r</text:span><text:span text:style-name="T82">efSaveInd</text:span><text:span text:style-name="T138"> - reference to the node, where sub index of the </text:span><text:span text:style-name="Internet_20_link"><text:span text:style-name="T193">descendant</text:span></text:span><text:span text:style-name="Internet_20_link"><text:span text:style-name="T194">s</text:span></text:span><text:span text:style-name="T138"> will be saved. Only latest index of the descendant will be saved. </text:span><text:span text:style-name="T140">This parameter is required. <text:s/></text:span><text:span text:style-name="T142">Node data available in the system variable %</text:span><text:span text:style-name="T144">query</text:span><text:span text:style-name="T142">Data.</text:span></text:p>
      <text:p text:style-name="P37"/>
      <text:p text:style-name="P16"><text:span text:style-name="T5">Query1 (Q1)</text:span> command provides next tree branch during traversal of the whole node from top to bottom and from left to right.</text:p>
      <text:p text:style-name="P36"><text:span text:style-name="T8">Query1</text:span><text:span text:style-name="T185">&lt;</text:span><text:span text:style-name="T184">?expYclEnd</text:span><text:span text:style-name="T185">&gt;</text:span><text:span text:style-name="T184"> refY,refSaveInd</text:span>;</text:p>
      <text:p text:style-name="P36"/>
      <text:p text:style-name="P201"><text:span text:style-name="T82">refY</text:span><text:span text:style-name="T138"> — reference <text:s/>to the node, which </text:span><text:span text:style-name="Internet_20_link"><text:span text:style-name="T193">descendan</text:span></text:span><text:span text:style-name="T138">t</text:span><text:span text:style-name="T141">s</text:span><text:span text:style-name="T138"> will be traversed. </text:span><text:span text:style-name="T139">The reference index.</text:span><text:span text:style-name="T109"> </text:span><text:span text:style-name="T110">It can be used a shortened link.</text:span></text:p>
      <text:p text:style-name="P207"><text:span text:style-name="T84">r</text:span><text:span text:style-name="T82">efSaveInd</text:span><text:span text:style-name="T138"> - reference to the node, where sub index of the </text:span><text:span text:style-name="Internet_20_link"><text:span text:style-name="T193">descendant</text:span></text:span><text:span text:style-name="Internet_20_link"><text:span text:style-name="T194">s</text:span></text:span><text:span text:style-name="T138"> will be saved. Only latest index of the descendant will be saved. </text:span><text:span text:style-name="T140">This parameter is required. <text:s/></text:span><text:span text:style-name="T142">Node data available in the system variable %</text:span><text:span text:style-name="T144">query</text:span><text:span text:style-name="T142">Data.</text:span></text:p>
      <text:h text:style-name="P245" text:outline-level="2"><text:bookmark-start text:name="__RefHeading___Toc16341_725311839"/><text:span text:style-name="T13">Nonblock commands</text:span>.<text:bookmark-end text:name="__RefHeading___Toc16341_725311839"/></text:h>
      <text:h text:style-name="Heading_20_3" text:outline-level="3"><text:bookmark-start text:name="__RefHeading___Toc13359_974157422"/>Command <text:span text:style-name="T5">EventTrap (EvT)</text:span>.<text:bookmark-end text:name="__RefHeading___Toc13359_974157422"/></text:h>
      <text:p text:style-name="P63">This command creates a custom event.</text:p>
      <text:p text:style-name="P166"><text:span text:style-name="T42">EventTrap</text:span><text:span text:style-name="T65">&lt;</text:span><text:span text:style-name="T62">?expYcl</text:span><text:span text:style-name="T65">&gt; </text:span><text:span text:style-name="T62"><text:s/>expName</text:span><text:span text:style-name="T66"> </text:span><text:span text:style-name="T65">&lt; </text:span><text:span text:style-name="T62">,expName</text:span><text:span text:style-name="T66"> </text:span><text:span text:style-name="T65">&gt;</text:span></text:p>
      <text:p text:style-name="P157"><text:span text:style-name="T42">EvT</text:span><text:span text:style-name="T65">&lt;</text:span><text:span text:style-name="T62">?expYcl</text:span><text:span text:style-name="T65">&gt; </text:span><text:span text:style-name="T62"><text:s/>expName</text:span><text:span text:style-name="T65">&lt;</text:span><text:span text:style-name="T66">(</text:span><text:span text:style-name="T62">arg1</text:span><text:span text:style-name="T65">&lt;</text:span><text:span text:style-name="T62">,argN</text:span><text:span text:style-name="T65">&gt;</text:span><text:span text:style-name="T66">)</text:span><text:span text:style-name="T75">&gt;</text:span><text:span text:style-name="T65">&lt;</text:span><text:span text:style-name="T62">,expName</text:span><text:span text:style-name="T65">&lt;</text:span><text:span text:style-name="T66">(</text:span><text:span text:style-name="T62">arg1</text:span><text:span text:style-name="T65">&lt;</text:span><text:span text:style-name="T62">,argN</text:span><text:span text:style-name="T65">&gt;</text:span><text:span text:style-name="T66">)</text:span><text:span text:style-name="T65">&gt;</text:span><text:span text:style-name="T75">&gt;</text:span></text:p>
      <text:p text:style-name="P32"><text:span text:style-name="T157">expName</text:span> — Expression that sets name of the event. <text:s/>Event name cannot exceed <text:span text:style-name="T218">18</text:span> bytes</text:p>
      <text:p text:style-name="P172"><text:span text:style-name="T62">arg</text:span><text:span text:style-name="T41"> - <text:s/>arguments that will be </text:span><text:span text:style-name="T114">transmitted </text:span><text:span text:style-name="T41"><text:s/>to the handlers of this events.</text:span></text:p>
      <text:p text:style-name="P39"><text:s text:c="2"/>By this command all handlers of this event will be initialized and arguments will be transmitted to them. <text:s/>Streams waiting for this event to occur will be continued. <text:s/>From this moment event arguments will be available for them.</text:p>
      <text:p text:style-name="P40">On the team will be running in separate threads all handlers of this event and they will be passed arguments. </text:p>
      <text:p text:style-name="P40">Upon completion of all event handlers, it will be deleted. </text:p>
      <text:p text:style-name="P40">If no handler for this event that will wait for the event handler will then be processed and removed.</text:p>
      <text:p text:style-name="P39"/>
      <text:p text:style-name="P16"><text:tab/>Event processing commands</text:p>
      <text:h text:style-name="Heading_20_3" text:outline-level="3"><text:bookmark-start text:name="__RefHeading___Toc13361_974157422"/><text:span text:style-name="T41">Command </text:span><text:span text:style-name="T42">EventCall (EvC)</text:span><text:span text:style-name="T41">.</text:span><text:bookmark-end text:name="__RefHeading___Toc13361_974157422"/></text:h>
      <text:p text:style-name="P65">Command assigns handler for an event ending.</text:p>
      <text:p text:style-name="P167"><text:span text:style-name="T1"><text:s text:c="2"/></text:span><text:span text:style-name="T42">EventCall</text:span><text:span text:style-name="T67">&lt;</text:span><text:span text:style-name="T62">?expYcl</text:span><text:span text:style-name="T67">&gt;</text:span><text:span text:style-name="T62"> expName</text:span><text:span text:style-name="T68">=</text:span><text:span text:style-name="T62">Prog</text:span><text:span text:style-name="T67">&lt;</text:span><text:span text:style-name="T62">,expName</text:span><text:span text:style-name="T68">=</text:span><text:span text:style-name="T62">Prog</text:span><text:bookmark text:name="__DdeLink__3722_12454991521"/><text:span text:style-name="T67">&gt;</text:span></text:p>
      <text:p text:style-name="P41"><text:s text:c="2"/><text:span text:style-name="T5">EvC</text:span><text:span text:style-name="T166">&lt;</text:span><text:span text:style-name="T157">?expYcl</text:span><text:span text:style-name="T166">&gt;</text:span><text:span text:style-name="T157"> expName</text:span><text:span text:style-name="T168">=</text:span><text:span text:style-name="T157">Prog</text:span><text:span text:style-name="T169"> &lt;</text:span><text:span text:style-name="T157">,expName</text:span><text:span text:style-name="T168">=</text:span><text:span text:style-name="T157">Prog</text:span><text:span text:style-name="T169"> &gt;</text:span></text:p>
      <text:p text:style-name="P41"><text:span text:style-name="T157">expName</text:span> — expression that sets <text:s/>event name </text:p>
      <text:p text:style-name="P16"><text:span text:style-name="T157">Prog</text:span> —reference to the program-event handler</text:p>
      <text:p text:style-name="P173"><text:soft-page-break/><text:span text:style-name="T88"><text:s/></text:span><text:span text:style-name="T41">If at the moment of the execution of this command <text:s/>event already exists then <text:s/>handler will be called and the event will be deleted. </text:span></text:p>
      <text:h text:style-name="Heading_20_3" text:outline-level="3"><text:bookmark-start text:name="__RefHeading___Toc13363_974157422"/><text:span text:style-name="T114">Command</text:span><text:span text:style-name="T115"> </text:span><text:bookmark-start text:name="__DdeLink__2543_3924150191"/><text:span text:style-name="T55">E</text:span><text:span text:style-name="T42">ventWait</text:span><text:bookmark-end text:name="__DdeLink__2543_3924150191"/><text:span text:style-name="T42"> (EvW)</text:span><text:span text:style-name="T41">.</text:span><text:bookmark-end text:name="__RefHeading___Toc13363_974157422"/></text:h>
      <text:p text:style-name="P167"><text:span text:style-name="T114">Command -Wait for event </text:span><text:span text:style-name="T115">termination</text:span><text:span text:style-name="T41">.</text:span></text:p>
      <text:p text:style-name="P158"><text:span text:style-name="T1"><text:s text:c="5"/></text:span><text:span text:style-name="T52">EventWait</text:span><text:span text:style-name="T67">&lt;</text:span><text:span text:style-name="T62">?expYcl</text:span><text:span text:style-name="T67">&gt;</text:span><text:span text:style-name="T62"> expName</text:span><text:span text:style-name="T69"> </text:span><text:span text:style-name="T67">&lt;</text:span><text:span text:style-name="T62">,expName</text:span><text:bookmark-start text:name="__DdeLink__3722_1245499152111"/><text:span text:style-name="T70"> </text:span><text:bookmark-end text:name="__DdeLink__3722_1245499152111"/><text:span text:style-name="T67">&gt;</text:span></text:p>
      <text:p text:style-name="P42"><text:s text:c="5"/><text:span text:style-name="T5">EvW</text:span><text:span text:style-name="T166">&lt;</text:span><text:span text:style-name="T157">?expYcl</text:span><text:span text:style-name="T166">&gt;</text:span><text:span text:style-name="T157"> expName</text:span><text:span text:style-name="T169"> &lt;</text:span><text:span text:style-name="T157">,expName</text:span><text:span text:style-name="T169"> &gt;</text:span></text:p>
      <text:p text:style-name="P217"><text:span text:style-name="T41">Waiting for the event to start and when it starts then task execution is resumed. From this moment arguments that have been transmitted by the </text:span><text:span text:style-name="T94">EventTrap</text:span><text:span text:style-name="T62"> </text:span><text:span text:style-name="T41">command are available in the </text:span><text:span text:style-name="T130">program.</text:span><text:span text:style-name="T41"> If at the moment of running of </text:span><text:span text:style-name="T94">EventWait</text:span><text:span text:style-name="T41"> command event </text:span><text:span text:style-name="T114">already</text:span><text:span text:style-name="T41"> exists then execution will be continued.</text:span></text:p>
      <text:p text:style-name="P42"><text:span text:style-name="T157">expName</text:span> — expression that sets <text:s/>event name </text:p>
      <text:h text:style-name="Heading_20_3" text:outline-level="3"><text:bookmark-start text:name="__RefHeading___Toc13365_974157422"/><text:span text:style-name="T241">C</text:span>ommand <text:span text:style-name="T5">EventDelete (EvD)</text:span>.<text:bookmark-end text:name="__RefHeading___Toc13365_974157422"/></text:h>
      <text:p text:style-name="P123">The delete command event.</text:p>
      <text:p text:style-name="P167"><text:span text:style-name="T41"><text:s text:c="2"/></text:span><text:span text:style-name="T42">EventDelete</text:span><text:span text:style-name="T65">&lt;</text:span><text:span text:style-name="T62">?expYcl</text:span><text:span text:style-name="T65">&gt;</text:span><text:span text:style-name="T62"> expName</text:span><text:span text:style-name="T65">&lt;</text:span><text:span text:style-name="T62">,expName</text:span><text:span text:style-name="T65">&gt;</text:span></text:p>
      <text:p text:style-name="P157"><text:span text:style-name="T41"><text:s text:c="2"/></text:span><text:span text:style-name="T42">EvD</text:span><text:span text:style-name="T65">&lt;</text:span><text:span text:style-name="T62">?expYcl</text:span><text:span text:style-name="T65">&gt;</text:span><text:span text:style-name="T62"> expName</text:span><text:span text:style-name="T65">&lt;</text:span><text:span text:style-name="T62">,expName</text:span><text:span text:style-name="T65">&gt;</text:span></text:p>
      <text:p text:style-name="P122">Clears events with the specified name.</text:p>
      <text:h text:style-name="Heading_20_3" text:outline-level="3"><text:bookmark-start text:name="__RefHeading___Toc13367_974157422"/>Files processing command.<text:bookmark-end text:name="__RefHeading___Toc13367_974157422"/></text:h>
      <text:p text:style-name="P66">Input and output file through variable B$.</text:p>
      <text:p text:style-name="P149"><text:span text:style-name="T42">Write</text:span><text:span text:style-name="T41"> to the file command</text:span><text:bookmark text:name="__DdeLink__692_14976067811"/><text:span text:style-name="T41">:</text:span></text:p>
      <text:p text:style-name="P43"><text:span text:style-name="T5">Write</text:span><text:span text:style-name="T164">&lt;</text:span><text:span text:style-name="T157">?expYcl</text:span><text:span text:style-name="T164">&gt; </text:span><text:span text:style-name="T157"><text:s/></text:span><text:span text:style-name="T170">pathFile&lt;(arg1 &lt;,argN&gt; )&gt;</text:span><text:span text:style-name="T157">;</text:span></text:p>
      <text:p text:style-name="P159"><text:span text:style-name="T71">pathFile</text:span><text:span text:style-name="T41"> —</text:span><text:span text:style-name="T131">string expression whose value is the file name.</text:span></text:p>
      <text:p text:style-name="P133"><text:span text:style-name="T256">The file output variables from an array of B$.</text:span> <text:span text:style-name="T248">If a separator is set in the system variable %</text:span><text:bookmark-start text:name="__DdeLink__5292_170345541811"/><text:span text:style-name="T248">dmtIO</text:span><text:bookmark-end text:name="__DdeLink__5292_170345541811"/><text:span text:style-name="T248"> , then input the output stream between the values displayed separator.</text:span></text:p>
      <text:p text:style-name="P132"/>
      <text:p text:style-name="P16"><text:span text:style-name="T5">Read</text:span> from file command:</text:p>
      <text:p text:style-name="P43"><text:span text:style-name="T5">Read</text:span><text:span text:style-name="T164">&lt;</text:span><text:span text:style-name="T157">?expYcl</text:span><text:span text:style-name="T164">&gt; </text:span><text:span text:style-name="T157"><text:s/></text:span><text:span text:style-name="T170">pathFile</text:span><text:span text:style-name="T157">;</text:span></text:p>
      <text:p text:style-name="P159"><text:span text:style-name="T71">pathFile</text:span><text:span text:style-name="T41"> —</text:span><text:span text:style-name="T131">string expression whose value is the file name.</text:span></text:p>
      <text:p text:style-name="P141"><text:s text:c="2"/>The entered values will be placed in an array B$. <text:s/><text:span text:style-name="T248">If a separator is set in the system variable %</text:span><text:bookmark-start text:name="__DdeLink__5292_170345541812"/><text:span text:style-name="T248">dmtIO</text:span><text:bookmark-end text:name="__DdeLink__5292_170345541812"/><text:span text:style-name="T248">, then input the output stream between the values displayed separator.</text:span></text:p>
      <text:p text:style-name="P140"/>
      <text:p text:style-name="P142">The variable name <text:span text:style-name="T157">pathFile</text:span> file, you can specify the standard output of the input device.</text:p>
      <text:p text:style-name="P142">- <text:span text:style-name="T268">S</text:span>T device STDOUT</text:p>
      <text:p text:style-name="P142">- ER device STDERR</text:p>
      <text:p text:style-name="P142">- SR TCP server socket device, if the language is made of standard treatment data server.</text:p>
      <text:h text:style-name="P236" text:outline-level="1"><text:bookmark-start text:name="__RefHeading___Toc11128_1336164422"/><text:span text:style-name="T244">9. </text:span>Event.<text:bookmark-end text:name="__RefHeading___Toc11128_1336164422"/></text:h>
      <text:p text:style-name="P196">Another effective programming paradigm is the event. Usually programming languages ​​do not contain funds event. They are usually delivered in the standard libraries. In the MUMPS process events in its infancy and is reduced to handling errors. The MSH events are included in the language. Events can be either system generated by the system. And user generated by the user using EventTrap team. The arguments for this command are passed to handlers of this event.</text:p>
      <text:p text:style-name="P196">EventCall command assigns an event handler program. At the time of the event the current job will be interrupted and the program processor in the new block will be executed Do. As if this place Do team met the challenge of the handler. This means that the local variables of the program is executed in the event handler will not be available.</text:p>
      <text:p text:style-name="P196">EventWait command stops execution of the current programs and looks forward to the emergence of the event. When an event occurs, the current program continues to work, and from that moment the program is made available its arguments. The new unit Do not create so all local variables of <text:soft-page-break/>this block available after Do kaomandy EventWait.</text:p>
      <text:p text:style-name="P196">If the event occurred until EventCall and EventWait teams. That event will be processed first encountered EventCall or EventWait team.</text:p>
      <text:p text:style-name="P196">After processing, the event is removed.</text:p>
      <text:p text:style-name="P169"> EventDelete command removes the event along with the handlers.</text:p>
      <text:p text:style-name="P135"/>
      <text:p text:style-name="P170"><text:span text:style-name="T41">Events can be c</text:span><text:span text:style-name="T130">aused </text:span><text:span text:style-name="T41">by processes occurring in the system. These are system events and they have <text:s/></text:span><text:span text:style-name="T205">sys</text:span><text:span text:style-name="T201"> </text:span><text:span text:style-name="T114"><text:s/></text:span><text:span text:style-name="T41">prefix. <text:s text:c="2"/>Events can also be called by </text:span><text:span text:style-name="T94">Event</text:span><text:span text:style-name="T96">T</text:span><text:span text:style-name="T94">rap</text:span><text:span text:style-name="T41"> command in the program. <text:s/>These are user events and they have </text:span><text:span text:style-name="T62">usr.</text:span><text:span text:style-name="T41"> prefix</text:span></text:p>
      <text:p text:style-name="P170"/>
      <text:p text:style-name="P170"><text:tab/><text:tab/><text:span text:style-name="T41">System</text:span> <text:span text:style-name="T41">events</text:span>:</text:p>
      <text:p text:style-name="P170"><text:tab/><text:span text:style-name="T41">sysJobEnd — </text:span><text:span text:style-name="T130">J</text:span><text:span text:style-name="T41">ob completion in the transmitted argument is the number of the </text:span><text:span text:style-name="T114">completed Job.</text:span><text:span text:style-name="T41"> This event occurs at the moment of ending of any job </text:span><text:span text:style-name="T114">and </text:span><text:span text:style-name="T115">doe not </text:span><text:span text:style-name="T114">require </text:span><text:span text:style-name="T81">EventTrap </text:span><text:span text:style-name="T114">command</text:span></text:p>
      <text:p text:style-name="P170"/>
      <text:p text:style-name="P170"><text:tab/><text:tab/><text:span text:style-name="T41">Systems events of the work with external devices.</text:span></text:p>
      <text:p text:style-name="P70">This events are initiated by the <text:span text:style-name="T230">EventTrap</text:span> command. But handlers will be called only when event will be completed. When events handlers are called in the 1st argument, device identifier will be returned and it will be positive integer. <text:s/>If error occurs then error code is returned in this argument and it will be negative integer. 2nd argument, if it does exist, depends on the event.</text:p>
      <text:p text:style-name="P170"><text:span text:style-name="T41"><text:tab/>SysRead — D</text:span><text:span text:style-name="T192">evice reading. <text:s/></text:span><text:span text:style-name="T197">Data that have been read from the device are transmitted in 2</text:span><text:span text:style-name="T198">nd</text:span><text:span text:style-name="T197"> argument. </text:span><text:span text:style-name="T192"><text:s/></text:span></text:p>
      <text:p text:style-name="P70">File identifier is transmitted in the command <text:span text:style-name="T157">EventTrap</text:span> as an argument.</text:p>
      <text:p text:style-name="P70"><text:tab/>SysOpenReadClose — Event occurs in any of these events.</text:p>
      <text:p text:style-name="P69">Name of the file is transmitted in the command <text:span text:style-name="T157">EventTrap </text:span><text:s/>as an argument.</text:p>
      <text:h text:style-name="P237" text:outline-level="1"><text:bookmark-start text:name="__RefHeading___Toc13369_974157422"/><text:span text:style-name="T244">10</text:span><text:bookmark-start text:name="__DdeLink__1022_848020687"/>. Lists.<text:bookmark-end text:name="__RefHeading___Toc13369_974157422"/></text:h>
      <text:p text:style-name="P168"><text:span text:style-name="T41">Any variable can be the list. List consists of one or number of values. Values can be any type including lists</text:span><text:span text:style-name="T192">.</text:span></text:p>
      <text:p text:style-name="P64">List can be created by structure:</text:p>
      <text:p text:style-name="P168"><text:span text:style-name="T88"><text:s/></text:span><text:span text:style-name="T62">ref=</text:span><text:span text:style-name="T72">{</text:span><text:span text:style-name="T62">exp&lt;,exp&gt;</text:span><text:span text:style-name="T72">}</text:span></text:p>
      <text:p text:style-name="P168"><text:span text:style-name="T88"><text:s text:c="2"/></text:span><text:span text:style-name="T62">ref</text:span><text:span text:style-name="T41"> — <text:s/>link(reference) <text:s/>to the variable where list will be recorder.</text:span></text:p>
      <text:p text:style-name="P168"><text:span text:style-name="T88"><text:s text:c="2"/></text:span><text:span text:style-name="T62">exp</text:span><text:span text:style-name="T41"> — expression that becomes relevant element of the list. List can be returned by </text:span><text:span text:style-name="T62">Query</text:span><text:span text:style-name="T41"> command</text:span></text:p>
      <text:p text:style-name="P205"><text:bookmark-start text:name="__DdeLink__1022_8480206871"/><text:bookmark-end text:name="__DdeLink__1022_848020687"/></text:p>
      <text:p text:style-name="P168"><text:bookmark-end text:name="__DdeLink__1022_8480206871"/><text:span text:style-name="T41">If the reference </text:span><text:span text:style-name="T62">ref</text:span><text:span text:style-name="T41"> <text:s/>is the list, then in the Index it will evolve into relevant number of indices.</text:span></text:p>
      <text:p text:style-name="P168"><text:span text:style-name="T88"><text:s/></text:span><text:span text:style-name="T41">&lt;</text:span><text:span text:style-name="T72">r</text:span><text:span text:style-name="T62">ef</text:span><text:span text:style-name="T41">&gt;</text:span></text:p>
      <text:p text:style-name="P64">Each element of the list will become relevant Index. <text:s/>In the reference common <text:span text:style-name="T204">i</text:span>ndices can intersperse with lists. For example variable can look like <text:s/>:</text:p>
      <text:p text:style-name="P64">[Af,<text:span text:style-name="T220">[</text:span>B,2<text:span text:style-name="T220">]</text:span>,125,<text:span text:style-name="T207">$</text:span>1,5.6]</text:p>
      <text:p text:style-name="P168"><text:span text:style-name="T41">If variables[B,2] and <text:s/></text:span><text:span text:style-name="T136">$</text:span><text:span text:style-name="T41">1 are</text:span><text:span text:style-name="T114"> </text:span><text:span text:style-name="T201"><text:s/></text:span><text:span text:style-name="T114">l</text:span><text:span text:style-name="T41">ists then they will </text:span><text:span text:style-name="T192">evolve</text:span><text:span text:style-name="T203"> </text:span><text:span text:style-name="T41">into indices in accordance with list size.</text:span></text:p>
      <text:p text:style-name="P143"/>
      <text:h text:style-name="P236" text:outline-level="1"><text:bookmark-start text:name="__RefHeading___Toc7688_1058313881"/><text:span text:style-name="T242">11</text:span>. Functions.<text:bookmark-end text:name="__RefHeading___Toc7688_1058313881"/></text:h>
      <text:p text:style-name="P16">Functions could be built-in or user-defined. In-built functions are defined by the language. <text:s/>User-defined are developed by Programmer. </text:p>
      <text:p text:style-name="P44">Name of the built-in function is set as constant. Name of the built-in function has prefix %.</text:p>
      <text:p text:style-name="P45">Actual parameters are passed to the function by value and name. If the parameter is passed by the name of the variable name is supplemented behind the ! symbol.</text:p>
      <text:p text:style-name="P46"/>
      <text:h text:style-name="Heading_20_2" text:outline-level="2"><text:bookmark-start text:name="__RefHeading___Toc12933_2096580878"/><text:soft-page-break/><text:tab/>Built-in functions.<text:bookmark-end text:name="__RefHeading___Toc12933_2096580878"/></text:h>
      <text:h text:style-name="P240" text:outline-level="3"><text:bookmark-start text:name="__RefHeading___Toc17536_2473013202"/>Search <text:span text:style-name="T234">Label</text:span> in an arbitrary module.<text:bookmark-end text:name="__RefHeading___Toc17536_2473013202"/></text:h>
      <text:p text:style-name="P214"><text:span text:style-name="T104">%findLabel</text:span><text:span text:style-name="T111">(</text:span><text:span text:style-name="T85">expLabel&lt;,expMod&gt;</text:span><text:span text:style-name="T111">)</text:span></text:p>
      <text:p text:style-name="P230">The <text:span text:style-name="T157">expMod</text:span> expression whose result is the name of the module.</text:p>
      <text:p text:style-name="P230"><text:span text:style-name="T157">expLabel </text:span>- expression the result of which is the name of the desired label.</text:p>
      <text:p text:style-name="P230">The function returns either 1- if such a label exists, or 0- if not.</text:p>
      <text:p text:style-name="P230">For example:</text:p>
      <text:p text:style-name="P190"><text:span text:style-name="T112"><text:s/>Set $1=</text:span><text:span text:style-name="T104">%findLabel</text:span><text:span text:style-name="T113">(</text:span><text:span text:style-name="T62">Lab,Mod</text:span><text:span text:style-name="T113">)</text:span><text:span text:style-name="T104">;</text:span></text:p>
      <text:h text:style-name="Heading_20_3" text:outline-level="3"><text:bookmark-start text:name="__RefHeading___Toc13373_974157422"/>Blocking functions.<text:bookmark-end text:name="__RefHeading___Toc13373_974157422"/></text:h>
      <text:p text:style-name="P72"><text:span text:style-name="T5">%</text:span><text:span text:style-name="T14">sys</text:span><text:span text:style-name="T5">LockR</text:span><text:span text:style-name="T220">(</text:span><text:span text:style-name="T157">exp,time</text:span><text:span text:style-name="T220">) </text:span>— Locking by reading with waiting time,</text:p>
      <text:p text:style-name="P72"><text:span text:style-name="T5">%</text:span><text:span text:style-name="T14">sys</text:span><text:span text:style-name="T5">LockW</text:span><text:span text:style-name="T220">(</text:span><text:span text:style-name="T157">exp,time</text:span><text:span text:style-name="T220">) </text:span>— Locking by writing with waiting time,</text:p>
      <text:p text:style-name="P72"><text:span text:style-name="T5">%</text:span><text:span text:style-name="T14">sys</text:span><text:span text:style-name="T5">LockSt</text:span><text:span text:style-name="T220">(</text:span><text:span text:style-name="T157">exp</text:span><text:span text:style-name="T220">) </text:span>— Locking status</text:p>
      <text:p text:style-name="P149"><text:span text:style-name="T62">exp</text:span><text:span text:style-name="T41"> – expression, which value is Locking Identifier</text:span></text:p>
      <text:p text:style-name="P149"><text:span text:style-name="T88"><text:s text:c="10"/></text:span><text:span text:style-name="T41">Expression result should not exceed </text:span><text:span text:style-name="T132">18</text:span><text:span text:style-name="T41"> bytes.</text:span></text:p>
      <text:p text:style-name="P16"><text:tab/>If the length is longer then only first <text:span text:style-name="T212">18</text:span> bytes will be considered. </text:p>
      <text:p text:style-name="P16"/>
      <text:p text:style-name="P16"><text:span text:style-name="T157">time</text:span>-expression whose value sets TimeOut in microseconds (usleep), if it is not specified, then it is assumed = 1.</text:p>
      <text:p text:style-name="P16">Return value<text:span text:style-name="T157"> ref</text:span>= locking result </text:p>
      <text:p text:style-name="P149"><text:span text:style-name="T41"><text:tab/> 0- locking by the current </text:span><text:span text:style-name="T206">Job</text:span></text:p>
      <text:p text:style-name="P16"><text:tab/>&lt;0-locking not completed</text:p>
      <text:p text:style-name="P16"><text:tab/>&gt;0 -№ of the job, that has set locking <text:s/></text:p>
      <text:p text:style-name="P119">&gt;0 —№ of job, that which has previously <text:s/>set locking. Locking has not been completed. </text:p>
      <text:h text:style-name="Heading_20_3" text:outline-level="3"><text:bookmark-start text:name="__RefHeading___Toc13375_974157422"/>Processing functions complete the task.<text:bookmark-end text:name="__RefHeading___Toc13375_974157422"/></text:h>
      <text:p text:style-name="P49"><text:span text:style-name="T5">%</text:span><text:span text:style-name="T14">sys</text:span><text:span text:style-name="T15">J</text:span><text:span text:style-name="T5">ob Status</text:span>(<text:span text:style-name="T157">exp</text:span>) - status of the job, the job is completed 0, 1 job runs.</text:p>
      <text:p text:style-name="P49"><text:span text:style-name="T5">%</text:span><text:span text:style-name="T14">sys</text:span><text:span text:style-name="T15">J</text:span><text:span text:style-name="T5">obErr</text:span>(<text:span text:style-name="T157">exp</text:span>) - code of the job is complete.</text:p>
      <text:p text:style-name="P49"><text:span text:style-name="T5">%</text:span><text:span text:style-name="T14">sys</text:span><text:span text:style-name="T15">J</text:span><text:span text:style-name="T5">obValue</text:span>(<text:span text:style-name="T157">exp</text:span>) - the return value.</text:p>
      <text:p text:style-name="P48"><text:s text:c="3"/><text:span text:style-name="T157">exp</text:span>-expression value is the ID of the job.</text:p>
      <text:h text:style-name="Heading_20_3" text:outline-level="3"><text:bookmark-start text:name="__RefHeading___Toc13381_974157422"/><text:s/><text:tab/><text:span text:style-name="T254">Content file directory.</text:span><text:bookmark-end text:name="__RefHeading___Toc13381_974157422"/></text:h>
      <text:h text:style-name="Heading_20_3" text:outline-level="3"><text:bookmark-start text:name="__RefHeading___Toc11613_1445465532"/><text:tab/><text:span text:style-name="T250">File subdirectories contained in this directory.</text:span><text:bookmark-end text:name="__RefHeading___Toc11613_1445465532"/></text:h>
      <text:p text:style-name="P53"><text:span text:style-name="T17">%</text:span><text:span text:style-name="T14">sys</text:span><text:bookmark-start text:name="__DdeLink__4955_3904465011"/><text:span text:style-name="T17">Read</text:span><text:bookmark-end text:name="__DdeLink__4955_3904465011"/><text:span text:style-name="T18">Dir</text:span><text:span text:style-name="T220">(</text:span><text:span text:style-name="T157">expFile</text:span><text:span text:style-name="T220">)</text:span></text:p>
      <text:p text:style-name="P50"><text:span text:style-name="T157">expFile</text:span>-expression specifies the name of the directory</text:p>
      <text:p text:style-name="P75">Result is stored into the array B$.</text:p>
      <text:p text:style-name="P77"><text:bookmark-start text:name="__DdeLink__11623_700945459"/><text:tab/><text:span text:style-name="T255">The files contained in this directory.</text:span></text:p>
      <text:p text:style-name="P53"><text:span text:style-name="T17">%</text:span><text:span text:style-name="T14">sys</text:span><text:bookmark-start text:name="__DdeLink__4955_39044650112"/><text:span text:style-name="T17">Read</text:span><text:bookmark-end text:name="__DdeLink__4955_39044650112"/><text:span text:style-name="T18">Dir</text:span><text:span text:style-name="T19">File</text:span><text:span text:style-name="T220">(</text:span><text:span text:style-name="T157">expFile</text:span><text:span text:style-name="T220">)</text:span></text:p>
      <text:p text:style-name="P53"><text:span text:style-name="T157">expFile</text:span>-expression specifies the name of the directory</text:p>
      <text:p text:style-name="P76">Result is stored into the array B$.<text:bookmark-end text:name="__DdeLink__11623_700945459"/></text:p>
      <text:h text:style-name="Heading_20_3" text:outline-level="3"><text:bookmark-start text:name="__RefHeading___Toc13383_974157422"/>Recursive file directory contents.<text:bookmark-end text:name="__RefHeading___Toc13383_974157422"/></text:h>
      <text:h text:style-name="Heading_20_3" text:outline-level="3"><text:bookmark-start text:name="__RefHeading___Toc11615_1445465532"/>File subdirectories contained in this directory.<text:bookmark-end text:name="__RefHeading___Toc11615_1445465532"/></text:h>
      <text:p text:style-name="P54"><text:span text:style-name="T17">%</text:span><text:span text:style-name="T14">sys</text:span><text:bookmark-start text:name="__DdeLink__4955_39044650111"/><text:span text:style-name="T17">Read</text:span><text:bookmark-end text:name="__DdeLink__4955_39044650111"/><text:span text:style-name="T18">Dir</text:span><text:span text:style-name="T9">R</text:span><text:span text:style-name="T235">(</text:span><text:span text:style-name="T157">expFile</text:span><text:span text:style-name="T220">)</text:span></text:p>
      <text:p text:style-name="P52"><text:span text:style-name="T157">expFile</text:span>-expression specifies the name of the directory</text:p>
      <text:p text:style-name="P75">Result is stored into the array B$.</text:p>
      <text:h text:style-name="Heading_20_3" text:outline-level="3"><text:bookmark-start text:name="__RefHeading___Toc11617_1445465532"/><text:soft-page-break/><text:tab/><text:span text:style-name="T255">The files contained in this directory.</text:span><text:bookmark-end text:name="__RefHeading___Toc11617_1445465532"/></text:h>
      <text:p text:style-name="P55"><text:span text:style-name="T17">%</text:span><text:span text:style-name="T14">sys</text:span><text:bookmark-start text:name="__DdeLink__4955_390446501121"/><text:span text:style-name="T17">Read</text:span><text:bookmark-end text:name="__DdeLink__4955_390446501121"/><text:span text:style-name="T18">Dir</text:span><text:span text:style-name="T19">File</text:span><text:span text:style-name="T20">R</text:span><text:span text:style-name="T220">(</text:span><text:span text:style-name="T157">expFile</text:span><text:span text:style-name="T220">)</text:span></text:p>
      <text:p text:style-name="P55"><text:span text:style-name="T157">expFile</text:span>-expression specifies the name of the directory</text:p>
      <text:p text:style-name="P77">Result is stored into the array B$.</text:p>
      <text:h text:style-name="Heading_20_3" text:outline-level="3"><text:bookmark-start text:name="__RefHeading___Toc13385_974157422"/>Create a file directory.<text:bookmark-end text:name="__RefHeading___Toc13385_974157422"/></text:h>
      <text:p text:style-name="P51"><text:span text:style-name="T5">%</text:span><text:span text:style-name="T14">sys</text:span><text:span text:style-name="T5">CreateDir</text:span><text:span text:style-name="T10">(</text:span><text:span text:style-name="T157">expFile</text:span><text:span text:style-name="T171">)</text:span></text:p>
      <text:p text:style-name="P50"><text:span text:style-name="T157">expFile</text:span>-expression specifies the name of the directory</text:p>
      <text:h text:style-name="Heading_20_3" text:outline-level="3"><text:bookmark-start text:name="__RefHeading___Toc13387_974157422"/>Delete file directory.<text:bookmark-end text:name="__RefHeading___Toc13387_974157422"/></text:h>
      <text:p text:style-name="P51"><text:span text:style-name="T5">%</text:span><text:span text:style-name="T14">sys</text:span><text:span text:style-name="T5">DeleteDir</text:span><text:span text:style-name="T220">(</text:span><text:span text:style-name="T157">expFile</text:span><text:span text:style-name="T220">)</text:span></text:p>
      <text:p text:style-name="P50"><text:span text:style-name="T157">expFile</text:span>-expression specifies the name of the directory</text:p>
      <text:h text:style-name="Heading_20_3" text:outline-level="3"><text:bookmark-start text:name="__RefHeading___Toc13389_974157422"/>Delete the file.<text:bookmark-end text:name="__RefHeading___Toc13389_974157422"/></text:h>
      <text:p text:style-name="P51"><text:span text:style-name="T5">%</text:span><text:span text:style-name="T14">sys</text:span><text:span text:style-name="T5">DeleteFile</text:span><text:span text:style-name="T220">(</text:span><text:span text:style-name="T157">expFile</text:span><text:span text:style-name="T220">)</text:span></text:p>
      <text:p text:style-name="P50"><text:span text:style-name="T157">expFile</text:span>-expression specifies the file name</text:p>
      <text:p text:style-name="P56"/>
      <text:p text:style-name="P16">Functions return number of processed files.</text:p>
      <text:p text:style-name="P144"><text:bookmark text:name="__DdeLink__7961_1703253764"/></text:p>
      <text:h text:style-name="Heading_20_3" text:outline-level="3"><text:bookmark-start text:name="__RefHeading___Toc13391_974157422"/>Compile the file.<text:bookmark-end text:name="__RefHeading___Toc13391_974157422"/></text:h>
      <text:p text:style-name="P146">The function of compiling the file:</text:p>
      <text:p text:style-name="P215">%<text:span text:style-name="T5">sysCompile</text:span><text:span text:style-name="T157">(nameMod)</text:span>;<text:line-break/> <text:s text:c="2"/><text:span text:style-name="T157">nameMod</text:span> is an expression whose string value is the name of the module msh. The module is searched in the standard directory for source programs ./msh<text:line-break/>The translation will create a command file of the MSH virtual machine in the ./mvm directory.<text:line-break/>The return code is a 32 bit vector:<text:line-break/> component 0 - return code, either 0 or a negative number (error code),<text:line-break/> component 1 is the line number where processing was completed,<text:line-break/> <text:span text:style-name="T289">c</text:span>omponent 2 is the position number where the processing was completed.<text:line-break/>If return = 0, then the line number is the last line processed and the position.<text:line-break/>For example, we are broadcasting the byxUsrUI module:<text:line-break/><text:span text:style-name="T5">Set</text:span> <text:span text:style-name="T289">$1</text:span> =<text:span text:style-name="T5">%sysCompile</text:span>(byxUsrUI), $2 = $1.<text:span text:style-name="T5">%v32</text:span>(0), $3 = $1.<text:span text:style-name="T5">%v32</text:span>(1), $4 = $1.<text:span text:style-name="T5">%v32</text:span>(2);<text:line-break/>$2 - contains the return code, $3 - the line number where the processing was completed, $4 - the number of the position where the processing was completed.</text:p>
      <text:h text:style-name="Heading_20_2" text:outline-level="2" text:is-list-header="true"><text:bookmark-start text:name="__RefHeading___Toc17538_2473013202"/><text:span text:style-name="T152">2. </text:span><text:span text:style-name="T41">User</text:span> <text:span text:style-name="T41">functions</text:span>.<text:bookmark-end text:name="__RefHeading___Toc17538_2473013202"/></text:h>
      <text:p text:style-name="P149"><text:span text:style-name="T41">User functions are common</text:span><text:span text:style-name="T203"> </text:span><text:span text:style-name="T41">subprograms and have </text:span><text:span text:style-name="T94">Do</text:span><text:span text:style-name="T41"> command argument format</text:span><text:span text:style-name="T133">.</text:span></text:p>
      <text:p text:style-name="P193"><text:span text:style-name="T218">&lt;</text:span>expMod.<text:span text:style-name="T218">&gt;</text:span>expLabel<text:span text:style-name="T218">&lt;(</text:span>expArg <text:span text:style-name="T218">&lt;</text:span>,expArg<text:span text:style-name="T218">&gt;</text:span> <text:span text:style-name="T209">)&gt;</text:span></text:p>
      <text:p text:style-name="P32"><text:span text:style-name="T157">expMod</text:span> — expression that sets module name.</text:p>
      <text:p text:style-name="P16"><text:span text:style-name="T157">ExpLabel</text:span> - <text:s/>expression that sets entry point( subprogram name) </text:p>
      <text:p text:style-name="P16"><text:span text:style-name="T157">expArg</text:span> — expression that sets argument.</text:p>
      <text:h text:style-name="P236" text:outline-level="1"><text:bookmark-start text:name="__RefHeading___Toc7692_1058313881"/><text:span text:style-name="T239">12</text:span>. Predefined properties.<text:bookmark-end text:name="__RefHeading___Toc7692_1058313881"/></text:h>
      <text:h text:style-name="Heading_20_2" text:outline-level="2"><text:bookmark-start text:name="__RefHeading___Toc13393_974157422"/>System properties.<text:bookmark-end text:name="__RefHeading___Toc13393_974157422"/></text:h>
      <text:p text:style-name="P16">System properties provide additional information about the system.</text:p>
      <text:p text:style-name="P83">%err - code of the last operation.</text:p>
      <text:p text:style-name="P160"><text:span text:style-name="T134">%this</text:span><text:span text:style-name="T41"> — </text:span><text:span text:style-name="T116">Object Index</text:span></text:p>
      <text:p text:style-name="P112">%<text:span text:style-name="T276">queryKey</text:span> - key to the last access to the data<text:span text:style-name="T269"> in the iterator</text:span>.</text:p>
      <text:p text:style-name="P112"><text:soft-page-break/>%<text:span text:style-name="T275">queryData</text:span> - <text:span text:style-name="T269">The value of the last access to the data in the iterator</text:span>.</text:p>
      <text:p text:style-name="P112">%Data - the value of the last access to the data in the Get command.</text:p>
      <text:p text:style-name="P112">% eof - at the end of the iterator becomes equal to 1, otherwise 0,</text:p>
      <text:p text:style-name="P85">%statData - state of the variable to which it was last accessed.</text:p>
      <text:p text:style-name="P106"><text:span text:style-name="T155">%</text:span><text:bookmark-start text:name="__DdeLink__5292_17034554181"/><text:span text:style-name="T154">d</text:span><text:span text:style-name="T156">mtIO</text:span><text:bookmark-end text:name="__DdeLink__5292_17034554181"/><text:span text:style-name="T154"> - field separator in the input output operations, is set for each job.</text:span></text:p>
      <text:p text:style-name="P127">%nameMod - the name of the executable.</text:p>
      <text:p text:style-name="P181"><text:span text:style-name="T127">%</text:span><text:span text:style-name="T41">idDiv — current </text:span><text:span text:style-name="T114">input-output device </text:span></text:p>
      <text:p text:style-name="P181"><text:span text:style-name="T127">%</text:span><text:span text:style-name="T41">isTr- transaction status. If the code is running inside transaction</text:span><text:span text:style-name="T202">.</text:span></text:p>
      <text:p text:style-name="P84">%idJob — ID of the running job.</text:p>
      <text:p text:style-name="P47">%id<text:span text:style-name="T211">Do</text:span> — <text:span text:style-name="T211">Block ID Do</text:span>.</text:p>
      <text:p text:style-name="P84">%statDo —Program execution status.</text:p>
      <text:h text:style-name="Heading_20_2" text:outline-level="2"><text:bookmark-start text:name="__RefHeading___Toc13395_974157422"/>Properties of any variables.<text:bookmark-end text:name="__RefHeading___Toc13395_974157422"/></text:h>
      <text:p text:style-name="P16">Each variable has predefined properties</text:p>
      <text:p text:style-name="P79"><text:span text:style-name="T172">refData</text:span>.<text:span text:style-name="T5">%</text:span><text:span text:style-name="T21">type</text:span> –type of variable</text:p>
      <text:p text:style-name="P145"><text:span text:style-name="T172">refData</text:span>.<text:span text:style-name="T5">%byte</text:span> - variable size in bytes in string form</text:p>
      <text:p text:style-name="P145"><text:span text:style-name="T172">refData</text:span>.<text:span text:style-name="T5">%size</text:span> - size of the variable in characters in string form</text:p>
      <text:p text:style-name="P147"><text:span text:style-name="T172">refData</text:span>.<text:span text:style-name="T5">%stat</text:span> - condition variable.</text:p>
      <text:p text:style-name="P78">Result type is defined in accordance with property type</text:p>
      <text:h text:style-name="P246" text:outline-level="2"><text:bookmark-start text:name="__RefHeading___Toc11619_1445465532"/>Data Methods.<text:bookmark-end text:name="__RefHeading___Toc11619_1445465532"/></text:h>
      <text:h text:style-name="Heading_20_3" text:outline-level="3"><text:bookmark-start text:name="__RefHeading___Toc11621_1445465532"/>Object <text:bookmark-start text:name="__DdeLink__34426_1445465532"/>constructor<text:bookmark-end text:name="__DdeLink__34426_1445465532"/>.<text:bookmark-end text:name="__RefHeading___Toc11621_1445465532"/></text:h>
      <text:p text:style-name="P227"><text:span text:style-name="T157">refData.</text:span><text:span text:style-name="T5">%</text:span><text:span text:style-name="T22">obj</text:span><text:span text:style-name="T5">New</text:span>(&lt;expArg &lt;, expArg&gt;,&gt; Type)</text:p>
      <text:p text:style-name="P227"><text:span text:style-name="T157">refData</text:span>-reference to the tree data.</text:p>
      <text:p text:style-name="P227">expArg -argumenty passed to the constructor.</text:p>
      <text:p text:style-name="P227">Type -type variable.</text:p>
      <text:p text:style-name="P227">The variable refData creates an object of type Type and called Type.New method (&lt;expArg &lt;, expArg &gt;&gt;), if it exists in the module.</text:p>
      <text:p text:style-name="P223">For example:</text:p>
      <text:p text:style-name="P228">Do [1,<text:span text:style-name="T257">2</text:span>].<text:span text:style-name="T5">%</text:span><text:bookmark-start text:name="__DdeLink__17288_14454655321"/><text:span text:style-name="T23">objNew</text:span><text:bookmark-end text:name="__DdeLink__17288_14454655321"/><text:span text:style-name="T5">(</text:span><text:span text:style-name="T24">1,2,a,b,nameObj</text:span><text:span text:style-name="T5">);</text:span></text:p>
      <text:p text:style-name="P228"><text:span text:style-name="T257">Set</text:span> [1,<text:span text:style-name="T257">2</text:span>].<text:span text:style-name="T5">%</text:span><text:bookmark-start text:name="__DdeLink__17288_144546553211"/><text:span text:style-name="T23">objNew</text:span><text:bookmark-end text:name="__DdeLink__17288_144546553211"/><text:span text:style-name="T5">(</text:span><text:span text:style-name="T24">1,2,a,b)=nameObj</text:span><text:span text:style-name="T5">;</text:span></text:p>
      <text:p text:style-name="P229">Do [1,<text:span text:style-name="T257">2</text:span>].<text:span text:style-name="T5">%</text:span><text:bookmark-start text:name="__DdeLink__17288_144546553212"/><text:span text:style-name="T23">objNew</text:span><text:bookmark-end text:name="__DdeLink__17288_144546553212"/><text:span text:style-name="T5">(</text:span><text:span text:style-name="T24">nameObj</text:span><text:span text:style-name="T5">);</text:span></text:p>
      <text:p text:style-name="P229"><text:span text:style-name="T257">Set</text:span> [1,<text:span text:style-name="T257">2</text:span>].<text:span text:style-name="T5">%</text:span><text:bookmark-start text:name="__DdeLink__17288_1445465532111"/><text:span text:style-name="T23">objNew</text:span><text:bookmark-end text:name="__DdeLink__17288_1445465532111"/><text:span text:style-name="T24">=nameObj</text:span><text:span text:style-name="T5">;</text:span></text:p>
      <text:h text:style-name="P241" text:outline-level="3"><text:bookmark-start text:name="__RefHeading___Toc12935_2096580878"/><text:span text:style-name="T265">Data Bypass</text:span>.<text:bookmark-end text:name="__RefHeading___Toc12935_2096580878"/></text:h>
      <text:p text:style-name="P117">refData.<text:span text:style-name="T5">%sysQuery</text:span><text:span text:style-name="T157">(expLabel &lt;, expMod, isProp&gt;)</text:span></text:p>
      <text:p text:style-name="P117"><text:s text:c="5"/><text:span text:style-name="T157">expLabel</text:span> - vertex processing function label,</text:p>
      <text:p text:style-name="P117"><text:s text:c="5"/><text:span text:style-name="T157">expMod</text:span> is the vertex processing function module.</text:p>
      <text:p text:style-name="P117"><text:s text:c="5"/><text:span text:style-name="T157">IsProp</text:span> - will the method bypass the properties of the node, if ~ = 0, then yes, when traversing the node, the properties of the node will be bypassed first, and only then its descendants.</text:p>
      <text:p text:style-name="P117">The call to the processing program will be carried out in the new context and in the task of the current program.</text:p>
      <text:p text:style-name="P117">This function is passed as arguments:</text:p>
      <text:p text:style-name="P117">1. sign of the property, if this argument = 1, then the property of the node is transferred, otherwise the node is transferred,</text:p>
      <text:p text:style-name="P117">2. the last node index</text:p>
      <text:p text:style-name="P117"><text:soft-page-break/>3. data in the node</text:p>
      <text:p text:style-name="P117">4..N full path to the node.</text:p>
      <text:p text:style-name="P117">The processing program must return 0 to continue.</text:p>
      <text:h text:style-name="Heading_20_3" text:outline-level="3"><text:bookmark-start text:name="__RefHeading___Toc11623_1445465532"/>Read ini file.<text:bookmark-end text:name="__RefHeading___Toc11623_1445465532"/></text:h>
      <text:p text:style-name="P222">Running as a method of indexing data. pathFile - an expression whose value is a string filename. Reading takes place in the indexing variable refData.</text:p>
      <text:p text:style-name="P224"><text:bookmark-start text:name="__DdeLink__12920_2096580878"/>refData<text:bookmark-end text:name="__DdeLink__12920_2096580878"/>.<text:span text:style-name="T5">%iniRead(</text:span><text:bookmark-start text:name="__DdeLink__17148_347013160"/><text:span text:style-name="T186">pathFile</text:span><text:bookmark-end text:name="__DdeLink__17148_347013160"/><text:span text:style-name="T34">&lt;,</text:span><text:span text:style-name="T186">pathFile...</text:span><text:span text:style-name="T34">&gt;</text:span><text:span text:style-name="T5"> )</text:span></text:p>
      <text:p text:style-name="P222">For example:</text:p>
      <text:p text:style-name="P222">. Do [1].<text:span text:style-name="T5">%iniRead («srv.</text:span><text:span text:style-name="T25">ini»</text:span><text:span text:style-name="T5">)</text:span>;</text:p>
      <text:h text:style-name="Heading_20_3" text:outline-level="3"><text:bookmark-start text:name="__RefHeading___Toc11625_1445465532"/><text:span text:style-name="T259">Write</text:span> ini files.<text:bookmark-end text:name="__RefHeading___Toc11625_1445465532"/></text:h>
      <text:p text:style-name="P226">Running as a method of indexing data. pathFile - an expression whose value is a string filename. <text:span text:style-name="T272">Recording takes place in pathFile file</text:span>.</text:p>
      <text:p text:style-name="P225">refData.<text:span text:style-name="T5">%iniWrite(pathFile)</text:span></text:p>
      <text:p text:style-name="P225">For example:</text:p>
      <text:p text:style-name="P225">. Do [1].<text:span text:style-name="T5">%iniWrite(«srv.</text:span><text:span text:style-name="T25">ini»</text:span><text:span text:style-name="T5">)</text:span>;</text:p>
      <text:h text:style-name="Heading_20_3" text:outline-level="3"><text:bookmark-start text:name="__RefHeading___Toc13397_974157422"/><text:bookmark-start text:name="__DdeLink__2500_32060980"/>String properties.<text:bookmark-end text:name="__RefHeading___Toc13397_974157422"/></text:h>
      <text:p text:style-name="P16">Before these properties are executed variable is converted to the string format.</text:p>
      <text:p text:style-name="P16"/>
      <text:p text:style-name="P16"><text:tab/>Operations on string <text:span text:style-name="T204">character.</text:span></text:p>
      <text:p text:style-name="P149"><text:span text:style-name="T62">StartInd</text:span><text:span text:style-name="T203">-</text:span><text:span text:style-name="T192"> index character, </text:span><text:span text:style-name="T197">that</text:span><text:span text:style-name="T192"> indicated action should start with <text:s/></text:span></text:p>
      <text:p text:style-name="P148"/>
      <text:p text:style-name="P16"><text:span text:style-name="T157">Count</text:span> — number of characters participating in actions.</text:p>
      <text:p text:style-name="P16"/>
      <text:p text:style-name="P149"><text:span text:style-name="T41">1. Get </text:span><text:span text:style-name="T62">Count</text:span><text:span text:style-name="T41"> string characters </text:span><text:span text:style-name="T114">beginning with <text:s/>character with</text:span><text:span text:style-name="T81"> startInd</text:span><text:span text:style-name="T114"> index. <text:s text:c="2"/></text:span><text:span text:style-name="T115">If</text:span><text:span text:style-name="T114"> </text:span><text:span text:style-name="T41"><text:s/></text:span><text:span text:style-name="T62">Count </text:span><text:span text:style-name="T41">is not set, then it needs to be considered that it equals to 1:</text:span></text:p>
      <text:p text:style-name="P177"><text:span text:style-name="T88"><text:s text:c="2"/></text:span><text:span text:style-name="T92">refData</text:span><text:span text:style-name="T52">.%</text:span><text:span text:style-name="T53">s</text:span><text:span text:style-name="T52">tr</text:span><text:span text:style-name="T42">Get</text:span><text:span text:style-name="T121">(</text:span><text:span text:style-name="T62">startInd </text:span><text:span text:style-name="T65">&lt;</text:span><text:span text:style-name="T62">,Count</text:span><text:span text:style-name="T65">&gt;</text:span><text:span text:style-name="T62"> </text:span><text:span text:style-name="T121">)</text:span></text:p>
      <text:p text:style-name="P171"><text:span text:style-name="T88"><text:s text:c="2"/></text:span><text:span text:style-name="T41">Example <text:s/>[j1,j2]=[i1,i2,i3].</text:span><text:span text:style-name="T42">%</text:span><text:span text:style-name="T53">s</text:span><text:span text:style-name="T52">tr</text:span><text:span text:style-name="T42">Get</text:span><text:span text:style-name="T121">(</text:span><text:span text:style-name="T41">5,3</text:span><text:span text:style-name="T121">)</text:span></text:p>
      <text:p text:style-name="P16">2. Get string character code <text:s/>with index <text:span text:style-name="T157">startInd</text:span></text:p>
      <text:p text:style-name="P177"><text:span text:style-name="T88"><text:s/></text:span><text:span text:style-name="T92">refData</text:span><text:span text:style-name="T88">.</text:span><text:span text:style-name="T52">%</text:span><text:span text:style-name="T53">s</text:span><text:span text:style-name="T52">tr</text:span><text:span text:style-name="T42">Code</text:span><text:span text:style-name="T121">(</text:span><text:span text:style-name="T62">startInd</text:span><text:span text:style-name="T121">)</text:span></text:p>
      <text:p text:style-name="P171"><text:span text:style-name="T88"><text:s text:c="2"/></text:span><text:span text:style-name="T41">Example [j1,j2]=[i1,i2,i3].</text:span><text:span text:style-name="T42">%</text:span><text:span text:style-name="T53">s</text:span><text:span text:style-name="T52">tr</text:span><text:span text:style-name="T42">Code</text:span><text:span text:style-name="T121">(</text:span><text:span text:style-name="T41">5</text:span><text:span text:style-name="T121">)</text:span></text:p>
      <text:p text:style-name="P149"><text:span text:style-name="T41">3. Take characters from string node </text:span><text:span text:style-name="T62">Count </text:span></text:p>
      <text:p text:style-name="P177"><text:span text:style-name="T88"><text:s text:c="2"/></text:span><text:span text:style-name="T92">refData</text:span><text:span text:style-name="T88">.</text:span><text:span text:style-name="T52">%</text:span><text:span text:style-name="T53">s</text:span><text:span text:style-name="T52">tr</text:span><text:span text:style-name="T42">Pop</text:span><text:span text:style-name="T41">(</text:span><text:span text:style-name="T62">Count</text:span><text:span text:style-name="T41"> </text:span><text:span text:style-name="T122">)</text:span></text:p>
      <text:p text:style-name="P171"><text:span text:style-name="T88"><text:s text:c="2"/></text:span><text:span text:style-name="T41">example [j1,j2]=[i1,i2,i3].</text:span><text:span text:style-name="T42">%</text:span><text:span text:style-name="T53">s</text:span><text:span text:style-name="T52">tr</text:span><text:span text:style-name="T42">Pop</text:span><text:span text:style-name="T41">(2</text:span><text:span text:style-name="T122">)</text:span></text:p>
      <text:p text:style-name="P161"><text:span text:style-name="T41">4. insert characters to the string <text:s/>beginning from character with </text:span><text:span text:style-name="T62">startInd</text:span><text:span text:style-name="T41"> index</text:span></text:p>
      <text:p text:style-name="P177"><text:span text:style-name="T88"><text:s text:c="2"/></text:span><text:span text:style-name="T92">refData</text:span><text:span text:style-name="T88">.%</text:span><text:span text:style-name="T53">s</text:span><text:span text:style-name="T52">tr</text:span><text:span text:style-name="T42">Ins</text:span><text:span text:style-name="T41">(</text:span><text:span text:style-name="T62">startInd</text:span><text:span text:style-name="T41">)</text:span></text:p>
      <text:p text:style-name="P171"><text:span text:style-name="T88"><text:s text:c="2"/></text:span><text:span text:style-name="T41">Example <text:s text:c="2"/>[i1,i2,i3</text:span><text:span text:style-name="T124">]</text:span><text:span text:style-name="T41">.</text:span><text:span text:style-name="T59">%</text:span><text:span text:style-name="T106">s</text:span><text:span text:style-name="T105">tr</text:span><text:span text:style-name="T94">Ins</text:span><text:span text:style-name="T41">(7)=[j1,j2]</text:span></text:p>
      <text:p text:style-name="P171"><text:span text:style-name="T41"><text:s text:c="4"/></text:span><text:span text:style-name="T135">or</text:span><text:span text:style-name="T41"> <text:s text:c="9"/></text:span><text:span text:style-name="T126">$2=[i1,i2,i3].</text:span><text:span text:style-name="T99">%</text:span><text:span text:style-name="T106">s</text:span><text:span text:style-name="T107">tr</text:span><text:span text:style-name="T99">InsStr</text:span><text:span text:style-name="T125">(</text:span><text:span text:style-name="T126">7,[j1,j2])</text:span></text:p>
      <text:p text:style-name="P149"><text:span text:style-name="T41">5. Replace characters <text:s/>in the </text:span><text:span text:style-name="T62">Count</text:span><text:span text:style-name="T41"> string:</text:span></text:p>
      <text:p text:style-name="P177"><text:span text:style-name="T88"><text:s text:c="2"/></text:span><text:span text:style-name="T92">refData</text:span><text:span text:style-name="T88">.%</text:span><text:span text:style-name="T53">s</text:span><text:span text:style-name="T52">tr</text:span><text:span text:style-name="T42">Set</text:span><text:span text:style-name="T41">( </text:span><text:span text:style-name="T62">startInd </text:span><text:span text:style-name="T73">&lt;</text:span><text:span text:style-name="T62">,Count</text:span><text:span text:style-name="T73">&gt;</text:span><text:span text:style-name="T41"> <text:s/>)</text:span></text:p>
      <text:p text:style-name="P171"><text:span text:style-name="T88"><text:s text:c="2"/></text:span><text:span text:style-name="T41">Example <text:s text:c="2"/>[i1,i2,i3].</text:span><text:span text:style-name="T42">%</text:span><text:span text:style-name="T53">s</text:span><text:span text:style-name="T52">tr</text:span><text:span text:style-name="T42">Set</text:span><text:span text:style-name="T41">(4,3)=</text:span><text:span text:style-name="T124">[</text:span><text:span text:style-name="T41">j1,j2]</text:span></text:p>
      <text:p text:style-name="P149"><text:span text:style-name="T41">6. Delete from </text:span><text:span text:style-name="T62">Count </text:span><text:span text:style-name="T41">array characters beginning with character with Index </text:span><text:span text:style-name="T62">startInd</text:span></text:p>
      <text:p text:style-name="P177"><text:span text:style-name="T88"><text:s text:c="2"/></text:span><text:span text:style-name="T92">refData</text:span><text:span text:style-name="T88">.</text:span><text:span text:style-name="T52">%</text:span><text:span text:style-name="T53">s</text:span><text:span text:style-name="T52">tr</text:span><text:span text:style-name="T42">Del</text:span><text:span text:style-name="T41">( </text:span><text:span text:style-name="T62">startInd &lt;,Count&gt;</text:span><text:span text:style-name="T41"> <text:s/>)</text:span></text:p>
      <text:p text:style-name="P162"><text:span text:style-name="T88"><text:s text:c="2"/></text:span><text:span text:style-name="T41">Example: </text:span></text:p>
      <text:p text:style-name="P72">[j1,j2]=[i1,i2,i3].<text:span text:style-name="T5">%</text:span><text:span text:style-name="T38">s</text:span><text:span text:style-name="T37">tr</text:span><text:span text:style-name="T5">Del</text:span>(5,2)</text:p>
      <text:p text:style-name="P16"><text:bookmark-end text:name="__DdeLink__2500_32060980"/>7. Find <text:s/>substring beginning with character with Index <text:s/><text:span text:style-name="T157">startInd</text:span> if <text:s/><text:span text:style-name="T157">startInd</text:span> is not assigned then search should be started with start of the string</text:p>
      <text:p text:style-name="P177"><text:soft-page-break/><text:span text:style-name="T88"><text:s text:c="2"/></text:span><text:span text:style-name="T92">refData</text:span><text:span text:style-name="T88">.</text:span><text:span text:style-name="T52">%</text:span><text:span text:style-name="T53">s</text:span><text:span text:style-name="T52">tr</text:span><text:bookmark-start text:name="__DdeLink__10374_1178641535"/><text:span text:style-name="T42">Find</text:span><text:bookmark-end text:name="__DdeLink__10374_1178641535"/><text:span text:style-name="T41">(</text:span><text:span text:style-name="T62"> subStr&lt;,startInd&gt; </text:span><text:span text:style-name="T41">)</text:span></text:p>
      <text:p text:style-name="P134">Result: the desired position of the first character.</text:p>
      <text:p text:style-name="P171"><text:span text:style-name="T88"><text:s text:c="2"/></text:span><text:span text:style-name="T41">Example: <text:s/>[j1,j2]=[i1,i2,i3].</text:span><text:span text:style-name="T42">%</text:span><text:span text:style-name="T53">s</text:span><text:span text:style-name="T52">tr</text:span><text:span text:style-name="T42">Find</text:span><text:span text:style-name="T41">(ABC,2)</text:span></text:p>
      <text:p text:style-name="P16">8.In the string, the charSource characters should be replaced with the charRepl characters only 1 entry if charRepl is not specified, then the charSource characters should be removed from the string:</text:p>
      <text:p text:style-name="P192"><text:span text:style-name="T88"><text:s text:c="2"/></text:span><text:span text:style-name="T92">refData</text:span><text:span text:style-name="T88">.</text:span><text:span text:style-name="T52">%</text:span><text:span text:style-name="T53">s</text:span><text:span text:style-name="T52">tr</text:span><text:span text:style-name="T42">Repl</text:span><text:span text:style-name="T41">(</text:span><text:span text:style-name="T62">charSource&lt;,charRepl&gt;</text:span><text:span text:style-name="T41"> )</text:span></text:p>
      <text:p text:style-name="P124">Example:</text:p>
      <text:p text:style-name="P125"><text:s/>[j1,j2]=[i1,i2,i3].<text:span text:style-name="T5">%</text:span><text:span text:style-name="T38">s</text:span><text:span text:style-name="T37">tr</text:span><text:bookmark-start text:name="__DdeLink__4973_3904465012"/><text:span text:style-name="T5">Repl</text:span><text:bookmark-end text:name="__DdeLink__4973_3904465012"/> (ABC,123)</text:p>
      <text:p text:style-name="P130">9. In the string, all charSource characters should be replaced with charRepl characters all occurrences if charRepl is not specified, then all charSource characters should be deleted from:</text:p>
      <text:p text:style-name="P177"><text:span text:style-name="T117"><text:s text:c="2"/></text:span><text:span text:style-name="T118">refData</text:span><text:span text:style-name="T117">.</text:span><text:span text:style-name="T56">%</text:span><text:span text:style-name="T57">str</text:span><text:bookmark-start text:name="__DdeLink__10378_11786415351"/><text:bookmark-start text:name="__DdeLink__5304_17034554181"/><text:bookmark-start text:name="__DdeLink__4973_39044650122"/><text:span text:style-name="T56">Repl</text:span><text:bookmark-end text:name="__DdeLink__10378_11786415351"/><text:bookmark-end text:name="__DdeLink__5304_17034554181"/><text:bookmark-end text:name="__DdeLink__4973_39044650122"/><text:span text:style-name="T58">ALL</text:span><text:span text:style-name="T114">(</text:span><text:span text:style-name="T81">charSource&lt;,charRepl&gt;</text:span><text:span text:style-name="T114"> )</text:span></text:p>
      <text:p text:style-name="P126">Example:</text:p>
      <text:p text:style-name="P126"><text:s/>[j1,j2]=[i1,i2,i3].<text:span text:style-name="T5">% </text:span><text:span text:style-name="T39">str</text:span><text:bookmark-start text:name="__DdeLink__10378_117864153511"/><text:bookmark-start text:name="__DdeLink__5304_170345541811"/><text:bookmark-start text:name="__DdeLink__4973_39044650123"/><text:span text:style-name="T5">Repl</text:span><text:bookmark-end text:name="__DdeLink__10378_117864153511"/><text:bookmark-end text:name="__DdeLink__5304_170345541811"/><text:bookmark-end text:name="__DdeLink__4973_39044650123"/><text:span text:style-name="T16">ALL</text:span> (ABC,123)</text:p>
      <text:p text:style-name="P126"/>
      <text:p text:style-name="P128">10. Replace characters in charSource charStr line on symbols charRepl.</text:p>
      <text:p text:style-name="P128">   refData.<text:span text:style-name="T5">%strUpDate</text:span>(charStr, charSource &lt;, charRepl&gt;)</text:p>
      <text:p text:style-name="P129">Example:</text:p>
      <text:p text:style-name="P128"><text:s/>[j1,j2]=[i1,i2,i3].<text:span text:style-name="T5">%strUpDate</text:span>( ABCDгщы,Bcг,bcГ)</text:p>
      <text:p text:style-name="P128">Result: AbcDГщы</text:p>
      <text:h text:style-name="Heading_20_3" text:outline-level="3"><text:bookmark-start text:name="__RefHeading___Toc13399_974157422"/>Actions on string field.<text:bookmark-end text:name="__RefHeading___Toc13399_974157422"/></text:h>
      <text:p text:style-name="P58">If <text:s text:c="2"/><text:span text:style-name="T157">Count</text:span> is not set then it should be considered as equal to 1.</text:p>
      <text:p text:style-name="P16"><text:tab/></text:p>
      <text:p text:style-name="P16">1. Get <text:span text:style-name="T157">Count</text:span> string fields starting with <text:span text:style-name="T157">startInd</text:span> field, if <text:s/><text:span text:style-name="T157">Count</text:span> is not set then it should be considered that <text:span text:style-name="T157">Count</text:span>=1:</text:p>
      <text:p text:style-name="P177"><text:span text:style-name="T88"><text:s text:c="2"/></text:span><text:span text:style-name="T92">refData</text:span><text:span text:style-name="T88">.</text:span><text:span text:style-name="T52">%</text:span><text:span text:style-name="T54">f</text:span><text:span text:style-name="T52">ield</text:span><text:span text:style-name="T42">Get</text:span><text:bookmark text:name="__DdeLink__2503_320609801"/><text:bookmark text:name="__DdeLink__2509_320609801"/><text:span text:style-name="T41">(</text:span><text:span text:style-name="T62">delimiter,startInd &lt;,Count&gt; </text:span><text:span text:style-name="T41">)</text:span></text:p>
      <text:p text:style-name="P162"><text:span text:style-name="T88"><text:s text:c="2"/></text:span><text:span text:style-name="T41">Example</text:span></text:p>
      <text:p text:style-name="P72"><text:s/>[j1,j2]=[i1,i2,i3].<text:span text:style-name="T5">%</text:span><text:span text:style-name="T39">f</text:span><text:span text:style-name="T37">ield</text:span><text:span text:style-name="T5">Get</text:span>(',',5,3)</text:p>
      <text:p text:style-name="P16">2. Add field to the string</text:p>
      <text:p text:style-name="P177"><text:span text:style-name="T88"><text:s text:c="2"/></text:span><text:span text:style-name="T92">refData</text:span><text:span text:style-name="T88">.</text:span><text:span text:style-name="T52">%</text:span><text:span text:style-name="T54">f</text:span><text:span text:style-name="T52">ield</text:span><text:span text:style-name="T42">Push</text:span><text:span text:style-name="T41">(</text:span><text:span text:style-name="T62">delimiter</text:span><text:span text:style-name="T41">)</text:span></text:p>
      <text:p text:style-name="P162"><text:span text:style-name="T88"><text:s text:c="2"/></text:span><text:span text:style-name="T41">Example</text:span></text:p>
      <text:p text:style-name="P72"><text:s/>[i1,i2,i3].<text:span text:style-name="T5">%</text:span><text:span text:style-name="T39">f</text:span><text:span text:style-name="T37">ield</text:span><text:span text:style-name="T5">Push</text:span>('.')=[j1,j2]</text:p>
      <text:p text:style-name="P16">3. Take from string node of the <text:span text:style-name="T157">Count</text:span> fields if <text:s/><text:span text:style-name="T157">Count</text:span> is not set then it should be considered that Count=1</text:p>
      <text:p text:style-name="P177"><text:span text:style-name="T88"><text:s text:c="2"/></text:span><text:span text:style-name="T92">refData</text:span><text:span text:style-name="T88">.</text:span><text:span text:style-name="T52">%</text:span><text:span text:style-name="T54">f</text:span><text:span text:style-name="T52">ield</text:span><text:span text:style-name="T42">Pop</text:span><text:span text:style-name="T41">( </text:span><text:span text:style-name="T62">delimiter&lt;,Count&gt; </text:span><text:span text:style-name="T41"><text:s/>)</text:span></text:p>
      <text:p text:style-name="P162"><text:span text:style-name="T88"><text:s text:c="2"/></text:span><text:span text:style-name="T41">example</text:span></text:p>
      <text:p text:style-name="P72"><text:s/>[j1,j2]=[i1,i2,i3].<text:span text:style-name="T5">%</text:span><text:span text:style-name="T39">f</text:span><text:span text:style-name="T37">ield</text:span><text:span text:style-name="T5">Pop</text:span>('.',2)</text:p>
      <text:p text:style-name="P72">If the string to be added is not specified, then only a separator is added.</text:p>
      <text:p text:style-name="P72">  For example:</text:p>
      <text:p text:style-name="P72">  [i1, i2, i3].% fieldPush ('.')</text:p>
      <text:p text:style-name="P16">4. Insert into the field string</text:p>
      <text:p text:style-name="P177"><text:span text:style-name="T88"><text:s text:c="2"/></text:span><text:span text:style-name="T92">refData</text:span><text:span text:style-name="T88">.</text:span><text:span text:style-name="T52">%</text:span><text:span text:style-name="T54">f</text:span><text:span text:style-name="T52">ield</text:span><text:span text:style-name="T42">Ins</text:span><text:span text:style-name="T41">(delimiter,startInd]</text:span></text:p>
      <text:p text:style-name="P162"><text:span text:style-name="T88"><text:s text:c="2"/></text:span><text:span text:style-name="T41">Example</text:span></text:p>
      <text:p text:style-name="P72"><text:s text:c="3"/>[i1,i2,i3].<text:span text:style-name="T5">%</text:span><text:span text:style-name="T39">f</text:span><text:span text:style-name="T37">ield</text:span><text:span text:style-name="T5">Ins</text:span>('/',7)=[<text:span text:style-name="T221">j0</text:span>,j1,j2]</text:p>
      <text:p text:style-name="P16">5. Replace in the <text:s/>string <text:s/><text:span text:style-name="T157">Count</text:span> fields beginning with <text:span text:style-name="T157">startInd</text:span> field</text:p>
      <text:p text:style-name="P177"><text:span text:style-name="T88"><text:s text:c="2"/></text:span><text:span text:style-name="T92">refData</text:span><text:span text:style-name="T88">.</text:span><text:span text:style-name="T52">%</text:span><text:span text:style-name="T54">f</text:span><text:span text:style-name="T52">ield</text:span><text:span text:style-name="T42">Set</text:span><text:span text:style-name="T41">( </text:span><text:span text:style-name="T62">delimiter,startInd ,Count </text:span><text:span text:style-name="T41"><text:s/>)</text:span></text:p>
      <text:p text:style-name="P162"><text:span text:style-name="T88"><text:s text:c="2"/></text:span><text:span text:style-name="T90">E</text:span><text:span text:style-name="T41">xample</text:span></text:p>
      <text:p text:style-name="P72"><text:s text:c="3"/>[i1,i2,i3].<text:span text:style-name="T5">%</text:span><text:span text:style-name="T39">f</text:span><text:span text:style-name="T37">ield</text:span><text:span text:style-name="T5">Set</text:span>('-',4,3)=[j1,j2<text:span text:style-name="T221">]</text:span></text:p>
      <text:p text:style-name="P16">6. Remove in string <text:span text:style-name="T157">Count </text:span>fields beginning with <text:span text:style-name="T157">startInd</text:span> field</text:p>
      <text:p text:style-name="P177"><text:span text:style-name="T88"><text:s text:c="2"/></text:span><text:span text:style-name="T92">refData</text:span><text:span text:style-name="T88">.</text:span><text:span text:style-name="T52">%</text:span><text:span text:style-name="T54">f</text:span><text:span text:style-name="T52">ield</text:span><text:span text:style-name="T42">Del</text:span><text:span text:style-name="T41">( </text:span><text:span text:style-name="T62">delimiter,startInd &lt;,Count&gt;</text:span><text:span text:style-name="T41"> <text:s/>)</text:span></text:p>
      <text:p text:style-name="P57">Example</text:p>
      <text:p text:style-name="P72"><text:s text:c="3"/>[j1,j2]=[i1,i2,i3].<text:span text:style-name="T5">%</text:span><text:span text:style-name="T39">f</text:span><text:span text:style-name="T37">ield</text:span><text:span text:style-name="T5">Del</text:span>('-',5,2)</text:p>
      <text:p text:style-name="P102"><text:soft-page-break/>7. Determine the number of fields in a string.</text:p>
      <text:p text:style-name="P102"><text:s/>RefData.<text:span text:style-name="T5">%fieldCount</text:span>(delimiter)</text:p>
      <text:p text:style-name="P103">Example</text:p>
      <text:p text:style-name="P102"><text:s text:c="3"/>[j1,j2]=[i1,i2,i3].<text:span text:style-name="T5">%fieldCount</text:span>('-')</text:p>
      <text:h text:style-name="Heading_20_3" text:outline-level="3"><text:bookmark-start text:name="__RefHeading___Toc13401_974157422"/>Actions on lists.<text:bookmark-end text:name="__RefHeading___Toc13401_974157422"/></text:h>
      <text:p text:style-name="P149"><text:span text:style-name="T41">1. Get </text:span><text:span text:style-name="T62">Count</text:span><text:span text:style-name="T41"> Elements of the list </text:span><text:span text:style-name="T114">starting with </text:span><text:span text:style-name="T41"><text:s/></text:span><text:span text:style-name="T62">startInd</text:span></text:p>
      <text:p text:style-name="P177"><text:span text:style-name="T88"><text:s text:c="2"/></text:span><text:span text:style-name="T92">refData</text:span><text:span text:style-name="T88">.</text:span><text:span text:style-name="T52">%</text:span><text:span text:style-name="T54">l</text:span><text:span text:style-name="T52">ist</text:span><text:span text:style-name="T42">Get</text:span><text:span text:style-name="T41">(</text:span><text:span text:style-name="T62">startInd &lt;,Count&gt; </text:span><text:span text:style-name="T74">)</text:span></text:p>
      <text:p text:style-name="P72">example <text:s text:c="2"/>[j1,j2]=[i1,i2,i3].<text:span text:style-name="T5">%</text:span><text:span text:style-name="T39">l</text:span><text:span text:style-name="T37">ist</text:span><text:span text:style-name="T5">Get</text:span>(5,3<text:span text:style-name="T243">)</text:span></text:p>
      <text:p text:style-name="P72"/>
      <text:p text:style-name="P59">2. add to the list another list</text:p>
      <text:p text:style-name="P177"><text:span text:style-name="T88"><text:s text:c="2"/></text:span><text:span text:style-name="T92">refData</text:span><text:span text:style-name="T88">.</text:span><text:span text:style-name="T52">%</text:span><text:span text:style-name="T54">l</text:span><text:span text:style-name="T52">ist</text:span><text:span text:style-name="T42">Push</text:span><text:span text:style-name="T123">()</text:span></text:p>
      <text:p text:style-name="P177"><text:span text:style-name="T88"><text:s text:c="2"/></text:span><text:span text:style-name="T92">refData</text:span><text:span text:style-name="T88">.</text:span><text:span text:style-name="T52">%</text:span><text:span text:style-name="T54">l</text:span><text:span text:style-name="T52">ist</text:span><text:span text:style-name="T42">Push</text:span></text:p>
      <text:p text:style-name="P59">Example</text:p>
      <text:p text:style-name="P72"><text:s text:c="3"/>[i1,i2,i3].<text:span text:style-name="T5">%</text:span><text:span text:style-name="T39">l</text:span><text:span text:style-name="T37">ist</text:span><text:span text:style-name="T5">Push</text:span><text:span text:style-name="T220">()</text:span>=[j1,j2]</text:p>
      <text:p text:style-name="P72"><text:s text:c="3"/>[i1,i2,i3].<text:span text:style-name="T5">%</text:span><text:span text:style-name="T39">l</text:span><text:span text:style-name="T37">ist</text:span><text:span text:style-name="T5">Push</text:span>=[j1,j2]</text:p>
      <text:p text:style-name="P72"/>
      <text:p text:style-name="P16">3. Take from the <text:span text:style-name="T157">Count</text:span> list node elements of the list</text:p>
      <text:p text:style-name="P177"><text:span text:style-name="T88"><text:s text:c="2"/></text:span><text:span text:style-name="T92">refData</text:span><text:span text:style-name="T88">.</text:span><text:span text:style-name="T52">%</text:span><text:span text:style-name="T54">l</text:span><text:span text:style-name="T52">ist</text:span><text:span text:style-name="T42">Pop</text:span><text:span text:style-name="T41">(</text:span><text:span text:style-name="T62">Count</text:span><text:span text:style-name="T74">)</text:span></text:p>
      <text:p text:style-name="P171"><text:span text:style-name="T88"><text:s text:c="2"/></text:span><text:span text:style-name="T41">Example [j1,j2]=[i1,i2,i3].</text:span><text:span text:style-name="T42">%</text:span><text:span text:style-name="T54">l</text:span><text:span text:style-name="T52">ist</text:span><text:span text:style-name="T42">Pop</text:span><text:span text:style-name="T41">(2</text:span><text:span text:style-name="T128">)</text:span></text:p>
      <text:p text:style-name="P105"/>
      <text:p text:style-name="P149"><text:span text:style-name="T41">4. insert into the list instead </text:span><text:span text:style-name="T62">startInd </text:span><text:span text:style-name="T41">element another list</text:span></text:p>
      <text:p text:style-name="P177"><text:span text:style-name="T88"><text:s text:c="2"/></text:span><text:span text:style-name="T92">refData</text:span><text:span text:style-name="T88">.</text:span><text:span text:style-name="T52">%</text:span><text:span text:style-name="T54">l</text:span><text:span text:style-name="T52">ist</text:span><text:span text:style-name="T42">Ins</text:span><text:span text:style-name="T41">(</text:span><text:span text:style-name="T62">startInd</text:span><text:span text:style-name="T149">)</text:span></text:p>
      <text:p text:style-name="P57"><text:span text:style-name="T210">E</text:span>xample</text:p>
      <text:p text:style-name="P72"><text:s text:c="3"/>[i1,i2,i3].<text:span text:style-name="T5">%</text:span><text:span text:style-name="T39">l</text:span><text:span text:style-name="T37">ist</text:span><text:span text:style-name="T5">Ins</text:span>(7<text:span text:style-name="T236">)</text:span>=[j1,j2]</text:p>
      <text:p text:style-name="P72"/>
      <text:p text:style-name="P16">5. replace in the list <text:span text:style-name="T157">Count </text:span>elements starting from <text:span text:style-name="T157">startInd</text:span> element</text:p>
      <text:p text:style-name="P177"><text:span text:style-name="T88"><text:s text:c="2"/></text:span><text:span text:style-name="T92">refData</text:span><text:span text:style-name="T88">.</text:span><text:span text:style-name="T52">%</text:span><text:span text:style-name="T54">l</text:span><text:span text:style-name="T52">ist</text:span><text:span text:style-name="T42">Set</text:span><text:span text:style-name="T41">(</text:span><text:span text:style-name="T62"> startInd &lt;,Count&gt;</text:span><text:span text:style-name="T41"> <text:s/></text:span><text:span text:style-name="T128">)</text:span></text:p>
      <text:p text:style-name="P162"><text:span text:style-name="T88"><text:s text:c="2"/></text:span><text:span text:style-name="T90">E</text:span><text:span text:style-name="T41">xample</text:span></text:p>
      <text:p text:style-name="P72"><text:s/>[i1,i2,i3].<text:span text:style-name="T5">%</text:span><text:span text:style-name="T39">l</text:span><text:span text:style-name="T37">ist</text:span><text:span text:style-name="T5">Set</text:span>(4,3<text:span text:style-name="T236">)</text:span>=[j1,j2]</text:p>
      <text:p text:style-name="P72"/>
      <text:p text:style-name="P16">6. remove from the list <text:s/><text:span text:style-name="T157">Count</text:span> <text:s/>elements starting from <text:s/><text:span text:style-name="T157">startInd</text:span> element</text:p>
      <text:p text:style-name="P177"><text:span text:style-name="T88"><text:s text:c="2"/></text:span><text:span text:style-name="T92">refData</text:span><text:span text:style-name="T88">.</text:span><text:span text:style-name="T52">%</text:span><text:span text:style-name="T54">l</text:span><text:span text:style-name="T52">ist</text:span><text:span text:style-name="T42">Del</text:span><text:span text:style-name="T41">(</text:span><text:span text:style-name="T62"> startInd &lt;,Count&gt; <text:s/></text:span><text:span text:style-name="T128">)</text:span></text:p>
      <text:p text:style-name="P162"><text:span text:style-name="T88"><text:s text:c="2"/></text:span><text:span text:style-name="T41">Example</text:span></text:p>
      <text:p text:style-name="P72"><text:s text:c="4"/>[j1,j2]=[i1,i2,i3].<text:span text:style-name="T5">%</text:span><text:span text:style-name="T39">l</text:span><text:span text:style-name="T37">ist</text:span><text:span text:style-name="T5">Del</text:span>(5,2<text:span text:style-name="T236">)</text:span></text:p>
      <text:p text:style-name="P104">7. Determine the number of items in the list.</text:p>
      <text:p text:style-name="P104"><text:s/>RefData.<text:span text:style-name="T5">%listCount</text:span></text:p>
      <text:p text:style-name="P183"><text:span text:style-name="T88"><text:s text:c="2"/></text:span><text:span text:style-name="T41">Example</text:span></text:p>
      <text:p text:style-name="P184"><text:span text:style-name="T41"><text:s/>[j1,j2]=[i1,i2,i3].</text:span><text:span text:style-name="T47">%listCount</text:span></text:p>
      <text:p text:style-name="P11"/>
      <text:h text:style-name="Heading_20_3" text:outline-level="3"><text:bookmark-start text:name="__RefHeading___Toc13148_1183306038"/>Actions on the data array.<text:bookmark-end text:name="__RefHeading___Toc13148_1183306038"/></text:h>
      <text:p text:style-name="P96">1. Add an additional element to the array.</text:p>
      <text:p text:style-name="P96"><text:s text:c="2"/>RefArr.<text:span text:style-name="T5">%arrPush</text:span></text:p>
      <text:p text:style-name="P96"><text:s/>eg</text:p>
      <text:p text:style-name="P138"><text:s text:c="3"/><text:span text:style-name="T285">Set m$</text:span>.<text:span text:style-name="T5">%</text:span><text:span text:style-name="T40">arr</text:span><text:span text:style-name="T5">Push</text:span>=<text:span text:style-name="T286">ABC</text:span></text:p>
      <text:p text:style-name="P138"><text:s text:c="3"/><text:span text:style-name="T285">Set m$</text:span>.<text:span text:style-name="T5">%</text:span><text:span text:style-name="T40">arr</text:span><text:span text:style-name="T5">Push</text:span><text:span text:style-name="T35">(</text:span><text:bookmark-start text:name="__DdeLink__17321_1375532934"/><text:span text:style-name="T286">ABC,RT,125</text:span><text:bookmark-end text:name="__DdeLink__17321_1375532934"/><text:span text:style-name="T286">)</text:span></text:p>
      <text:p text:style-name="P138"><text:bookmark-start text:name="__DdeLink__24344_1375532934"/><text:s text:c="3"/><text:span text:style-name="T285">Set $1=m$</text:span>.<text:span text:style-name="T5">%</text:span><text:span text:style-name="T40">arr</text:span><text:span text:style-name="T5">Push</text:span><text:span text:style-name="T35">(</text:span><text:bookmark-start text:name="__DdeLink__17321_13755329341"/><text:span text:style-name="T286">ABC,RT</text:span><text:bookmark-end text:name="__DdeLink__17321_13755329341"/><text:span text:style-name="T286">)</text:span></text:p>
      <text:p text:style-name="P101"><text:bookmark-end text:name="__DdeLink__24344_1375532934"/><text:s text:c="2"/>RefArr - is a shortcut to an array.</text:p>
      <text:p text:style-name="P101"><text:span text:style-name="T3"><text:s text:c="2"/>ABC,RT,125 – added items</text:span><text:span text:style-name="T4">.</text:span></text:p>
      <text:p text:style-name="P96">2. Remove the element from the top of the array</text:p>
      <text:p text:style-name="P96"><text:s text:c="2"/>RefArr.<text:span text:style-name="T5">%arrPop</text:span></text:p>
      <text:p text:style-name="P96"><text:soft-page-break/><text:s/>eg</text:p>
      <text:p text:style-name="P96"><text:s text:c="2"/>[J1, j2] = m$.<text:span text:style-name="T5">%arrPop</text:span></text:p>
      <text:p text:style-name="P96"><text:s/>Or remove from the top element</text:p>
      <text:p text:style-name="P96"><text:s text:c="2"/>m$.<text:span text:style-name="T5">%arrPop</text:span> </text:p>
      <text:h text:style-name="P236" text:outline-level="1"><text:bookmark-start text:name="__RefHeading___Toc16368_770475023"/>13. Vectors.<text:bookmark-end text:name="__RefHeading___Toc16368_770475023"/></text:h>
      <text:p text:style-name="P96">The data can be stored integer vectors. The number of components of the vector depends on the dimension of the component.</text:p>
      <text:p text:style-name="P96">The dimension of the vector components can be 64 bits, 32 bits, 16 bits and 8 bits. Accordingly, the dimension of these vectors will be 2, 5, 11 and 22. The vectors can be either signed or unsigned. Counting coordinates of the vector is from 0.</text:p>
      <text:h text:style-name="P242" text:outline-level="2" text:is-list-header="true"><text:bookmark-start text:name="__RefHeading___Toc16370_770475023"/>64 bit vectors.<text:bookmark-end text:name="__RefHeading___Toc16370_770475023"/></text:h>
      <text:p text:style-name="P96">Appeal to the sign component of the vector:</text:p>
      <text:p text:style-name="P97"><text:span text:style-name="T2"><text:s/>refData</text:span>.<text:span text:style-name="T5">%</text:span><text:span text:style-name="T32">v</text:span><text:span text:style-name="T5">64</text:span>(n);</text:p>
      <text:p text:style-name="P96">n is the number of coordinates of the vector.</text:p>
      <text:p text:style-name="P96">Appeal to unsigned vector component:</text:p>
      <text:p text:style-name="P97"><text:span text:style-name="T2"><text:s/>refData</text:span>.<text:span text:style-name="T5">%</text:span><text:span text:style-name="T32">v</text:span><text:span text:style-name="T5">u64</text:span>(n);</text:p>
      <text:p text:style-name="P97">n is the number of coordinates of the vector.</text:p>
      <text:p text:style-name="P97">The dimension of the vector is 2.</text:p>
      <text:h text:style-name="P242" text:outline-level="2" text:is-list-header="true"><text:bookmark-start text:name="__RefHeading___Toc16372_770475023"/>32 bit vectors.<text:bookmark-end text:name="__RefHeading___Toc16372_770475023"/></text:h>
      <text:p text:style-name="P96">Appeal to the sign component of the vector:</text:p>
      <text:p text:style-name="P97"><text:span text:style-name="T2"><text:s/>refData</text:span>.<text:span text:style-name="T5">%</text:span><text:span text:style-name="T32">v</text:span><text:span text:style-name="T5">32</text:span>(n);</text:p>
      <text:p text:style-name="P97">n is the number of coordinates of the vector.</text:p>
      <text:p text:style-name="P97">Appeal to unsigned vector component:</text:p>
      <text:p text:style-name="P97"><text:span text:style-name="T2"><text:s/>refData</text:span>.<text:span text:style-name="T5">%</text:span><text:span text:style-name="T32">v</text:span><text:span text:style-name="T5">u32</text:span>(n);</text:p>
      <text:p text:style-name="P97">n is the number of coordinates of the vector.</text:p>
      <text:p text:style-name="P97">The dimension of the vector is 5.</text:p>
      <text:h text:style-name="P242" text:outline-level="2" text:is-list-header="true"><text:bookmark-start text:name="__RefHeading___Toc16374_770475023"/>16 bit vectors.<text:bookmark-end text:name="__RefHeading___Toc16374_770475023"/></text:h>
      <text:p text:style-name="P96">Appeal to the sign component of the vector:</text:p>
      <text:p text:style-name="P97"><text:span text:style-name="T2"><text:s/>refData</text:span>.<text:span text:style-name="T5">%</text:span><text:span text:style-name="T32">v</text:span><text:span text:style-name="T5">16</text:span>(n);</text:p>
      <text:p text:style-name="P97">n is the number of coordinates of the vector.</text:p>
      <text:p text:style-name="P97">Appeal to unsigned vector component:</text:p>
      <text:p text:style-name="P97"><text:span text:style-name="T2"><text:s/>refData</text:span>.<text:span text:style-name="T5">%</text:span><text:span text:style-name="T32">v</text:span><text:span text:style-name="T5">u16</text:span>(n);</text:p>
      <text:p text:style-name="P97">n is the number of coordinates of the vector.</text:p>
      <text:p text:style-name="P97">The dimension of the vector is 11.</text:p>
      <text:h text:style-name="P242" text:outline-level="2" text:is-list-header="true"><text:bookmark-start text:name="__RefHeading___Toc16376_770475023"/>8 bit vectors.<text:bookmark-end text:name="__RefHeading___Toc16376_770475023"/></text:h>
      <text:p text:style-name="P96">Appeal to the sign component of the vector:</text:p>
      <text:p text:style-name="P97"><text:span text:style-name="T2"><text:s/>refData</text:span>.<text:span text:style-name="T5">%</text:span><text:span text:style-name="T32">v</text:span><text:span text:style-name="T5">8</text:span>(n);</text:p>
      <text:p text:style-name="P97">n is the number of coordinates of the vector.</text:p>
      <text:p text:style-name="P97">Appeal to unsigned vector component:</text:p>
      <text:p text:style-name="P97"><text:span text:style-name="T2"><text:s/>refData</text:span>.<text:span text:style-name="T5">%</text:span><text:span text:style-name="T32">v</text:span><text:span text:style-name="T5">u8</text:span>(n);</text:p>
      <text:p text:style-name="P97">n is the number of coordinates of the vector.</text:p>
      <text:p text:style-name="P97">The dimension of the vector is 22.</text:p>
      <text:h text:style-name="P236" text:outline-level="1" text:is-list-header="true"><text:bookmark-start text:name="__RefHeading___Toc16004_2003089098"/><text:soft-page-break/><text:span text:style-name="T281">14. </text:span>Functions library Win.<text:bookmark-end text:name="__RefHeading___Toc16004_2003089098"/></text:h>
      <text:p text:style-name="Text_20_body"><text:span text:style-name="T249">The </text:span><text:span text:style-name="T5">Win</text:span><text:span text:style-name="T249"> Library allows you to create and manipulate the visual components of windows. This library is based on GTK + 3.0 and is closely connected with it. The properties of the </text:span><text:span text:style-name="T5">Win</text:span><text:span text:style-name="T249"> library objects basically correspond to the GTK library's Widget properties.</text:span></text:p>
      <text:p text:style-name="P96">The <text:span text:style-name="T5">Win</text:span> library must be initialized before use by the function:</text:p>
      <text:p text:style-name="P14">%winInit()</text:p>
      <text:p text:style-name="P96">After using the library resources should be released function:</text:p>
      <text:p text:style-name="P14">%winFree()</text:p>
      <text:p text:style-name="P96">The remaining functions are called between them.</text:p>
      <text:p text:style-name="P96">Function:</text:p>
      <text:p text:style-name="P15"><text:s text:c="2"/><text:span text:style-name="T283"><text:s/>%winNew(</text:span><text:span text:style-name="T188">type,</text:span><text:bookmark-start text:name="__DdeLink__16757_3610478699"/><text:span text:style-name="T187">nameObj</text:span><text:bookmark-end text:name="__DdeLink__16757_3610478699"/><text:span text:style-name="T189">&lt;</text:span><text:span text:style-name="T187">,</text:span><text:bookmark-start text:name="__DdeLink__9931_3610478699"/><text:span text:style-name="T187">nameParent</text:span><text:bookmark-end text:name="__DdeLink__9931_3610478699"/><text:span text:style-name="T190">,Arg...&gt;</text:span><text:span text:style-name="T283">)</text:span></text:p>
      <text:p text:style-name="P96">Creates an object and places it in a hierarchy of visual objects.</text:p>
      <text:p text:style-name="P100"><text:span text:style-name="T157">type</text:span> - the type of the object being created,</text:p>
      <text:p text:style-name="P96"><text:span text:style-name="T157">nameObj</text:span> - the name of the new object,</text:p>
      <text:p text:style-name="P96"><text:span text:style-name="T157">nameParent</text:span> - the name of the ancestor, may be empty if there is no ancestor,</text:p>
      <text:p text:style-name="P96"><text:span text:style-name="T157">Arg</text:span> - parameters necessary to create an object. The parameter list depends on the object being created.</text:p>
      <text:p text:style-name="P96">Function:</text:p>
      <text:p text:style-name="P99"><text:s text:c="2"/><text:span text:style-name="T5">%winSetAtr(</text:span><text:span text:style-name="T157">typeAtr,nameObj, dataSet &lt;, Arg ...&gt;</text:span><text:span text:style-name="T5">)</text:span></text:p>
      <text:p text:style-name="P96">Sets the property of the object to the dataSet value.</text:p>
      <text:p text:style-name="P99"><text:span text:style-name="T157">typeAtr</text:span> - the type of attribute to be changed,</text:p>
      <text:p text:style-name="P96"><text:span text:style-name="T157">nameObj</text:span> - the name of the object,</text:p>
      <text:p text:style-name="P96"><text:span text:style-name="T157">dataSet</text:span> is a new attribute value</text:p>
      <text:p text:style-name="P96"><text:span text:style-name="T157">Arg</text:span> - additional parameters required when changing an attribute. The parameter list depends on the object being created.</text:p>
      <text:p text:style-name="P96"/>
      <text:p text:style-name="P96">Function:</text:p>
      <text:p text:style-name="P99"><text:s text:c="2"/><text:span text:style-name="T5">%winGetAtr(</text:span><text:span text:style-name="T157">typeAtr,nameObj &lt;, Arg ...&gt;</text:span><text:span text:style-name="T5">)</text:span></text:p>
      <text:p text:style-name="P96">Read object attribute.</text:p>
      <text:p text:style-name="P99"><text:span text:style-name="T157">typeAtr</text:span> - the type of attribute to get,</text:p>
      <text:p text:style-name="P96"><text:span text:style-name="T157">nameObj</text:span> - the name of the object,</text:p>
      <text:p text:style-name="P96"><text:span text:style-name="T157">Arg</text:span> - additional parameters required to access the attribute. The parameter list depends on the object being created.</text:p>
      <text:p text:style-name="P96"/>
      <text:p text:style-name="P96">Function:</text:p>
      <text:p text:style-name="P98"><text:s text:c="2"/><text:span text:style-name="T5">%winIni</text:span><text:span text:style-name="T33">To</text:span><text:span text:style-name="T5">Atr(</text:span><text:span text:style-name="T177">typeAtr,</text:span><text:span text:style-name="T178">name</text:span><text:span text:style-name="T179">IniFile</text:span><text:span text:style-name="T180">&lt;</text:span><text:span text:style-name="T177">,</text:span><text:span text:style-name="T178">name</text:span><text:span text:style-name="T179">IniFile...</text:span><text:span text:style-name="T180">&gt;</text:span><text:span text:style-name="T5">)</text:span></text:p>
      <text:p text:style-name="P96">Reads the Ini file and for the objects listed in this file for the attribute, sets the corresponding value specified in this file.</text:p>
      <text:p text:style-name="P96">nameIniFile - the name of the Ini file</text:p>
      <text:p text:style-name="P96">typeAtr - attribute whose value is to be set.</text:p>
      <text:p text:style-name="P96"/>
      <text:p text:style-name="P96">Function:</text:p>
      <text:p text:style-name="P98"><text:s text:c="2"/><text:span text:style-name="T5">%winAtr</text:span><text:span text:style-name="T33">To</text:span><text:span text:style-name="T5">Ini(</text:span><text:span text:style-name="T177">typeAtr,</text:span><text:span text:style-name="T178">name</text:span><text:span text:style-name="T179">IniFile</text:span><text:span text:style-name="T5">)</text:span></text:p>
      <text:p text:style-name="P96">Writes to the Ini file for the objects listed in this file and the specified attribute value of the corresponding attribute of the object.</text:p>
      <text:p text:style-name="P96">nameIniFile - the name of the Ini file</text:p>
      <text:p text:style-name="P96">typeAtr - attribute whose value is to be set.</text:p>
      <text:p text:style-name="P96"/>
      <text:p text:style-name="P96">If you need to communicate with the server, then you need to open the communication channel.</text:p>
      <text:p text:style-name="P96">Function:</text:p>
      <text:p text:style-name="P96"><text:s text:c="2"/><text:span text:style-name="T5">%winOpenChannel(</text:span><text:span text:style-name="T157">iniPipe</text:span><text:span text:style-name="T5">)</text:span></text:p>
      <text:p text:style-name="P96"><text:soft-page-break/>iniPipe is a file containing channel settings.</text:p>
      <text:p text:style-name="P96">To display win components, you need to start the main application loop with the function:</text:p>
      <text:p text:style-name="P14"><text:s text:c="2"/>%winStart(<text:span text:style-name="T186">nameObj</text:span>)</text:p>
      <text:p text:style-name="P96">nameObj is the main application window.</text:p>
      <text:h text:style-name="P236" text:outline-level="1"><text:bookmark-start text:name="__RefHeading___Toc7700_1058313881"/>1<text:span text:style-name="T282">5</text:span>. <text:s/>Module structure.<text:bookmark-end text:name="__RefHeading___Toc7700_1058313881"/></text:h>
      <text:p text:style-name="P111">Module consists of <text:span text:style-name="T270">the</text:span> strings. <text:span text:style-name="T270">the</text:span> <text:span text:style-name="T270">s</text:span>tring can start from the tag. <text:s/>Then after the tag there is a colon(two spot). <text:s/>There should not be space between tag and a colon(two spot). <text:span text:style-name="T270">The c</text:span>ommands are separated from each other by semicolon';' </text:p>
      <text:h text:style-name="P236" text:outline-level="1"><text:bookmark-start text:name="__RefHeading___Toc7704_1058313881"/>1<text:span text:style-name="T282">6</text:span>. Objects.<text:bookmark-end text:name="__RefHeading___Toc7704_1058313881"/></text:h>
      <text:p text:style-name="P220">In no objects MUMPS. But the PLO received widespread. Most of the modern programming languages ​​anyway support the PLO. MSH is no exception. To make it OOP language must have to start the objects. In general, the description of the object consists of a recital and a part of the implementation. MSH does not support the declaration of variables, then the declarative part of the description of objects will not. There is a description of the object as part of MSH implementation. In MUMPS program code presented in the form of software modules. Entry points in the module are subroutines and functions. MSH in the software module and taken as a description of the object (class). Tags module is the module entry points. Entry points in this case are public get the properties of this class. Set public properties of this class will be the same as the entry point and get modified by symbol. The character "." Point is selected as such in the MSH. At properties in MSH access except get and set there is an operation Deleting Kill properties. In this case, the name of the properties modified by the prefix "..". Inheriting classes MSH is plural and implemented using <text:span text:style-name="T48">Parent</text:span> command. The classes listed in this command in the order are the ancestors of the class. During the execution of the program when accessing the property of an object description is first searched in the source module and then the modules listed in the <text:span text:style-name="T48">Parent</text:span> command in the order they appear. Earlier module position in the team gives it a higher priority. The protected properties are realized using the system property %this. Objects in MSH may be only a tree. Only primitive data types can be stored in the array.</text:p>
      <text:p text:style-name="P221">Class methods are also the entry points in a class module. Creates an object using the standard features <text:span text:style-name="T28">%</text:span><text:span text:style-name="T22">obj</text:span><text:span text:style-name="T28">New</text:span>.</text:p>
      <text:p text:style-name="P219">For example, we have a Person class with the property Age. The class module has a «Age» entry point and «.Age».</text:p>
      <text:p text:style-name="P219">The variable [1,2] create an object.</text:p>
      <text:p text:style-name="P221">. Set [1,2].<text:span text:style-name="T28">%</text:span><text:span text:style-name="T22">obj</text:span><text:span text:style-name="T28">New</text:span> = Person;</text:p>
      <text:p text:style-name="P219">Title to the property of the Person object Age at entry.</text:p>
      <text:p text:style-name="P219">Set [1,2] .Age = 50;</text:p>
      <text:p text:style-name="P219">Title to the property Age Person object in reading.</text:p>
      <text:p text:style-name="P219">The Set $<text:span text:style-name="T273">1</text:span> = [1,2] .Age;</text:p>
      <text:p text:style-name="P219">These commands compiler converts to access the Subprogramme. But this is not the only way to access the properties. and can be accessed via the method of recording to the properties Age.</text:p>
      <text:p text:style-name="P219">Do [1,2] .Age (50);</text:p>
      <text:p text:style-name="P219">The MSH unit performs a dual role. In addition to the class module, it can be interpreted as a program module. In this case, the entry points are treated as a sub-program. Suppose Person has a module ABC tag. Then it is possible to address how to program. The truth in this case, the variable <text:s/>%this will be empty.</text:p>
      <text:p text:style-name="P219"><text:soft-page-break/>Do Person.ABC (125, D, 25.6);</text:p>
      <text:p text:style-name="P219">So you can organize class methods.</text:p>
      <text:p text:style-name="P109">Modules can serve as object Type( class). <text:s/>Module name corresponds to object type and should not exceed <text:span text:style-name="T274">18</text:span> bytes. Property name by reading should be a tag in the module. Property by record <text:s/>should be the tag that is coincident with property name with prefix <text:s/>'.' .Heritance is provided by the <text:span text:style-name="T27">Parent</text:span> command. <text:s/>Any variable can become an object, to this effect it is enough to assign it to the predefined property <text:span text:style-name="T28">%</text:span><text:span text:style-name="T22">obj</text:span><text:span text:style-name="T28">New</text:span> is the name of the module type. For example there is a (module) type Org and property of this type Arg. </text:p>
      <text:p text:style-name="P149"><text:span text:style-name="T88"><text:s/></text:span><text:span text:style-name="T41">Let’s create object of this type:</text:span></text:p>
      <text:p text:style-name="P186"><text:span text:style-name="T88"><text:s/></text:span><text:span text:style-name="T41">Set [An,12]</text:span><text:span text:style-name="T137">.</text:span><text:span text:style-name="T49">%</text:span><text:span text:style-name="T50">obj</text:span><text:span text:style-name="T49">New</text:span><text:span text:style-name="T41">=Org; <text:s/>then addressing to the <text:s/>Arg property by recording and by reading:</text:span></text:p>
      <text:p text:style-name="P149"><text:span text:style-name="T88"><text:s/></text:span><text:span text:style-name="T41">[An,12].Arg=[An,12].Arg+1;</text:span></text:p>
      <text:h text:style-name="P236" text:outline-level="1"><text:bookmark-start text:name="__RefHeading___Toc15160_864688515"/>1<text:span text:style-name="T282">7</text:span>. Remarks.<text:bookmark-end text:name="__RefHeading___Toc15160_864688515"/></text:h>
      <text:p text:style-name="P191"><text:span text:style-name="T41">Commands that have no arguments may not have an end-of-command indication </text:span><text:span text:style-name="T153"><text:s/>«;»</text:span><text:span text:style-name="T41">. These commands are: </text:span><text:span text:style-name="T42">If, Else, End, Case, Break.</text:span></text:p>
      <text:h text:style-name="P236" text:outline-level="1"><text:bookmark-start text:name="__RefHeading___Toc7708_1058313881"/>1<text:span text:style-name="T282">8</text:span>. Summary.<text:bookmark-end text:name="__RefHeading___Toc7708_1058313881"/></text:h>
      <text:p text:style-name="P16">I believe that described language will serve desired purpose. Above listed great number of commands allow to implement modern concepts of programming. Availability of the task creating commands and event processing allows to simplify the process of programming. Data management in this language allows to exclude great amount of the errors by programs developing. </text:p>
      <text:p text:style-name="P213"/>
      <text:p text:style-name="P231">Author: Michael A. Sharymov. Email: misha_shar53@mail.ru</text:p>
      <text:p text:style-name="P231">When using this material reference to the source and the author is obliga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Droid Sans Fallback" svg:font-family="'Droid Sans Fallback', 'MS Mincho'" style:font-pitch="variable"/>
    <style:font-face style:name="FreeSans" svg:font-family="FreeSans, 'MS Mincho'" style:font-pitch="variable"/>
    <style:font-face style:name="Liberation Serif" svg:font-family="'Liberation Serif', 'Times New Roman'" style:font-family-generic="roman" style:font-pitch="variable"/>
    <style:font-face style:name="Tinos" svg:font-family="Tinos"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Droid Sans Fallback1"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nos" fo:font-size="12pt" fo:language="ru" fo:country="RU" style:font-name-asian="Droid Sans Fallback1"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nos" fo:font-size="12pt" fo:language="ru" fo:country="RU" style:font-name-asian="Droid Sans Fallback1"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 fo:font-family="'Liberation Serif', 'Times New Roman'" style:font-family-generic="roman" style:font-pitch="variable" fo:font-size="12pt" fo:language="ru" fo:country="RU" style:letter-kerning="true" style:font-name-asian="Droid Sans Fallback" style:font-family-asian="'Droid Sans Fallback', 'MS Mincho'" style:font-pitch-asian="variable" style:font-size-asian="12pt" style:language-asian="zh" style:country-asian="CN" style:font-name-complex="FreeSans" style:font-family-complex="FreeSans, 'MS Mincho'"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MS Mincho'" style:font-pitch-asian="variable" style:font-size-asian="14pt" style:font-name-complex="FreeSans" style:font-family-complex="FreeSans, 'MS Mincho'"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 style:font-family-complex="FreeSans,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Название_20_объекта" style:display-name="Название объекта"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MS Mincho'" style:font-pitch-complex="variable" style:font-size-complex="12pt" style:font-style-complex="italic"/>
    </style:style>
    <style:style style:name="Указатель1" style:family="paragraph" style:parent-style-name="Standard">
      <style:paragraph-properties text:number-lines="false" text:line-number="0"/>
      <style:text-properties style:font-name-complex="FreeSans" style:font-family-complex="FreeSans, 'MS Mincho'" style:font-pitch-complex="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align="center" style:justify-single-word="false" fo:text-indent="0cm" style:auto-text-indent="false" style:writing-mode="lr-tb"/>
      <style:text-properties fo:font-size="130%" fo:font-weight="bold" style:font-size-asian="130%" style:font-weight-asian="bold" style:font-size-complex="130%"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_20_indent" style:default-outline-level="2" style:class="text" style:master-page-name="">
      <loext:graphic-properties draw:fill-image-width="0cm" draw:fill-image-height="0cm"/>
      <style:paragraph-properties fo:margin-left="0.6cm" fo:margin-right="0cm" fo:margin-top="0.353cm" fo:margin-bottom="0.212cm" loext:contextual-spacing="false" fo:text-align="center" style:justify-single-word="false" fo:text-indent="0cm" style:auto-text-indent="false" style:page-number="auto">
        <style:tab-stops/>
      </style:paragraph-properties>
      <style:text-properties fo:font-size="105%" fo:font-weight="bold" fo:background-color="transparent" style:font-size-asian="115%" style:font-weight-asian="bold" style:font-size-complex="115%" style:font-weight-complex="60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align="center" style:justify-single-word="false" fo:text-indent="0cm" style:auto-text-indent="false"/>
      <style:text-properties fo:font-size="90%" fo:font-weight="normal"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Absatz-Standardschriftart" style:family="text"/>
    <style:style style:name="Основной_20_шрифт_20_абзаца" style:display-name="Основной шрифт абзаца" style:family="text"/>
    <style:style style:name="WW-Absatz-Standardschriftart" style:family="text"/>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Шарымов Алексеевич</meta:initial-creator>
    <meta:creation-date>2013-07-15T17:03:00</meta:creation-date>
    <dc:date>2019-04-11T14:36:38.721007135</dc:date>
    <meta:editing-cycles>455</meta:editing-cycles>
    <meta:editing-duration>P26DT22H19M51S</meta:editing-duration>
    <meta:generator>LibreOffice/6.1.3.2$Linux_X86_64 LibreOffice_project/10$Build-2</meta:generator>
    <meta:document-statistic meta:table-count="0" meta:image-count="1" meta:object-count="0" meta:page-count="27" meta:paragraph-count="935" meta:word-count="9028" meta:character-count="56816" meta:non-whitespace-character-count="47960"/>
    <meta:user-defined meta:name="Поле 1"/>
    <meta:user-defined meta:name="Поле 2"/>
    <meta:user-defined meta:name="Поле 3"/>
    <meta:user-defined meta:name="Поле 4"/>
  </office:meta>
</office:document-meta>
</file>